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rsid="001e8414" officeooo:paragraph-rsid="001e8414" fo:background-color="#ffff00"/>
    </style:style>
    <style:style style:name="P7" style:family="paragraph" style:parent-style-name="Text_20_body">
      <style:text-properties officeooo:paragraph-rsid="00637b4f"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ext_20_body">
      <style:text-properties officeooo:paragraph-rsid="0036710c"/>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fo:font-size="13pt" officeooo:rsid="00522a87" officeooo:paragraph-rsid="00522a87" style:font-size-asian="13pt" style:font-size-complex="13pt"/>
    </style:style>
    <style:style style:name="P14" style:family="paragraph" style:parent-style-name="Text_20_body">
      <style:text-properties fo:font-size="13pt" officeooo:paragraph-rsid="001f52fa" fo:background-color="#ffff00" style:font-size-asian="13pt" style:font-size-complex="13pt"/>
    </style:style>
    <style:style style:name="P15" style:family="paragraph" style:parent-style-name="Text_20_body">
      <style:text-properties style:font-name="Liberation Serif"/>
    </style:style>
    <style:style style:name="P16" style:family="paragraph" style:parent-style-name="Text_20_body">
      <style:text-properties officeooo:paragraph-rsid="0039f0fb"/>
    </style:style>
    <style:style style:name="P17" style:family="paragraph" style:parent-style-name="Text_20_body">
      <style:text-properties officeooo:paragraph-rsid="003ba153"/>
    </style:style>
    <style:style style:name="P18" style:family="paragraph" style:parent-style-name="Text_20_body">
      <style:text-properties officeooo:paragraph-rsid="0040c358"/>
    </style:style>
    <style:style style:name="P19" style:family="paragraph" style:parent-style-name="Text_20_body">
      <style:text-properties officeooo:paragraph-rsid="004260f0"/>
    </style:style>
    <style:style style:name="P20" style:family="paragraph" style:parent-style-name="Text_20_body">
      <style:text-properties officeooo:rsid="004260f0" officeooo:paragraph-rsid="004260f0"/>
    </style:style>
    <style:style style:name="P21" style:family="paragraph" style:parent-style-name="Text_20_body">
      <style:text-properties officeooo:rsid="00483e01" officeooo:paragraph-rsid="00483e01"/>
    </style:style>
    <style:style style:name="P22" style:family="paragraph" style:parent-style-name="Text_20_body">
      <style:text-properties officeooo:paragraph-rsid="00483e01"/>
    </style:style>
    <style:style style:name="P23" style:family="paragraph" style:parent-style-name="Text_20_body">
      <style:text-properties style:font-name="Liberation Mono" fo:font-size="13pt" officeooo:rsid="00483e01" officeooo:paragraph-rsid="00483e01" style:font-size-asian="13pt" style:font-size-complex="13pt"/>
    </style:style>
    <style:style style:name="P24" style:family="paragraph" style:parent-style-name="Text_20_body">
      <style:text-properties style:font-name="Liberation Mono" fo:font-size="13pt" officeooo:rsid="004f4200" officeooo:paragraph-rsid="004f4200" style:font-size-asian="13pt" style:font-size-complex="13pt"/>
    </style:style>
    <style:style style:name="P25" style:family="paragraph" style:parent-style-name="Text_20_body">
      <style:text-properties style:font-name="Liberation Mono" fo:font-size="13pt" officeooo:rsid="00522a87" officeooo:paragraph-rsid="00522a87" style:font-size-asian="13pt" style:font-size-complex="13pt"/>
    </style:style>
    <style:style style:name="P26" style:family="paragraph" style:parent-style-name="Text_20_body">
      <style:text-properties style:font-name="Liberation Mono" fo:font-size="13pt" officeooo:rsid="00522a87" officeooo:paragraph-rsid="005a7878" style:font-size-asian="13pt" style:font-size-complex="13pt"/>
    </style:style>
    <style:style style:name="P27" style:family="paragraph" style:parent-style-name="Text_20_body">
      <style:text-properties officeooo:paragraph-rsid="004991c2"/>
    </style:style>
    <style:style style:name="P28" style:family="paragraph" style:parent-style-name="Text_20_body">
      <style:text-properties officeooo:rsid="004991c2" officeooo:paragraph-rsid="004ca3f7"/>
    </style:style>
    <style:style style:name="P29" style:family="paragraph" style:parent-style-name="Text_20_body">
      <style:text-properties officeooo:paragraph-rsid="004ca3f7"/>
    </style:style>
    <style:style style:name="P30" style:family="paragraph" style:parent-style-name="Text_20_body">
      <style:text-properties officeooo:rsid="004ad604" officeooo:paragraph-rsid="004ca3f7"/>
    </style:style>
    <style:style style:name="P31" style:family="paragraph" style:parent-style-name="Text_20_body">
      <style:text-properties officeooo:rsid="004f4200" officeooo:paragraph-rsid="004f4200"/>
    </style:style>
    <style:style style:name="P32" style:family="paragraph" style:parent-style-name="Text_20_body">
      <style:text-properties officeooo:paragraph-rsid="004eebf0"/>
    </style:style>
    <style:style style:name="P33" style:family="paragraph" style:parent-style-name="Text_20_body">
      <style:text-properties officeooo:paragraph-rsid="004f59b2"/>
    </style:style>
    <style:style style:name="P34" style:family="paragraph" style:parent-style-name="Text_20_body">
      <style:text-properties officeooo:rsid="00522a87" officeooo:paragraph-rsid="00522a87"/>
    </style:style>
    <style:style style:name="P35" style:family="paragraph" style:parent-style-name="Text_20_body">
      <style:text-properties officeooo:rsid="005cad61" officeooo:paragraph-rsid="005cad61"/>
    </style:style>
    <style:style style:name="P36" style:family="paragraph" style:parent-style-name="Text_20_body">
      <style:text-properties officeooo:paragraph-rsid="005cad61"/>
    </style:style>
    <style:style style:name="P37" style:family="paragraph" style:parent-style-name="Text_20_body">
      <style:text-properties officeooo:rsid="006042ef" officeooo:paragraph-rsid="006042ef"/>
    </style:style>
    <style:style style:name="P38" style:family="paragraph" style:parent-style-name="Text_20_body">
      <style:text-properties officeooo:rsid="005eed4c" officeooo:paragraph-rsid="005eed4c"/>
    </style:style>
    <style:style style:name="P39" style:family="paragraph" style:parent-style-name="Text_20_body">
      <style:text-properties officeooo:rsid="00637b4f" officeooo:paragraph-rsid="00637b4f"/>
    </style:style>
    <style:style style:name="P40" style:family="paragraph" style:parent-style-name="Text_20_body">
      <style:text-properties officeooo:paragraph-rsid="0068c1b5"/>
    </style:style>
    <style:style style:name="P41" style:family="paragraph" style:parent-style-name="Text_20_body">
      <style:text-properties officeooo:rsid="0069d0e6" officeooo:paragraph-rsid="0069d0e6"/>
    </style:style>
    <style:style style:name="P42" style:family="paragraph" style:parent-style-name="Text_20_body">
      <style:text-properties officeooo:rsid="0067521a" officeooo:paragraph-rsid="0067521a"/>
    </style:style>
    <style:style style:name="P43" style:family="paragraph" style:parent-style-name="Title">
      <style:text-properties officeooo:rsid="001d2066" officeooo:paragraph-rsid="001d2066"/>
    </style:style>
    <style:style style:name="P44" style:family="paragraph" style:parent-style-name="Preformatted_20_Text">
      <style:text-properties officeooo:rsid="001f52fa" officeooo:paragraph-rsid="001f52fa"/>
    </style:style>
    <style:style style:name="P45" style:family="paragraph" style:parent-style-name="Preformatted_20_Text">
      <style:text-properties officeooo:rsid="0020687b" officeooo:paragraph-rsid="0020687b"/>
    </style:style>
    <style:style style:name="P46"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47"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48" style:family="paragraph" style:parent-style-name="Preformatted_20_Text">
      <style:text-properties officeooo:rsid="00295a7c" officeooo:paragraph-rsid="00295a7c"/>
    </style:style>
    <style:style style:name="P49"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50" style:family="paragraph" style:parent-style-name="Preformatted_20_Text">
      <style:text-properties style:font-name="Liberation Serif" fo:font-size="12pt" style:font-size-asian="12pt" style:font-size-complex="12pt"/>
    </style:style>
    <style:style style:name="P51" style:family="paragraph" style:parent-style-name="Preformatted_20_Text">
      <style:text-properties style:font-name="Liberation Serif" fo:font-size="12pt" officeooo:paragraph-rsid="001f52fa" style:font-size-asian="12pt" style:font-size-complex="12pt"/>
    </style:style>
    <style:style style:name="P52" style:family="paragraph" style:parent-style-name="Preformatted_20_Text">
      <style:text-properties style:font-name="Liberation Serif" fo:font-size="12pt" officeooo:rsid="0020687b" officeooo:paragraph-rsid="0020687b" style:font-size-asian="12pt" style:font-size-complex="12pt"/>
    </style:style>
    <style:style style:name="P53" style:family="paragraph" style:parent-style-name="Preformatted_20_Text">
      <style:text-properties style:font-name="Liberation Serif" fo:font-size="12pt" officeooo:rsid="00264ae7" officeooo:paragraph-rsid="00264ae7" style:font-size-asian="12pt" style:font-size-complex="12pt"/>
    </style:style>
    <style:style style:name="P54" style:family="paragraph" style:parent-style-name="Preformatted_20_Text">
      <style:text-properties style:font-name="Liberation Serif" fo:font-size="12pt" officeooo:paragraph-rsid="00281124" style:font-size-asian="12pt" style:font-size-complex="12pt"/>
    </style:style>
    <style:style style:name="P55" style:family="paragraph" style:parent-style-name="Preformatted_20_Text">
      <style:text-properties style:font-name="Liberation Serif" fo:font-size="12pt" officeooo:rsid="00295a7c" officeooo:paragraph-rsid="00295a7c" style:font-size-asian="12pt" style:font-size-complex="12pt"/>
    </style:style>
    <style:style style:name="P56" style:family="paragraph" style:parent-style-name="Preformatted_20_Text">
      <style:text-properties style:font-name="Liberation Serif" fo:font-size="12pt" officeooo:paragraph-rsid="002b6fd5" style:font-size-asian="12pt" style:font-size-complex="12pt"/>
    </style:style>
    <style:style style:name="P57" style:family="paragraph" style:parent-style-name="Preformatted_20_Text">
      <style:text-properties style:font-name="Liberation Serif" fo:font-size="12pt" officeooo:rsid="002b6fd5" officeooo:paragraph-rsid="002b6fd5" style:font-size-asian="12pt" style:font-size-complex="12pt"/>
    </style:style>
    <style:style style:name="P58" style:family="paragraph" style:parent-style-name="Preformatted_20_Text">
      <style:text-properties style:font-name="Liberation Serif" fo:font-size="12pt" officeooo:rsid="002bf801" officeooo:paragraph-rsid="002bf801" style:font-size-asian="12pt" style:font-size-complex="12pt"/>
    </style:style>
    <style:style style:name="P59" style:family="paragraph" style:parent-style-name="Preformatted_20_Text">
      <style:text-properties style:font-name="Liberation Serif" fo:font-size="12pt" officeooo:paragraph-rsid="002c3ae2" style:font-size-asian="12pt" style:font-size-complex="12pt"/>
    </style:style>
    <style:style style:name="P60" style:family="paragraph" style:parent-style-name="Preformatted_20_Text">
      <style:text-properties style:font-name="Liberation Serif" fo:font-size="12pt" officeooo:rsid="002c3ae2" officeooo:paragraph-rsid="002c3ae2" style:font-size-asian="12pt" style:font-size-complex="12pt"/>
    </style:style>
    <style:style style:name="P61" style:family="paragraph" style:parent-style-name="Preformatted_20_Text">
      <style:text-properties style:font-name="Liberation Serif" fo:font-size="12pt" officeooo:rsid="002d5782" officeooo:paragraph-rsid="002d5782" style:font-size-asian="12pt" style:font-size-complex="12pt"/>
    </style:style>
    <style:style style:name="P62" style:family="paragraph" style:parent-style-name="Preformatted_20_Text">
      <style:text-properties style:font-name="Liberation Serif" fo:font-size="12pt" officeooo:rsid="002f5639" officeooo:paragraph-rsid="002f5639" style:font-size-asian="12pt" style:font-size-complex="12pt"/>
    </style:style>
    <style:style style:name="P63" style:family="paragraph" style:parent-style-name="Preformatted_20_Text">
      <style:text-properties style:font-name="Liberation Serif" fo:font-size="12pt" officeooo:paragraph-rsid="0030d36e" style:font-size-asian="12pt" style:font-size-complex="12pt"/>
    </style:style>
    <style:style style:name="P64" style:family="paragraph" style:parent-style-name="Preformatted_20_Text">
      <style:text-properties style:font-name="Liberation Serif" fo:font-size="12pt" officeooo:paragraph-rsid="003106a2" style:font-size-asian="12pt" style:font-size-complex="12pt"/>
    </style:style>
    <style:style style:name="P65" style:family="paragraph" style:parent-style-name="Preformatted_20_Text">
      <style:text-properties style:font-name="Liberation Serif" fo:font-size="12pt" officeooo:rsid="00331b48" officeooo:paragraph-rsid="00331b48" style:font-size-asian="12pt" style:font-size-complex="12pt"/>
    </style:style>
    <style:style style:name="P66"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67"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68"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69"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70" style:family="paragraph" style:parent-style-name="Preformatted_20_Text">
      <style:text-properties officeooo:paragraph-rsid="0039f0fb"/>
    </style:style>
    <style:style style:name="P71" style:family="paragraph" style:parent-style-name="Preformatted_20_Text">
      <style:text-properties fo:font-size="13pt" style:font-size-asian="13pt" style:font-size-complex="13pt"/>
    </style:style>
    <style:style style:name="P72" style:family="paragraph" style:parent-style-name="Preformatted_20_Text">
      <style:text-properties officeooo:paragraph-rsid="004991c2"/>
    </style:style>
    <style:style style:name="P73" style:family="paragraph" style:parent-style-name="Standard">
      <style:paragraph-properties style:line-height-at-least="0.318cm"/>
      <style:text-properties fo:color="#333333" style:font-name="Consolas" fo:font-size="6.59999990463257pt" fo:font-weight="normal" fo:background-color="#f5f5f5"/>
    </style:style>
    <style:style style:name="P74"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75"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76" style:family="paragraph" style:parent-style-name="Standard">
      <style:paragraph-properties style:line-height-at-least="0.318cm"/>
      <style:text-properties fo:color="#333333" style:font-name="Consolas" fo:font-size="13pt" fo:font-weight="normal" officeooo:rsid="00508625" officeooo:paragraph-rsid="00508625" fo:background-color="#f5f5f5" style:font-size-asian="13pt" style:font-size-complex="13pt"/>
    </style:style>
    <style:style style:name="P77" style:family="paragraph" style:parent-style-name="Standard">
      <style:paragraph-properties style:line-height-at-least="0.318cm"/>
      <style:text-properties fo:color="#333333" style:font-name="Consolas" fo:font-size="12pt" fo:font-weight="normal" fo:background-color="#f5f5f5" style:font-size-asian="12pt" style:font-size-complex="12pt"/>
    </style:style>
    <style:style style:name="P78" style:family="paragraph" style:parent-style-name="Standard">
      <style:paragraph-properties style:line-height-at-least="0.318cm"/>
      <style:text-properties fo:color="#333333" fo:background-color="#f5f5f5"/>
    </style:style>
    <style:style style:name="P79" style:family="paragraph" style:parent-style-name="Standard">
      <style:text-properties fo:color="#333333" officeooo:paragraph-rsid="00637b4f" fo:background-color="#f5f5f5"/>
    </style:style>
    <style:style style:name="P80" style:family="paragraph" style:parent-style-name="Standard">
      <style:paragraph-properties style:line-height-at-least="0.318cm"/>
      <style:text-properties fo:color="#333333" fo:font-size="13pt" fo:background-color="#f5f5f5" style:font-size-asian="13pt" style:font-size-complex="13pt"/>
    </style:style>
    <style:style style:name="P81"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82" style:family="paragraph" style:parent-style-name="Standard">
      <style:paragraph-properties style:line-height-at-least="0.318cm"/>
      <style:text-properties fo:color="#333333" fo:font-size="13pt" officeooo:paragraph-rsid="0061968c" fo:background-color="#f5f5f5" style:font-size-asian="13pt" style:font-size-complex="13pt"/>
    </style:style>
    <style:style style:name="P83" style:family="paragraph" style:parent-style-name="Standard">
      <style:text-properties fo:color="#333333" fo:font-size="13pt" officeooo:rsid="006042ef" officeooo:paragraph-rsid="006042ef" fo:background-color="#f5f5f5" style:font-size-asian="13pt" style:font-size-complex="13pt"/>
    </style:style>
    <style:style style:name="P84" style:family="paragraph" style:parent-style-name="Standard">
      <style:paragraph-properties style:line-height-at-least="0.318cm"/>
      <style:text-properties fo:color="#333333" fo:font-size="13pt" fo:background-color="#ffff00" style:font-size-asian="13pt" style:font-size-complex="13pt"/>
    </style:style>
    <style:style style:name="P85" style:family="paragraph" style:parent-style-name="Standard">
      <style:paragraph-properties style:line-height-at-least="0.318cm"/>
      <style:text-properties fo:color="#333333" fo:font-size="13pt" officeooo:paragraph-rsid="005c3a5e" fo:background-color="#ffff00" style:font-size-asian="13pt" style:font-size-complex="13pt"/>
    </style:style>
    <style:style style:name="P86" style:family="paragraph" style:parent-style-name="Standard">
      <style:text-properties fo:color="#333333" style:font-name="Liberation Mono" fo:font-size="13pt" officeooo:rsid="004f4200" officeooo:paragraph-rsid="004f4200" fo:background-color="#f5f5f5" style:font-size-asian="13pt" style:font-size-complex="13pt"/>
    </style:style>
    <style:style style:name="P87" style:family="paragraph" style:parent-style-name="Standard">
      <style:paragraph-properties style:line-height-at-least="0.318cm"/>
      <style:text-properties fo:color="#333333" style:font-name="Liberation Mono" fo:font-size="13pt" fo:font-weight="normal" officeooo:paragraph-rsid="00508625" fo:background-color="#f5f5f5" style:font-size-asian="13pt" style:font-size-complex="13pt"/>
    </style:style>
    <style:style style:name="P88" style:family="paragraph" style:parent-style-name="Standard">
      <style:paragraph-properties style:line-height-at-least="0.318cm"/>
      <style:text-properties fo:color="#333333" style:font-name="Liberation Serif" fo:font-size="12pt" fo:font-weight="normal" officeooo:rsid="005b12b8" officeooo:paragraph-rsid="005b12b8" fo:background-color="#f5f5f5" style:font-size-asian="12pt" style:font-size-complex="12pt"/>
    </style:style>
    <style:style style:name="P89" style:family="paragraph" style:parent-style-name="Standard">
      <style:paragraph-properties style:line-height-at-least="0.318cm"/>
      <style:text-properties fo:color="#333333" fo:font-size="12pt" fo:background-color="#f5f5f5" style:font-size-asian="12pt" style:font-size-complex="12pt"/>
    </style:style>
    <style:style style:name="P90" style:family="paragraph" style:parent-style-name="Standard">
      <style:text-properties officeooo:paragraph-rsid="0034e0e4"/>
    </style:style>
    <style:style style:name="P91" style:family="paragraph" style:parent-style-name="Standard">
      <style:text-properties officeooo:paragraph-rsid="0036710c"/>
    </style:style>
    <style:style style:name="P92"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93" style:family="paragraph" style:parent-style-name="Standard">
      <style:paragraph-properties style:line-height-at-least="0.318cm"/>
      <style:text-properties fo:color="#777777" style:font-name="Consolas" fo:font-size="13pt" fo:font-weight="normal" officeooo:paragraph-rsid="004260f0" fo:background-color="#f5f5f5" style:font-size-asian="13pt" style:font-size-complex="13pt"/>
    </style:style>
    <style:style style:name="P94" style:family="paragraph" style:parent-style-name="Standard">
      <style:text-properties fo:color="#777777" style:font-name="Consolas" fo:font-size="13pt" fo:font-weight="normal" officeooo:rsid="004991c2" officeooo:paragraph-rsid="004ca3f7" fo:background-color="#f5f5f5" style:font-size-asian="13pt" style:font-size-complex="13pt"/>
    </style:style>
    <style:style style:name="P95" style:family="paragraph" style:parent-style-name="Standard">
      <style:paragraph-properties style:line-height-at-least="0.318cm"/>
      <style:text-properties fo:color="#777777" style:font-name="Consolas" fo:font-size="13pt" fo:font-weight="normal" officeooo:rsid="005b12b8" officeooo:paragraph-rsid="005b12b8" fo:background-color="#f5f5f5" style:font-size-asian="13pt" style:font-size-complex="13pt"/>
    </style:style>
    <style:style style:name="P96" style:family="paragraph" style:parent-style-name="Standard">
      <style:paragraph-properties style:line-height-at-least="0.318cm"/>
      <style:text-properties fo:color="#777777" style:font-name="Consolas" fo:font-size="13pt" fo:font-weight="normal" fo:background-color="#ffff00" style:font-size-asian="13pt" style:font-size-complex="13pt"/>
    </style:style>
    <style:style style:name="P97" style:family="paragraph" style:parent-style-name="Standard">
      <style:paragraph-properties style:line-height-at-least="0.318cm"/>
      <style:text-properties fo:color="#777777" style:font-name="Consolas" fo:font-size="13pt" fo:font-weight="normal" officeooo:paragraph-rsid="005c3a5e" fo:background-color="#ffff00" style:font-size-asian="13pt" style:font-size-complex="13pt"/>
    </style:style>
    <style:style style:name="P98" style:family="paragraph" style:parent-style-name="Standard">
      <style:paragraph-properties style:line-height-at-least="0.318cm"/>
      <style:text-properties fo:color="#777777" style:font-name="Consolas" fo:font-size="12pt" fo:font-weight="normal" fo:background-color="#ffff00" style:font-size-asian="12pt" style:font-size-complex="12pt"/>
    </style:style>
    <style:style style:name="P99" style:family="paragraph" style:parent-style-name="Standard">
      <style:text-properties fo:color="#777777" style:font-name="Liberation Mono" fo:font-size="13pt" fo:font-weight="normal" officeooo:rsid="004f4200" officeooo:paragraph-rsid="004f4200" fo:background-color="#f5f5f5" style:font-size-asian="13pt" style:font-size-complex="13pt"/>
    </style:style>
    <style:style style:name="P100" style:family="paragraph" style:parent-style-name="Standard">
      <style:paragraph-properties style:line-height-at-least="0.318cm"/>
      <style:text-properties fo:color="#777777" style:font-name="Liberation Mono" fo:font-size="13pt" fo:font-weight="normal" officeooo:rsid="00508625" officeooo:paragraph-rsid="00508625" fo:background-color="#f5f5f5" style:font-size-asian="13pt" style:font-size-complex="13pt"/>
    </style:style>
    <style:style style:name="P101" style:family="paragraph" style:parent-style-name="Standard">
      <style:paragraph-properties style:line-height-at-least="0.318cm"/>
      <style:text-properties fo:color="#448c27" fo:font-size="13pt" fo:background-color="#f5f5f5" style:font-size-asian="13pt" style:font-size-complex="13pt"/>
    </style:style>
    <style:style style:name="P102" style:family="paragraph" style:parent-style-name="Standard">
      <style:paragraph-properties style:line-height-at-least="0.318cm"/>
      <style:text-properties fo:font-size="13pt" style:font-size-asian="13pt" style:font-size-complex="13pt"/>
    </style:style>
    <style:style style:name="P103" style:family="paragraph" style:parent-style-name="Standard">
      <style:paragraph-properties style:line-height-at-least="0.318cm"/>
      <style:text-properties fo:font-size="13pt" fo:background-color="#ffff00" style:font-size-asian="13pt" style:font-size-complex="13pt"/>
    </style:style>
    <style:style style:name="P104" style:family="paragraph" style:parent-style-name="Standard">
      <style:paragraph-properties style:line-height-at-least="0.318cm"/>
    </style:style>
    <style:style style:name="P105" style:family="paragraph" style:parent-style-name="Standard">
      <style:paragraph-properties style:line-height-at-least="0.318cm"/>
      <style:text-properties officeooo:paragraph-rsid="00508625"/>
    </style:style>
    <style:style style:name="P106" style:family="paragraph" style:parent-style-name="Standard">
      <style:text-properties officeooo:paragraph-rsid="003ba153"/>
    </style:style>
    <style:style style:name="P107" style:family="paragraph" style:parent-style-name="Standard">
      <style:text-properties officeooo:paragraph-rsid="004260f0"/>
    </style:style>
    <style:style style:name="P108" style:family="paragraph" style:parent-style-name="Standard">
      <style:text-properties officeooo:paragraph-rsid="004f59b2"/>
    </style:style>
    <style:style style:name="P109" style:family="paragraph" style:parent-style-name="Standard">
      <style:paragraph-properties style:line-height-at-least="0.318cm"/>
      <style:text-properties fo:color="#000000" style:font-name="Liberation Serif" fo:font-size="12pt" fo:font-weight="normal" officeooo:rsid="00508625" officeooo:paragraph-rsid="00508625" fo:background-color="#f5f5f5" style:font-size-asian="12pt" style:font-size-complex="12pt"/>
    </style:style>
    <style:style style:name="P110" style:family="paragraph" style:parent-style-name="Standard">
      <style:paragraph-properties style:line-height-at-least="0.318cm"/>
      <style:text-properties fo:color="#000000" style:font-name="Liberation Serif" fo:font-size="13pt" fo:font-weight="normal" officeooo:rsid="00508625" officeooo:paragraph-rsid="00508625" fo:background-color="#f5f5f5" style:font-size-asian="13pt" style:font-size-complex="13pt"/>
    </style:style>
    <style:style style:name="P111" style:family="paragraph" style:parent-style-name="Standard">
      <style:paragraph-properties style:line-height-at-least="0.318cm"/>
      <style:text-properties fo:color="#aa3731" style:font-name="Consolas" fo:font-size="13pt" fo:font-weight="bold" officeooo:paragraph-rsid="005c3a5e" fo:background-color="#ffff00" style:font-size-asian="13pt" style:font-size-complex="13pt"/>
    </style:style>
    <style:style style:name="P112" style:family="paragraph" style:parent-style-name="Preformatted_20_Text">
      <style:paragraph-properties fo:margin-top="0cm" fo:margin-bottom="0.499cm" loext:contextual-spacing="false"/>
    </style:style>
    <style:style style:name="P113"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14" style:family="paragraph" style:parent-style-name="Standard">
      <style:paragraph-properties fo:margin-top="0cm" fo:margin-bottom="0.499cm" loext:contextual-spacing="false" style:line-height-at-least="0.318cm"/>
      <style:text-properties fo:font-size="13pt" style:font-size-asian="13pt" style:font-size-complex="13pt"/>
    </style:style>
    <style:style style:name="P115" style:family="paragraph" style:parent-style-name="Standard">
      <style:text-properties officeooo:rsid="001f52fa" officeooo:paragraph-rsid="0034e0e4"/>
    </style:style>
    <style:style style:name="P116"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117" style:family="paragraph" style:parent-style-name="Heading_20_1">
      <style:text-properties officeooo:rsid="001f52fa" officeooo:paragraph-rsid="001f52fa"/>
    </style:style>
    <style:style style:name="P118" style:family="paragraph" style:parent-style-name="Heading_20_1">
      <style:text-properties officeooo:rsid="002b6fd5" officeooo:paragraph-rsid="002b6fd5"/>
    </style:style>
    <style:style style:name="P119" style:family="paragraph" style:parent-style-name="Heading_20_1">
      <style:text-properties officeooo:rsid="0034e0e4" officeooo:paragraph-rsid="0034e0e4"/>
    </style:style>
    <style:style style:name="P120" style:family="paragraph" style:parent-style-name="Heading_20_1">
      <style:text-properties officeooo:paragraph-rsid="0039f0fb"/>
    </style:style>
    <style:style style:name="P121" style:family="paragraph" style:parent-style-name="Heading_20_1">
      <style:text-properties officeooo:paragraph-rsid="0040c358"/>
    </style:style>
    <style:style style:name="P122" style:family="paragraph" style:parent-style-name="Heading_20_1">
      <style:text-properties officeooo:rsid="00483e01" officeooo:paragraph-rsid="00483e01"/>
    </style:style>
    <style:style style:name="P123" style:family="paragraph" style:parent-style-name="Heading_20_1">
      <style:text-properties officeooo:paragraph-rsid="004f59b2"/>
    </style:style>
    <style:style style:name="P124" style:family="paragraph" style:parent-style-name="Heading_20_1">
      <style:text-properties officeooo:paragraph-rsid="006da6dc"/>
    </style:style>
    <style:style style:name="P125" style:family="paragraph" style:parent-style-name="Text_20_body">
      <style:text-properties officeooo:paragraph-rsid="0034e0e4" fo:background-color="#ffff00"/>
    </style:style>
    <style:style style:name="P126" style:family="paragraph" style:parent-style-name="Text_20_body">
      <style:text-properties officeooo:rsid="006da6dc" officeooo:paragraph-rsid="006da6dc" fo:background-color="#ffff00"/>
    </style:style>
    <style:style style:name="P127" style:family="paragraph" style:parent-style-name="Text_20_body">
      <style:text-properties officeooo:rsid="006da6dc" officeooo:paragraph-rsid="006da6dc"/>
    </style:style>
    <style:style style:name="P128" style:family="paragraph" style:parent-style-name="Text_20_body">
      <style:text-properties officeooo:paragraph-rsid="006da6dc"/>
    </style:style>
    <style:style style:name="P129" style:family="paragraph" style:parent-style-name="Text_20_body">
      <style:text-properties officeooo:rsid="0034e0e4" officeooo:paragraph-rsid="0034e0e4"/>
    </style:style>
    <style:style style:name="P130" style:family="paragraph" style:parent-style-name="Text_20_body">
      <style:text-properties officeooo:rsid="0034e0e4" officeooo:paragraph-rsid="006da6dc"/>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fo:font-weight="bold" officeooo:rsid="00508625"/>
    </style:style>
    <style:style style:name="T6" style:family="text">
      <style:text-properties fo:color="#7a3e9d" style:font-name="Consolas" fo:font-weight="normal"/>
    </style:style>
    <style:style style:name="T7" style:family="text">
      <style:text-properties fo:color="#7a3e9d" style:font-name="Consolas" fo:font-weight="normal" fo:background-color="#ffff00" loext:char-shading-value="0"/>
    </style:style>
    <style:style style:name="T8" style:family="text">
      <style:text-properties fo:color="#7a3e9d" style:font-name="Consolas" fo:font-weight="bold"/>
    </style:style>
    <style:style style:name="T9" style:family="text">
      <style:text-properties fo:color="#7a3e9d" style:font-name="Consolas" fo:font-size="13pt" fo:font-weight="normal" fo:background-color="#f5f5f5" loext:char-shading-value="0" style:font-size-asian="13pt" style:font-size-complex="13pt"/>
    </style:style>
    <style:style style:name="T10" style:family="text">
      <style:text-properties fo:color="#7a3e9d" style:font-name="Consolas" fo:font-size="13pt" fo:font-weight="normal" officeooo:rsid="003ba153" fo:background-color="#f5f5f5" loext:char-shading-value="0" style:font-size-asian="13pt" style:font-size-complex="13pt"/>
    </style:style>
    <style:style style:name="T11" style:family="text">
      <style:text-properties fo:color="#7a3e9d" style:font-name="Consolas" fo:font-size="13pt" fo:font-weight="normal" officeooo:rsid="004f59b2" fo:background-color="#f5f5f5" loext:char-shading-value="0" style:font-size-asian="13pt" style:font-size-complex="13pt"/>
    </style:style>
    <style:style style:name="T12" style:family="text">
      <style:text-properties fo:color="#7a3e9d" style:font-name="Consolas" fo:font-size="13pt" fo:font-weight="normal" style:font-size-asian="13pt" style:font-size-complex="13pt"/>
    </style:style>
    <style:style style:name="T13" style:family="text">
      <style:text-properties fo:color="#7a3e9d" style:font-name="Consolas" fo:font-size="13pt" fo:font-weight="bold" fo:background-color="#f5f5f5" loext:char-shading-value="0" style:font-size-asian="13pt" style:font-size-complex="13pt"/>
    </style:style>
    <style:style style:name="T14" style:family="text">
      <style:text-properties fo:color="#7a3e9d" style:font-name="Consolas" fo:font-size="13pt" fo:font-weight="bold" officeooo:rsid="003ba153" fo:background-color="#f5f5f5" loext:char-shading-value="0" style:font-size-asian="13pt" style:font-size-complex="13pt"/>
    </style:style>
    <style:style style:name="T15" style:family="text">
      <style:text-properties fo:color="#7a3e9d" style:font-name="Consolas" fo:font-size="13pt" fo:font-weight="bold" officeooo:rsid="004260f0" fo:background-color="#f5f5f5" loext:char-shading-value="0" style:font-size-asian="13pt" style:font-size-complex="13pt"/>
    </style:style>
    <style:style style:name="T16" style:family="text">
      <style:text-properties fo:color="#7a3e9d" style:font-name="Consolas" fo:font-size="13pt" fo:font-weight="bold" officeooo:rsid="00483e01" fo:background-color="#f5f5f5" loext:char-shading-value="0" style:font-name-asian="NSimSun1" style:font-size-asian="13pt" style:font-name-complex="Liberation Mono" style:font-size-complex="13pt"/>
    </style:style>
    <style:style style:name="T17" style:family="text">
      <style:text-properties fo:color="#7a3e9d" style:font-name="Consolas" fo:font-size="13pt" fo:font-weight="bold" officeooo:rsid="004991c2" fo:background-color="#f5f5f5" loext:char-shading-value="0" style:font-name-asian="NSimSun1" style:font-size-asian="13pt" style:font-name-complex="Liberation Mono" style:font-size-complex="13pt"/>
    </style:style>
    <style:style style:name="T18" style:family="text">
      <style:text-properties fo:color="#7a3e9d" style:font-name="Consolas1" fo:font-size="13pt" fo:font-weight="bold" fo:background-color="#f5f5f5" loext:char-shading-value="0" style:font-size-asian="13pt" style:font-size-complex="13pt"/>
    </style:style>
    <style:style style:name="T19" style:family="text">
      <style:text-properties fo:color="#7a3e9d" fo:font-weight="normal"/>
    </style:style>
    <style:style style:name="T20" style:family="text">
      <style:text-properties fo:color="#4b69c6"/>
    </style:style>
    <style:style style:name="T21" style:family="text">
      <style:text-properties fo:color="#4b69c6" style:font-name="Consolas" fo:font-weight="normal"/>
    </style:style>
    <style:style style:name="T22" style:family="text">
      <style:text-properties fo:color="#4b69c6" style:font-name="Consolas" fo:font-weight="normal" fo:background-color="#ffff00" loext:char-shading-value="0"/>
    </style:style>
    <style:style style:name="T23" style:family="text">
      <style:text-properties fo:color="#4b69c6" style:font-name="Consolas" fo:font-size="13pt" fo:font-weight="normal" fo:background-color="#f5f5f5" loext:char-shading-value="0" style:font-size-asian="13pt" style:font-size-complex="13pt"/>
    </style:style>
    <style:style style:name="T24" style:family="text">
      <style:text-properties fo:color="#4b69c6" style:font-name="Consolas" fo:font-size="13pt" fo:font-weight="normal" officeooo:rsid="003ba153" fo:background-color="#f5f5f5" loext:char-shading-value="0" style:font-size-asian="13pt" style:font-size-complex="13pt"/>
    </style:style>
    <style:style style:name="T25" style:family="text">
      <style:text-properties fo:color="#4b69c6" style:font-name="Consolas" fo:font-size="13pt" fo:font-weight="normal" officeooo:rsid="004260f0" fo:background-color="#f5f5f5" loext:char-shading-value="0" style:font-size-asian="13pt" style:font-size-complex="13pt"/>
    </style:style>
    <style:style style:name="T26" style:family="text">
      <style:text-properties fo:color="#4b69c6" style:font-name="Consolas" fo:font-size="13pt" fo:font-weight="normal" officeooo:rsid="00483e01" fo:background-color="#f5f5f5" loext:char-shading-value="0" style:font-size-asian="13pt" style:font-size-complex="13pt"/>
    </style:style>
    <style:style style:name="T27" style:family="text">
      <style:text-properties fo:color="#4b69c6" style:font-name="Consolas" fo:font-size="13pt" fo:font-weight="normal" officeooo:rsid="004f59b2" fo:background-color="#f5f5f5" loext:char-shading-value="0" style:font-size-asian="13pt" style:font-size-complex="13pt"/>
    </style:style>
    <style:style style:name="T28" style:family="text">
      <style:text-properties fo:color="#4b69c6" style:font-name="Consolas" fo:font-size="13pt" fo:font-weight="normal" style:font-size-asian="13pt" style:font-size-complex="13pt"/>
    </style:style>
    <style:style style:name="T29" style:family="text">
      <style:text-properties fo:color="#4b69c6" style:font-name="Consolas" fo:font-style="italic" fo:font-weight="normal"/>
    </style:style>
    <style:style style:name="T30" style:family="text">
      <style:text-properties fo:color="#4b69c6" style:font-name="Consolas1" fo:font-size="13pt" fo:font-weight="normal" fo:background-color="#f5f5f5" loext:char-shading-value="0" style:font-size-asian="13pt" style:font-size-complex="13pt"/>
    </style:style>
    <style:style style:name="T31" style:family="text">
      <style:text-properties fo:color="#4b69c6" fo:font-weight="normal"/>
    </style:style>
    <style:style style:name="T32" style:family="text">
      <style:text-properties fo:color="#4b69c6" officeooo:rsid="00508625"/>
    </style:style>
    <style:style style:name="T33" style:family="text">
      <style:text-properties style:font-name="Consolas" fo:font-weight="normal"/>
    </style:style>
    <style:style style:name="T34" style:family="text">
      <style:text-properties style:font-name="Consolas" fo:font-weight="normal" fo:background-color="#ffff00" loext:char-shading-value="0"/>
    </style:style>
    <style:style style:name="T35" style:family="text">
      <style:text-properties style:font-name="Consolas" fo:font-style="italic" fo:font-weight="normal"/>
    </style:style>
    <style:style style:name="T36" style:family="text">
      <style:text-properties style:font-name="Consolas" fo:font-weight="bold"/>
    </style:style>
    <style:style style:name="T37" style:family="text">
      <style:text-properties style:font-name="Consolas" fo:font-size="13pt" fo:font-weight="normal" style:font-size-asian="13pt" style:font-size-complex="13pt"/>
    </style:style>
    <style:style style:name="T38" style:family="text">
      <style:text-properties fo:color="#448c27"/>
    </style:style>
    <style:style style:name="T39" style:family="text">
      <style:text-properties fo:color="#448c27" style:font-name="Consolas" fo:font-style="italic" fo:font-weight="normal"/>
    </style:style>
    <style:style style:name="T40" style:family="text">
      <style:text-properties fo:color="#448c27" style:font-name="Consolas" fo:font-weight="normal"/>
    </style:style>
    <style:style style:name="T41" style:family="text">
      <style:text-properties fo:color="#448c27" style:font-name="Consolas" fo:font-weight="normal" fo:background-color="#ffff00" loext:char-shading-value="0"/>
    </style:style>
    <style:style style:name="T42" style:family="text">
      <style:text-properties fo:color="#448c27" style:font-name="Consolas" fo:font-weight="normal" officeooo:rsid="0061968c" fo:background-color="#ffff00" loext:char-shading-value="0"/>
    </style:style>
    <style:style style:name="T43" style:family="text">
      <style:text-properties fo:color="#448c27" style:font-name="Consolas" fo:font-size="13pt" fo:font-weight="normal" fo:background-color="#f5f5f5" loext:char-shading-value="0" style:font-size-asian="13pt" style:font-size-complex="13pt"/>
    </style:style>
    <style:style style:name="T44" style:family="text">
      <style:text-properties fo:color="#448c27" style:font-name="Consolas" fo:font-size="13pt" fo:font-weight="normal" officeooo:rsid="003d64ed" fo:background-color="#f5f5f5" loext:char-shading-value="0" style:font-size-asian="13pt" style:font-size-complex="13pt"/>
    </style:style>
    <style:style style:name="T45" style:family="text">
      <style:text-properties fo:color="#448c27" style:font-name="Consolas" fo:font-size="13pt" fo:font-weight="normal" officeooo:rsid="004eebf0" fo:background-color="#f5f5f5" loext:char-shading-value="0" style:font-size-asian="13pt" style:font-size-complex="13pt"/>
    </style:style>
    <style:style style:name="T46" style:family="text">
      <style:text-properties fo:color="#448c27" style:font-name="Consolas" fo:font-size="13pt" fo:font-style="italic" fo:font-weight="normal" fo:background-color="#f5f5f5" loext:char-shading-value="0" style:font-size-asian="13pt" style:font-size-complex="13pt"/>
    </style:style>
    <style:style style:name="T47" style:family="text">
      <style:text-properties fo:color="#448c27" style:font-name="Consolas" fo:font-size="13pt" fo:font-style="italic" fo:font-weight="normal" officeooo:rsid="004f59b2" fo:background-color="#f5f5f5" loext:char-shading-value="0" style:font-size-asian="13pt" style:font-size-complex="13pt"/>
    </style:style>
    <style:style style:name="T48" style:family="text">
      <style:text-properties fo:color="#448c27" style:font-name="Consolas" fo:font-size="13pt" fo:font-style="italic" fo:font-weight="normal" officeooo:rsid="00517d34" fo:background-color="#f5f5f5" loext:char-shading-value="0" style:font-size-asian="13pt" style:font-size-complex="13pt"/>
    </style:style>
    <style:style style:name="T49" style:family="text">
      <style:text-properties fo:color="#448c27" style:font-name="Consolas1" fo:font-size="13pt" fo:font-weight="normal" fo:background-color="#f5f5f5" loext:char-shading-value="0" style:font-size-asian="13pt" style:font-size-complex="13pt"/>
    </style:style>
    <style:style style:name="T50" style:family="text">
      <style:text-properties fo:color="#448c27" fo:font-weight="normal"/>
    </style:style>
    <style:style style:name="T51" style:family="text">
      <style:text-properties fo:color="#448c27" style:font-name="Liberation Serif" fo:font-size="13pt" fo:font-style="italic" fo:font-weight="normal" officeooo:rsid="004f59b2" fo:background-color="#f5f5f5" loext:char-shading-value="0" style:font-size-asian="13pt" style:font-size-complex="13pt"/>
    </style:style>
    <style:style style:name="T52" style:family="text">
      <style:text-properties fo:color="#448c27" fo:font-size="13pt" fo:background-color="#f5f5f5" loext:char-shading-value="0" style:font-size-asian="13pt" style:font-size-complex="13pt"/>
    </style:style>
    <style:style style:name="T53" style:family="text">
      <style:text-properties fo:color="#448c27" fo:font-style="italic"/>
    </style:style>
    <style:style style:name="T54" style:family="text">
      <style:text-properties fo:color="#aa3731" style:font-name="Consolas" fo:font-weight="bold"/>
    </style:style>
    <style:style style:name="T55" style:family="text">
      <style:text-properties fo:color="#aa3731" style:font-name="Consolas" fo:font-weight="bold" fo:background-color="#ffff00" loext:char-shading-value="0"/>
    </style:style>
    <style:style style:name="T56" style:family="text">
      <style:text-properties fo:color="#aa3731" style:font-name="Consolas" fo:font-size="13pt" fo:font-weight="bold" fo:background-color="#f5f5f5" loext:char-shading-value="0" style:font-size-asian="13pt" style:font-size-complex="13pt"/>
    </style:style>
    <style:style style:name="T57" style:family="text">
      <style:text-properties fo:color="#aa3731" style:font-name="Consolas" fo:font-size="13pt" fo:font-weight="bold" officeooo:rsid="004f59b2" fo:background-color="#f5f5f5" loext:char-shading-value="0" style:font-size-asian="13pt" style:font-size-complex="13pt"/>
    </style:style>
    <style:style style:name="T58" style:family="text">
      <style:text-properties fo:color="#aa3731" style:font-name="Consolas" fo:font-size="13pt" fo:font-weight="bold" style:font-size-asian="13pt" style:font-size-complex="13pt"/>
    </style:style>
    <style:style style:name="T59" style:family="text">
      <style:text-properties fo:color="#aa3731" style:font-name="Consolas1" fo:font-size="13pt" fo:font-weight="bold" fo:background-color="#f5f5f5" loext:char-shading-value="0" style:font-size-asian="13pt" style:font-size-complex="13pt"/>
    </style:style>
    <style:style style:name="T60" style:family="text">
      <style:text-properties fo:color="#aa3731" fo:font-weight="bold"/>
    </style:style>
    <style:style style:name="T61" style:family="text">
      <style:text-properties fo:color="#777777"/>
    </style:style>
    <style:style style:name="T62" style:family="text">
      <style:text-properties fo:color="#777777" style:font-name="Consolas" fo:font-size="6.59999990463257pt" fo:font-weight="normal"/>
    </style:style>
    <style:style style:name="T63" style:family="text">
      <style:text-properties fo:color="#777777" style:font-name="Consolas" fo:font-weight="normal"/>
    </style:style>
    <style:style style:name="T64" style:family="text">
      <style:text-properties fo:color="#777777" style:font-name="Consolas" fo:font-weight="normal" fo:background-color="#ffff00" loext:char-shading-value="0"/>
    </style:style>
    <style:style style:name="T65" style:family="text">
      <style:text-properties fo:color="#777777" style:font-name="Consolas" fo:font-size="13pt" fo:font-weight="normal" fo:background-color="#f5f5f5" loext:char-shading-value="0" style:font-size-asian="13pt" style:font-size-complex="13pt"/>
    </style:style>
    <style:style style:name="T66" style:family="text">
      <style:text-properties fo:color="#777777" style:font-name="Consolas" fo:font-size="13pt" fo:font-weight="normal" officeooo:rsid="003ba153" fo:background-color="#f5f5f5" loext:char-shading-value="0" style:font-size-asian="13pt" style:font-size-complex="13pt"/>
    </style:style>
    <style:style style:name="T67" style:family="text">
      <style:text-properties fo:color="#777777" style:font-name="Consolas" fo:font-size="13pt" fo:font-weight="normal" officeooo:rsid="004260f0" fo:background-color="#f5f5f5" loext:char-shading-value="0" style:font-size-asian="13pt" style:font-size-complex="13pt"/>
    </style:style>
    <style:style style:name="T68" style:family="text">
      <style:text-properties fo:color="#777777" style:font-name="Consolas" fo:font-size="13pt" fo:font-weight="normal" officeooo:rsid="00483e01" fo:background-color="#f5f5f5" loext:char-shading-value="0" style:font-size-asian="13pt" style:font-size-complex="13pt"/>
    </style:style>
    <style:style style:name="T69" style:family="text">
      <style:text-properties fo:color="#777777" style:font-name="Consolas" fo:font-size="13pt" fo:font-weight="normal" officeooo:rsid="004f59b2" fo:background-color="#f5f5f5" loext:char-shading-value="0" style:font-size-asian="13pt" style:font-size-complex="13pt"/>
    </style:style>
    <style:style style:name="T70" style:family="text">
      <style:text-properties fo:color="#777777" style:font-name="Consolas" fo:font-size="13pt" fo:font-weight="normal" style:font-size-asian="13pt" style:font-size-complex="13pt"/>
    </style:style>
    <style:style style:name="T71" style:family="text">
      <style:text-properties fo:color="#777777" style:font-name="Consolas" fo:font-style="italic" fo:font-weight="normal"/>
    </style:style>
    <style:style style:name="T72" style:family="text">
      <style:text-properties fo:color="#777777" fo:font-weight="bold"/>
    </style:style>
    <style:style style:name="T73" style:family="text">
      <style:text-properties fo:color="#777777" style:font-name="Liberation Serif" fo:font-size="12pt" fo:font-weight="normal" fo:background-color="#f5f5f5" loext:char-shading-value="0" style:font-size-asian="12pt" style:font-size-complex="12pt"/>
    </style:style>
    <style:style style:name="T74" style:family="text">
      <style:text-properties fo:color="#777777" style:font-name="Consolas1" fo:font-size="13pt" fo:font-weight="normal" fo:background-color="#f5f5f5" loext:char-shading-value="0" style:font-size-asian="13pt" style:font-size-complex="13pt"/>
    </style:style>
    <style:style style:name="T75" style:family="text">
      <style:text-properties fo:color="#777777" fo:font-weight="normal"/>
    </style:style>
    <style:style style:name="T76" style:family="text">
      <style:text-properties fo:color="#777777" officeooo:rsid="00508625"/>
    </style:style>
    <style:style style:name="T77" style:family="text">
      <style:text-properties officeooo:rsid="0025eca0"/>
    </style:style>
    <style:style style:name="T78" style:family="text">
      <style:text-properties officeooo:rsid="00281124"/>
    </style:style>
    <style:style style:name="T79" style:family="text">
      <style:text-properties officeooo:rsid="002ab93e"/>
    </style:style>
    <style:style style:name="T80" style:family="text">
      <style:text-properties officeooo:rsid="002b6fd5"/>
    </style:style>
    <style:style style:name="T81" style:family="text">
      <style:text-properties officeooo:rsid="002bf801"/>
    </style:style>
    <style:style style:name="T82" style:family="text">
      <style:text-properties officeooo:rsid="002c3ae2"/>
    </style:style>
    <style:style style:name="T83" style:family="text">
      <style:text-properties officeooo:rsid="0030d36e"/>
    </style:style>
    <style:style style:name="T84" style:family="text">
      <style:text-properties fo:color="#9c5d27" style:font-name="Consolas" fo:font-weight="normal"/>
    </style:style>
    <style:style style:name="T85" style:family="text">
      <style:text-properties fo:color="#9c5d27" style:font-name="Consolas" fo:font-size="13pt" fo:font-weight="normal" style:font-size-asian="13pt" style:font-size-complex="13pt"/>
    </style:style>
    <style:style style:name="T86" style:family="text">
      <style:text-properties fo:color="#9c5d27" style:font-name="Consolas1" fo:font-size="13pt" fo:font-weight="normal" fo:background-color="#f5f5f5" loext:char-shading-value="0" style:font-size-asian="13pt" style:font-size-complex="13pt"/>
    </style:style>
    <style:style style:name="T87" style:family="text">
      <style:text-properties fo:color="#9c5d27" fo:font-weight="normal"/>
    </style:style>
    <style:style style:name="T88" style:family="text">
      <style:text-properties fo:color="#333333" style:font-name="Consolas" fo:font-size="13pt" fo:font-weight="normal" fo:background-color="#f5f5f5" loext:char-shading-value="0" style:font-size-asian="13pt" style:font-size-complex="13pt"/>
    </style:style>
    <style:style style:name="T89" style:family="text">
      <style:text-properties fo:color="#333333" style:font-name="Consolas" fo:font-size="13pt" fo:font-weight="normal" officeooo:rsid="003ba153" fo:background-color="#f5f5f5" loext:char-shading-value="0" style:font-size-asian="13pt" style:font-size-complex="13pt"/>
    </style:style>
    <style:style style:name="T90" style:family="text">
      <style:text-properties fo:color="#333333" style:font-name="Consolas" fo:font-size="13pt" fo:font-weight="normal" officeooo:rsid="004260f0" fo:background-color="#f5f5f5" loext:char-shading-value="0" style:font-size-asian="13pt" style:font-size-complex="13pt"/>
    </style:style>
    <style:style style:name="T91" style:family="text">
      <style:text-properties fo:color="#333333" style:font-name="Consolas" fo:font-size="13pt" fo:font-weight="normal" officeooo:rsid="00483e01" fo:background-color="#f5f5f5" loext:char-shading-value="0" style:font-size-asian="13pt" style:font-size-complex="13pt"/>
    </style:style>
    <style:style style:name="T92" style:family="text">
      <style:text-properties fo:color="#333333" style:font-name="Consolas" fo:font-size="13pt" fo:font-weight="normal" officeooo:rsid="004f59b2" fo:background-color="#f5f5f5" loext:char-shading-value="0" style:font-size-asian="13pt" style:font-size-complex="13pt"/>
    </style:style>
    <style:style style:name="T93" style:family="text">
      <style:text-properties fo:color="#333333" fo:font-size="13pt" fo:background-color="#f5f5f5" loext:char-shading-value="0" style:font-size-asian="13pt" style:font-size-complex="13pt"/>
    </style:style>
    <style:style style:name="T94" style:family="text">
      <style:text-properties fo:color="#333333" style:font-name="Consolas1" fo:font-size="13pt" fo:background-color="#f5f5f5" loext:char-shading-value="0" style:font-size-asian="13pt" style:font-size-complex="13pt"/>
    </style:style>
    <style:style style:name="T95" style:family="text">
      <style:text-properties fo:color="#333333" style:font-name="Consolas1" fo:font-size="13pt" fo:font-weight="normal" fo:background-color="#f5f5f5" loext:char-shading-value="0" style:font-size-asian="13pt" style:font-size-complex="13pt"/>
    </style:style>
    <style:style style:name="T96" style:family="text">
      <style:text-properties fo:color="#333333" style:font-name="Liberation Serif" fo:font-size="13pt" officeooo:rsid="004f59b2" fo:background-color="#f5f5f5" loext:char-shading-value="0" style:font-size-asian="13pt" style:font-size-complex="13pt"/>
    </style:style>
    <style:style style:name="T97" style:family="text">
      <style:text-properties fo:color="#aaaaaa" style:font-name="Consolas" fo:font-style="italic" fo:font-weight="normal"/>
    </style:style>
    <style:style style:name="T98" style:family="text">
      <style:text-properties style:font-name="Liberation Serif"/>
    </style:style>
    <style:style style:name="T99" style:family="text">
      <style:text-properties style:font-name="Liberation Serif" fo:font-size="12pt" officeooo:rsid="0036710c" style:font-size-asian="12pt" style:font-size-complex="12pt"/>
    </style:style>
    <style:style style:name="T100" style:family="text">
      <style:text-properties style:font-name="Liberation Serif" fo:font-size="12pt" officeooo:rsid="00483e01" style:font-size-asian="12pt" style:font-size-complex="12pt"/>
    </style:style>
    <style:style style:name="T101" style:family="text">
      <style:text-properties style:font-name="Liberation Serif" fo:font-size="12pt" officeooo:rsid="004991c2" style:font-size-asian="12pt" style:font-size-complex="12pt"/>
    </style:style>
    <style:style style:name="T102" style:family="text">
      <style:text-properties style:font-name="Liberation Serif" fo:font-size="12pt" officeooo:rsid="004ca3f7" style:font-size-asian="12pt" style:font-size-complex="12pt"/>
    </style:style>
    <style:style style:name="T103" style:family="text">
      <style:text-properties style:font-name="Liberation Serif" fo:font-size="12pt" officeooo:rsid="004eebf0" style:font-size-asian="12pt" style:font-size-complex="12pt"/>
    </style:style>
    <style:style style:name="T104" style:family="text">
      <style:text-properties style:font-name="Liberation Serif" fo:font-size="12pt" officeooo:rsid="004f59b2" style:font-size-asian="12pt" style:font-size-complex="12pt"/>
    </style:style>
    <style:style style:name="T105" style:family="text">
      <style:text-properties style:font-name="Liberation Serif" fo:font-size="12pt" officeooo:rsid="004f59b2" style:font-name-asian="NSimSun1" style:font-size-asian="12pt" style:font-name-complex="Liberation Mono" style:font-size-complex="12pt"/>
    </style:style>
    <style:style style:name="T106" style:family="text">
      <style:text-properties style:font-name="Liberation Serif" officeooo:rsid="0034e0e4"/>
    </style:style>
    <style:style style:name="T107" style:family="text">
      <style:text-properties style:font-name="Liberation Serif" officeooo:rsid="0036710c"/>
    </style:style>
    <style:style style:name="T108" style:family="text">
      <style:text-properties style:font-name="Liberation Serif" officeooo:rsid="0039f0fb"/>
    </style:style>
    <style:style style:name="T109" style:family="text">
      <style:text-properties style:font-name="Liberation Serif" fo:font-size="13pt" officeooo:rsid="0039f0fb" style:font-size-asian="13pt" style:font-size-complex="13pt"/>
    </style:style>
    <style:style style:name="T110" style:family="text">
      <style:text-properties style:font-name="Liberation Serif" fo:font-size="13pt" officeooo:rsid="004991c2" style:font-size-asian="13pt" style:font-size-complex="13pt"/>
    </style:style>
    <style:style style:name="T111" style:family="text">
      <style:text-properties style:font-name="Liberation Serif" fo:font-size="13pt" officeooo:rsid="004f59b2" style:font-size-asian="13pt" style:font-size-complex="13pt"/>
    </style:style>
    <style:style style:name="T112" style:family="text">
      <style:text-properties style:font-name="Liberation Serif" officeooo:rsid="003ba153"/>
    </style:style>
    <style:style style:name="T113" style:family="text">
      <style:text-properties style:font-name="Liberation Serif" officeooo:rsid="003ba153" style:font-name-asian="NSimSun1" style:font-name-complex="Liberation Mono"/>
    </style:style>
    <style:style style:name="T114" style:family="text">
      <style:text-properties style:font-name="Liberation Serif" officeooo:rsid="003d64ed"/>
    </style:style>
    <style:style style:name="T115" style:family="text">
      <style:text-properties style:font-name="Liberation Serif" officeooo:rsid="003e7041"/>
    </style:style>
    <style:style style:name="T116" style:family="text">
      <style:text-properties style:font-name="Liberation Serif" officeooo:rsid="003f754f"/>
    </style:style>
    <style:style style:name="T117" style:family="text">
      <style:text-properties style:font-name="Liberation Serif" officeooo:rsid="0040c358"/>
    </style:style>
    <style:style style:name="T118" style:family="text">
      <style:text-properties style:font-name="Liberation Serif" officeooo:rsid="004260f0"/>
    </style:style>
    <style:style style:name="T119" style:family="text">
      <style:text-properties style:font-name="Liberation Serif" officeooo:rsid="004ca3f7"/>
    </style:style>
    <style:style style:name="T120" style:family="text">
      <style:text-properties style:font-name="Liberation Serif" officeooo:rsid="004f59b2"/>
    </style:style>
    <style:style style:name="T121" style:family="text">
      <style:text-properties style:font-name-asian="NSimSun1" style:font-name-complex="Liberation Mono"/>
    </style:style>
    <style:style style:name="T122" style:family="text">
      <style:text-properties officeooo:rsid="001f52fa" style:font-name-asian="NSimSun1" style:font-name-complex="Liberation Mono"/>
    </style:style>
    <style:style style:name="T123" style:family="text">
      <style:text-properties officeooo:rsid="00281124" style:font-name-asian="NSimSun1" style:font-name-complex="Liberation Mono"/>
    </style:style>
    <style:style style:name="T124" style:family="text">
      <style:text-properties officeooo:rsid="002b6fd5" style:font-name-asian="NSimSun1" style:font-name-complex="Liberation Mono"/>
    </style:style>
    <style:style style:name="T125" style:family="text">
      <style:text-properties officeooo:rsid="002c3ae2" style:font-name-asian="NSimSun1" style:font-name-complex="Liberation Mono"/>
    </style:style>
    <style:style style:name="T126" style:family="text">
      <style:text-properties officeooo:rsid="0030d36e" style:font-name-asian="NSimSun1" style:font-name-complex="Liberation Mono"/>
    </style:style>
    <style:style style:name="T127" style:family="text">
      <style:text-properties officeooo:rsid="003106a2" style:font-name-asian="NSimSun1" style:font-name-complex="Liberation Mono"/>
    </style:style>
    <style:style style:name="T128" style:family="text">
      <style:text-properties officeooo:rsid="0032efb6" style:font-name-asian="NSimSun1" style:font-name-complex="Liberation Mono"/>
    </style:style>
    <style:style style:name="T129" style:family="text">
      <style:text-properties officeooo:rsid="00340484" style:font-name-asian="NSimSun1" style:font-name-complex="Liberation Mono"/>
    </style:style>
    <style:style style:name="T130" style:family="text">
      <style:text-properties officeooo:rsid="0039f0fb"/>
    </style:style>
    <style:style style:name="T131" style:family="text">
      <style:text-properties officeooo:rsid="0040c358"/>
    </style:style>
    <style:style style:name="T132" style:family="text">
      <style:text-properties style:font-name="Liberation Mono" fo:font-size="13pt" officeooo:rsid="004991c2" style:font-size-asian="13pt" style:font-size-complex="13pt"/>
    </style:style>
    <style:style style:name="T133" style:family="text">
      <style:text-properties style:font-name="Liberation Mono" fo:font-size="13pt" officeooo:rsid="004ca3f7" style:font-size-asian="13pt" style:font-size-complex="13pt"/>
    </style:style>
    <style:style style:name="T134" style:family="text">
      <style:text-properties officeooo:rsid="004f4200"/>
    </style:style>
    <style:style style:name="T135" style:family="text">
      <style:text-properties fo:font-weight="normal"/>
    </style:style>
    <style:style style:name="T136" style:family="text">
      <style:text-properties officeooo:rsid="004f59b2"/>
    </style:style>
    <style:style style:name="T137" style:family="text">
      <style:text-properties fo:color="#000000" style:font-name="Liberation Serif" fo:font-size="12pt" fo:font-weight="normal" officeooo:rsid="00508625" fo:background-color="#f5f5f5" loext:char-shading-value="0" style:font-size-asian="12pt" style:font-size-complex="12pt"/>
    </style:style>
    <style:style style:name="T138" style:family="text">
      <style:text-properties fo:color="#000000" style:font-name="Liberation Serif" fo:font-size="12pt" fo:font-weight="normal" officeooo:rsid="005123bb" fo:background-color="#f5f5f5" loext:char-shading-value="0" style:font-size-asian="12pt" style:font-size-complex="12pt"/>
    </style:style>
    <style:style style:name="T139" style:family="text">
      <style:text-properties officeooo:rsid="00508625"/>
    </style:style>
    <style:style style:name="T140" style:family="text">
      <style:text-properties fo:background-color="#ffff00" loext:char-shading-value="0"/>
    </style:style>
    <style:style style:name="T141" style:family="text">
      <style:text-properties officeooo:rsid="005a7878"/>
    </style:style>
    <style:style style:name="T142" style:family="text">
      <style:text-properties officeooo:rsid="005de20f"/>
    </style:style>
    <style:style style:name="T143" style:family="text">
      <style:text-properties officeooo:rsid="00623ab2"/>
    </style:style>
    <style:style style:name="T144" style:family="text">
      <style:text-properties officeooo:rsid="00637b4f"/>
    </style:style>
    <style:style style:name="T145" style:family="text">
      <style:text-properties fo:font-size="13pt" style:font-size-asian="13pt" style:font-size-complex="13pt"/>
    </style:style>
    <style:style style:name="T146" style:family="text">
      <style:text-properties officeooo:rsid="0066fd08"/>
    </style:style>
    <style:style style:name="T147" style:family="text">
      <style:text-properties officeooo:rsid="0068360d"/>
    </style:style>
    <style:style style:name="T148" style:family="text">
      <style:text-properties officeooo:rsid="0068c1b5"/>
    </style:style>
    <style:style style:name="T149" style:family="text">
      <style:text-properties officeooo:rsid="006da6dc"/>
    </style:style>
    <style:style style:name="T150" style:family="text">
      <style:text-properties officeooo:rsid="0034e0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Symfony</text:p>
      <text:h text:style-name="P116"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6">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117" text:outline-level="1">Les trucs sympas à installer en plus :</text:h>
      <text:p text:style-name="P14">composer require annotations </text:p>
      <text:p text:style-name="P5">Pour pouvoir mettre les routes directement dans le contrôleur :</text:p>
      <text:p text:style-name="P74"><text:span text:style-name="T3">class</text:span> <text:span text:style-name="T4">LuckyController</text:span> <text:span text:style-name="T20">extends</text:span> <text:span text:style-name="T4">AbstractController</text:span></text:p>
      <text:p text:style-name="P92">{</text:p>
      <text:p text:style-name="P80">     <text:span text:style-name="T39">/**</text:span></text:p>
      <text:p text:style-name="P101">     <text:span text:style-name="T35">* @Route("/lucky/number")</text:span></text:p>
      <text:p text:style-name="P101">     <text:span text:style-name="T35">*/</text:span></text:p>
      <text:p text:style-name="P80">    <text:span text:style-name="T21">public</text:span><text:span text:style-name="T33"> </text:span><text:span text:style-name="T6">function</text:span><text:span text:style-name="T33"> </text:span><text:span text:style-name="T54">number</text:span><text:span text:style-name="T63">():</text:span><text:span text:style-name="T33"> </text:span><text:span text:style-name="T8">Response</text:span></text:p>
      <text:p text:style-name="P80">    <text:span text:style-name="T63">{</text:span></text:p>
      <text:p text:style-name="P12"/>
      <text:p text:style-name="P5"/>
      <text:p text:style-name="P49"><text:soft-page-break/>composer require symfony/maker-bundle --dev</text:p>
      <text:p text:style-name="P51"><text:span text:style-name="T2">Pour créer des commandes, des contrôleurs, des entités (doctrine entity), m</text:span><text:span text:style-name="T122">ê</text:span><text:span text:style-name="T2">me des crud…</text:span></text:p>
      <text:p text:style-name="P51"/>
      <text:p text:style-name="P52">exemple<text:span text:style-name="T77">s</text:span> :</text:p>
      <text:p text:style-name="P45"/>
      <text:p text:style-name="P52">php bin/console make:controller BrandNewController</text:p>
      <text:p text:style-name="P50"/>
      <text:p text:style-name="P50">created: src/Controller/BrandNewController.php</text:p>
      <text:p text:style-name="P113">created: templates/brandnew/index.html.twig</text:p>
      <text:p text:style-name="P53">Pour les modèles (entities) et la base de donnée :</text:p>
      <text:p text:style-name="P53"/>
      <text:p text:style-name="P66">composer require symfony/orm-pack</text:p>
      <text:p text:style-name="P53"/>
      <text:p text:style-name="P54"><text:span text:style-name="T78">On configure la base de données dans le .env en développement. Par défaut, l’URL de la base de données </text:span><text:span text:style-name="T123">aura</text:span><text:span text:style-name="T78"> le nom du projet avec mysql si on n</text:span><text:span text:style-name="T123">e le change</text:span><text:span text:style-name="T78"> pas, mettre en commentaire (#) la ligne postgresql et décommenter la ligne mysql.</text:span></text:p>
      <text:p text:style-name="P55">On devrait ensuite taper : php bin/console doctrine:database:create mais en fait Laragon l’a déjà fait, et c’est même pour ça qu’il y avait déjà le bon nom (à défaut d’avoir déjà le bon serveur de base de données, <text:span text:style-name="T79">enlever le #, ça Laragon sait pas faire</text:span>).</text:p>
      <text:p text:style-name="P55"/>
      <text:h text:style-name="P118" text:outline-level="1">Créer sa première « entité »</text:h>
      <text:p text:style-name="P48"/>
      <text:p text:style-name="P56"><text:span text:style-name="T80">Maintenant on peut créer une entité, c’est à dire un modèle (</text:span><text:span text:style-name="T124">une</text:span><text:span text:style-name="T80"> classe) qui va correspondre à une table de la base de données avec tous ses champs (propriétés de la classe) qui vont correspondre aux colonnes de la table:</text:span></text:p>
      <text:p text:style-name="P56"/>
      <text:p text:style-name="P56">php bin/console make:entity</text:p>
      <text:p text:style-name="P56"/>
      <text:p text:style-name="P57">Génère un formulaire dans la console qui demande le nom de l’entité et de créer autant de champs qu’on veut.</text:p>
      <text:p text:style-name="P57"/>
      <text:p text:style-name="P58">Après on a le modèle avec toutes les propriétés (private, comme il se doit) et tous les getters et setters pour ces propriétés (cool!). </text:p>
      <text:p text:style-name="P59"><text:span text:style-name="T82">Et on n’a plus qu’à taper la commande suivante pour avoir </text:span><text:span text:style-name="T125">un fichier « migration » qui sera capable de générer la table.</text:span></text:p>
      <text:p text:style-name="P58"/>
      <text:p text:style-name="P58">php bin/console make:migration</text:p>
      <text:p text:style-name="P58"/>
      <text:p text:style-name="P60">On effectue la migration :</text:p>
      <text:p text:style-name="P58"/>
      <text:p text:style-name="P58">php bin/console doctrine:migrations:migrate</text:p>
      <text:p text:style-name="P58"/>
      <text:p text:style-name="P60">On peut aller vérifier dans le gestionnaire de base de données, la table y est bien.</text:p>
      <text:p text:style-name="P58"/>
      <text:p text:style-name="P61">Important : on peut rajouter des propriétés dans la classe manuellement, mais on peut aussi refaire make:entity pour mettre à jour la table.</text:p>
      <text:p text:style-name="P61">php bin/console make:entity --regenerate</text:p>
      <text:p text:style-name="P62">Génère les getters et les setters pour les nouvelles propriétés entrées manuellement.</text:p>
      <text:p text:style-name="P62">On refait ensuite la migration : <text:span text:style-name="T81">php bin/console doctrine:migrations:migrate </text:span>pour mettre à jour la table dans la base.</text:p>
      <text:p text:style-name="P56"><text:soft-page-break/></text:p>
      <text:h text:style-name="Heading_20_1" text:outline-level="1">Un contrôleur pour gérer mon entité</text:h>
      <text:p text:style-name="P8"/>
      <text:p text:style-name="P63"><text:span text:style-name="T83">php bin/console </text:span><text:span text:style-name="T126">make:controller n</text:span><text:span text:style-name="T127">om_de_l’entitéC</text:span><text:span text:style-name="T126">ontroller</text:span></text:p>
      <text:p text:style-name="P67"/>
      <text:p text:style-name="P68">Et faire l’implémenation.</text:p>
      <text:p text:style-name="P68">Mais comme je suis paresseuse, comme tout déveleppeur qui se respecte, je peux aussi demander à symfony de me faire directement le crud :</text:p>
      <text:p text:style-name="P68"/>
      <text:p text:style-name="P64"><text:span text:style-name="T127">php bin/console make:crud n</text:span><text:span text:style-name="T128">om_de_l’entité</text:span></text:p>
      <text:p text:style-name="P69"/>
      <text:p text:style-name="P65"><text:span text:style-name="T128">Q</text:span><text:span text:style-name="T121">ui va me générer : le contrôleur, les formulaires, les vues… </text:span><text:span text:style-name="T129">Evidemment, ça ne veut pas dire que tout le boulot est fait, il va y avoir du boulot côté css pour que ce soit joli à voir, et si mon entité est particulière, il me faudra rajouter du code, par exemple pour télécharger des images.</text:span></text:p>
      <text:p text:style-name="P47"/>
      <text:h text:style-name="P119" text:outline-level="1">Formulaire qui télécharge une image</text:h>
      <text:p text:style-name="P9"><text:span text:style-name="T98">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98">https://nouvelle-techno.fr/actualites/live-coding-upload-dimages-multiples-avec-symfony-4-et-5</text:span></text:a></text:p>
      <text:p text:style-name="P15">dans services.yaml, parameters, j’ai mis : </text:p>
      <text:p text:style-name="P10"><text:span text:style-name="Source_20_Text"><text:span text:style-name="T98">images_directory: '%kernel.project_dir%/public/uploads'</text:span></text:span></text:p>
      <text:p text:style-name="Text_20_body"><text:span text:style-name="Source_20_Text"><text:span text:style-name="T98">Et ajouté </text:span></text:span><text:span text:style-name="Source_20_Text"><text:span text:style-name="T106">l’input ‘image’ dans le $builder du fichier ImageType, le fichier qui génère automatiquement le formulaire.</text:span></text:span></text:p>
      <text:p text:style-name="P90"><text:span text:style-name="Source_20_Text"><text:span text:style-name="T65">&lt;?php</text:span></text:span></text:p>
      <text:p text:style-name="P102"/>
      <text:p text:style-name="P75"><text:span text:style-name="T20">namespace</text:span> <text:span text:style-name="T4">App</text:span><text:span text:style-name="T72">\</text:span><text:span text:style-name="T4">Form</text:span><text:span text:style-name="T61">;</text:span></text:p>
      <text:p text:style-name="P102"/>
      <text:p text:style-name="P75"><text:span text:style-name="T20">use</text:span> App<text:span text:style-name="T61">\</text:span>Entity<text:span text:style-name="T61">\</text:span><text:span text:style-name="T4">Image</text:span><text:span text:style-name="T61">;</text:span></text:p>
      <text:p text:style-name="P75"><text:span text:style-name="T20">use</text:span> Symfony<text:span text:style-name="T61">\</text:span>Component<text:span text:style-name="T61">\</text:span>Form<text:span text:style-name="T61">\</text:span><text:span text:style-name="T4">AbstractType</text:span><text:span text:style-name="T61">;</text:span></text:p>
      <text:p text:style-name="P75"><text:span text:style-name="T20">use</text:span> Symfony<text:span text:style-name="T61">\</text:span>Component<text:span text:style-name="T61">\</text:span>Form<text:span text:style-name="T61">\</text:span><text:span text:style-name="T4">FormBuilderInterface</text:span><text:span text:style-name="T61">;</text:span></text:p>
      <text:p text:style-name="P75"><text:span text:style-name="T20">use</text:span> Symfony<text:span text:style-name="T61">\</text:span>Component<text:span text:style-name="T61">\</text:span>Form<text:span text:style-name="T61">\</text:span>Extension<text:span text:style-name="T61">\</text:span>Core<text:span text:style-name="T61">\</text:span>Type<text:span text:style-name="T61">\</text:span><text:span text:style-name="T4">FileType</text:span><text:span text:style-name="T61">;</text:span></text:p>
      <text:p text:style-name="P75"><text:span text:style-name="T20">use</text:span> Symfony<text:span text:style-name="T61">\</text:span>Component<text:span text:style-name="T61">\</text:span>OptionsResolver<text:span text:style-name="T61">\</text:span><text:span text:style-name="T4">OptionsResolver</text:span><text:span text:style-name="T61">;</text:span></text:p>
      <text:p text:style-name="P102"/>
      <text:p text:style-name="P75"><text:span text:style-name="T3">class</text:span> <text:span text:style-name="T4">ImageType</text:span> <text:span text:style-name="T20">extends</text:span> <text:span text:style-name="T4">AbstractType</text:span></text:p>
      <text:p text:style-name="P92">{</text:p>
      <text:p text:style-name="P80">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80">    <text:span text:style-name="T63">{</text:span></text:p>
      <text:p text:style-name="P80">        <text:span text:style-name="T63">$</text:span><text:span text:style-name="T6">builder</text:span></text:p>
      <text:p text:style-name="P80">            <text:span text:style-name="T63">-&gt;</text:span><text:span text:style-name="T54">add</text:span><text:span text:style-name="T63">('</text:span><text:span text:style-name="T40">nom</text:span><text:span text:style-name="T63">')</text:span></text:p>
      <text:p text:style-name="P80">            <text:span text:style-name="T63">-&gt;</text:span><text:span text:style-name="T54">add</text:span><text:span text:style-name="T63">('</text:span><text:span text:style-name="T40">alt</text:span><text:span text:style-name="T63">')</text:span></text:p>
      <text:p text:style-name="P80">            <text:span text:style-name="T63">-&gt;</text:span><text:span text:style-name="T54">add</text:span><text:span text:style-name="T63">('</text:span><text:span text:style-name="T40">legend</text:span><text:span text:style-name="T63">')</text:span></text:p>
      <text:p text:style-name="P80">            <text:span text:style-name="T63">-&gt;</text:span><text:span text:style-name="T54">add</text:span><text:span text:style-name="T63">('</text:span><text:span text:style-name="T40">dossier</text:span><text:span text:style-name="T63">')</text:span></text:p>
      <text:p text:style-name="P80"><text:soft-page-break/>            <text:span text:style-name="T63">-&gt;</text:span><text:span text:style-name="T54">add</text:span><text:span text:style-name="T63">('</text:span><text:span text:style-name="T40">image</text:span><text:span text:style-name="T63">',</text:span><text:span text:style-name="T33"> </text:span><text:span text:style-name="T8">FileType</text:span><text:span text:style-name="T63">::</text:span><text:span text:style-name="T21">class</text:span><text:span text:style-name="T63">,[</text:span></text:p>
      <text:p text:style-name="P80">                <text:span text:style-name="T63">'</text:span><text:span text:style-name="T40">label</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required</text:span><text:span text:style-name="T63">'</text:span><text:span text:style-name="T33"> </text:span><text:span text:style-name="T63">=&gt;</text:span><text:span text:style-name="T33"> </text:span><text:span text:style-name="T84">true</text:span><text:span text:style-name="T63">])</text:span></text:p>
      <text:p text:style-name="P80">        <text:span text:style-name="T63">;</text:span></text:p>
      <text:p text:style-name="P80">    <text:span text:style-name="T63">}</text:span></text:p>
      <text:p text:style-name="P102"/>
      <text:p text:style-name="P80">    <text:span text:style-name="T21">public</text:span><text:span text:style-name="T33"> </text:span><text:span text:style-name="T6">function</text:span><text:span text:style-name="T33"> </text:span><text:span text:style-name="T54">configureOptions</text:span><text:span text:style-name="T63">(</text:span><text:span text:style-name="T8">OptionsResolver</text:span><text:span text:style-name="T33"> </text:span><text:span text:style-name="T63">$</text:span><text:span text:style-name="T6">resolver</text:span><text:span text:style-name="T63">)</text:span></text:p>
      <text:p text:style-name="P80">    <text:span text:style-name="T63">{</text:span></text:p>
      <text:p text:style-name="P80">        <text:span text:style-name="T63">$</text:span><text:span text:style-name="T6">resolver</text:span><text:span text:style-name="T63">-&gt;</text:span><text:span text:style-name="T54">setDefaults</text:span><text:span text:style-name="T63">([</text:span></text:p>
      <text:p text:style-name="P80">            <text:span text:style-name="T63">'</text:span><text:span text:style-name="T40">data_class</text:span><text:span text:style-name="T63">'</text:span><text:span text:style-name="T33"> </text:span><text:span text:style-name="T63">=&gt;</text:span><text:span text:style-name="T33"> </text:span><text:span text:style-name="T8">Image</text:span><text:span text:style-name="T63">::</text:span><text:span text:style-name="T21">class</text:span><text:span text:style-name="T63">,</text:span></text:p>
      <text:p text:style-name="P80">        <text:span text:style-name="T63">]);</text:span></text:p>
      <text:p text:style-name="P80">    <text:span text:style-name="T63">}</text:span></text:p>
      <text:p text:style-name="P92">}</text:p>
      <text:p text:style-name="P73"/>
      <text:p text:style-name="P11"><text:span text:style-name="Source_20_Text"><text:span text:style-name="T107">Et bien sûr, il faut gérer l’image dans le contrôleur également :</text:span></text:span></text:p>
      <text:p text:style-name="P91"><text:span text:style-name="Source_20_Text"><text:span text:style-name="T93"> </text:span></text:span><text:span text:style-name="Source_20_Text"><text:span text:style-name="T23">public</text:span></text:span><text:span text:style-name="Source_20_Text"><text:span text:style-name="T88"> </text:span></text:span><text:span text:style-name="Source_20_Text"><text:span text:style-name="T9">function</text:span></text:span><text:span text:style-name="Source_20_Text"><text:span text:style-name="T88"> </text:span></text:span><text:span text:style-name="Source_20_Text"><text:span text:style-name="T56">new</text:span></text:span><text:span text:style-name="Source_20_Text"><text:span text:style-name="T65">(</text:span></text:span><text:span text:style-name="Source_20_Text"><text:span text:style-name="T13">Request</text:span></text:span><text:span text:style-name="Source_20_Text"><text:span text:style-name="T88"> </text:span></text:span><text:span text:style-name="Source_20_Text"><text:span text:style-name="T65">$</text:span></text:span><text:span text:style-name="Source_20_Text"><text:span text:style-name="T9">request</text:span></text:span><text:span text:style-name="Source_20_Text"><text:span text:style-name="T65">):</text:span></text:span><text:span text:style-name="Source_20_Text"><text:span text:style-name="T88"> </text:span></text:span><text:span text:style-name="Source_20_Text"><text:span text:style-name="T13">Response</text:span></text:span></text:p>
      <text:p text:style-name="P80">    <text:span text:style-name="T63">{</text:span></text:p>
      <text:p text:style-name="P80">        <text:span text:style-name="T63">$</text:span><text:span text:style-name="T6">image</text:span><text:span text:style-name="T33"> </text:span><text:span text:style-name="T63">=</text:span><text:span text:style-name="T33"> </text:span><text:span text:style-name="T21">new</text:span><text:span text:style-name="T33"> </text:span><text:span text:style-name="T8">Image</text:span><text:span text:style-name="T63">();</text:span></text:p>
      <text:p text:style-name="P80">        <text:span text:style-name="T63">$</text:span><text:span text:style-name="T6">form</text:span><text:span text:style-name="T33"> </text:span><text:span text:style-name="T63">=</text:span><text:span text:style-name="T33"> </text:span><text:span text:style-name="T63">$</text:span><text:span text:style-name="T84">this</text:span><text:span text:style-name="T63">-&gt;</text:span><text:span text:style-name="T54">createForm</text:span><text:span text:style-name="T63">(</text:span><text:span text:style-name="T8">ImageType</text:span><text:span text:style-name="T63">::</text:span><text:span text:style-name="T21">class</text:span><text:span text:style-name="T63">,</text:span><text:span text:style-name="T33"> </text:span><text:span text:style-name="T63">$</text:span><text:span text:style-name="T6">image</text:span><text:span text:style-name="T63">);</text:span></text:p>
      <text:p text:style-name="P80">        <text:span text:style-name="T63">$</text:span><text:span text:style-name="T6">form</text:span><text:span text:style-name="T63">-&gt;</text:span><text:span text:style-name="T54">handleRequest</text:span><text:span text:style-name="T63">($</text:span><text:span text:style-name="T6">request</text:span><text:span text:style-name="T63">);</text:span></text:p>
      <text:p text:style-name="P102"/>
      <text:p text:style-name="P80">        </text:p>
      <text:p text:style-name="P80">        <text:span text:style-name="T21">if</text:span><text:span text:style-name="T33"> </text:span><text:span text:style-name="T63">($</text:span><text:span text:style-name="T6">form</text:span><text:span text:style-name="T63">-&gt;</text:span><text:span text:style-name="T54">isSubmitted</text:span><text:span text:style-name="T63">()</text:span><text:span text:style-name="T33"> </text:span><text:span text:style-name="T63">&amp;&amp;</text:span><text:span text:style-name="T33"> </text:span><text:span text:style-name="T63">$</text:span><text:span text:style-name="T6">form</text:span><text:span text:style-name="T63">-&gt;</text:span><text:span text:style-name="T54">isValid</text:span><text:span text:style-name="T63">())</text:span><text:span text:style-name="T33"> </text:span><text:span text:style-name="T63">{</text:span></text:p>
      <text:p text:style-name="P80">            <text:span text:style-name="T63">$</text:span><text:span text:style-name="T6">photo</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image</text:span><text:span text:style-name="T63">')-&gt;</text:span><text:span text:style-name="T54">getData</text:span><text:span text:style-name="T63">();</text:span></text:p>
      <text:p text:style-name="P80">            <text:span text:style-name="T63">$</text:span><text:span text:style-name="T6">nom</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nom</text:span><text:span text:style-name="T63">')-&gt;</text:span><text:span text:style-name="T54">getData</text:span><text:span text:style-name="T63">();</text:span></text:p>
      <text:p text:style-name="P80">            <text:span text:style-name="T21">if</text:span><text:span text:style-name="T33"> </text:span><text:span text:style-name="T63">($</text:span><text:span text:style-name="T6">nom</text:span><text:span text:style-name="T33"> </text:span><text:span text:style-name="T63">!=</text:span><text:span text:style-name="T33"> </text:span><text:span text:style-name="T84">null</text:span><text:span text:style-name="T63">)</text:span></text:p>
      <text:p text:style-name="P80">           <text:span text:style-name="T63">{</text:span><text:span text:style-name="T33"> </text:span><text:span text:style-name="T63">$</text:span><text:span text:style-name="T6">fichier</text:span><text:span text:style-name="T33"> </text:span><text:span text:style-name="T63">=</text:span><text:span text:style-name="T33"> </text:span><text:span text:style-name="T63">$</text:span><text:span text:style-name="T6">nom</text:span><text:span text:style-name="T63">.'</text:span><text:span text:style-name="T40">.</text:span><text:span text:style-name="T63">'.$</text:span><text:span text:style-name="T6">photo</text:span><text:span text:style-name="T63">-&gt;</text:span><text:span text:style-name="T54">guessExtension</text:span><text:span text:style-name="T63">();}</text:span></text:p>
      <text:p text:style-name="P80">           <text:span text:style-name="T21">else</text:span></text:p>
      <text:p text:style-name="P80">           <text:span text:style-name="T63">{$</text:span><text:span text:style-name="T6">fichier</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image</text:span><text:span text:style-name="T63">')-&gt;</text:span><text:span text:style-name="T54">getData</text:span><text:span text:style-name="T63">()-&gt;</text:span><text:span text:style-name="T54">getClientOriginalName</text:span><text:span text:style-name="T63">();</text:span><text:span text:style-name="T33"> </text:span></text:p>
      <text:p text:style-name="P80">            <text:span text:style-name="T63">}</text:span></text:p>
      <text:p text:style-name="P81"><text:span text:style-name="T63"><text:tab/></text:span><text:span text:style-name="T33">  </text:span><text:span text:style-name="T63">$</text:span><text:span text:style-name="T6">image</text:span><text:span text:style-name="T63">-&gt;</text:span><text:span text:style-name="T54">setNom</text:span><text:span text:style-name="T63">($</text:span><text:span text:style-name="T6">fichier</text:span><text:span text:style-name="T63">);</text:span></text:p>
      <text:p text:style-name="P80">        </text:p>
      <text:p text:style-name="P80"><text:span text:style-name="T61">            </text:span><text:span text:style-name="T97">// On copie le fichier dans le dossier uploads</text:span></text:p>
      <text:p text:style-name="P80">            <text:span text:style-name="T63">$</text:span><text:span text:style-name="T6">photo</text:span><text:span text:style-name="T63">-&gt;</text:span><text:span text:style-name="T54">move</text:span><text:span text:style-name="T63">(</text:span></text:p>
      <text:p text:style-name="P80">                <text:span text:style-name="T63">$</text:span><text:span text:style-name="T84">this</text:span><text:span text:style-name="T63">-&gt;</text:span><text:span text:style-name="T54">getParameter</text:span><text:span text:style-name="T63">('</text:span><text:span text:style-name="T40">images_directory</text:span><text:span text:style-name="T63">'),</text:span></text:p>
      <text:p text:style-name="P80">                <text:span text:style-name="T63">$</text:span><text:span text:style-name="T6">fichier</text:span></text:p>
      <text:p text:style-name="P80">            <text:span text:style-name="T63">);</text:span></text:p>
      <text:p text:style-name="P80">            </text:p>
      <text:p text:style-name="P80">           </text:p>
      <text:p text:style-name="P80">            <text:span text:style-name="T63">$</text:span><text:span text:style-name="T6">entityManager</text:span><text:span text:style-name="T33"> </text:span><text:span text:style-name="T63">=</text:span><text:span text:style-name="T33"> </text:span><text:span text:style-name="T63">$</text:span><text:span text:style-name="T84">this</text:span><text:span text:style-name="T63">-&gt;</text:span><text:span text:style-name="T54">getDoctrine</text:span><text:span text:style-name="T63">()-&gt;</text:span><text:span text:style-name="T54">getManager</text:span><text:span text:style-name="T63">();</text:span></text:p>
      <text:p text:style-name="P80">            <text:span text:style-name="T63">$</text:span><text:span text:style-name="T6">entityManager</text:span><text:span text:style-name="T63">-&gt;</text:span><text:span text:style-name="T54">persist</text:span><text:span text:style-name="T63">($</text:span><text:span text:style-name="T6">image</text:span><text:span text:style-name="T63">);</text:span></text:p>
      <text:p text:style-name="P80">            <text:span text:style-name="T63">$</text:span><text:span text:style-name="T6">entityManager</text:span><text:span text:style-name="T63">-&gt;</text:span><text:span text:style-name="T54">flush</text:span><text:span text:style-name="T63">();</text:span></text:p>
      <text:p text:style-name="P102"/>
      <text:p text:style-name="P80">            <text:span text:style-name="T21">return</text:span><text:span text:style-name="T33"> </text:span><text:span text:style-name="T63">$</text:span><text:span text:style-name="T84">this</text:span><text:span text:style-name="T63">-&gt;</text:span><text:span text:style-name="T54">redirectToRoute</text:span><text:span text:style-name="T63">('</text:span><text:span text:style-name="T40">image_index</text:span><text:span text:style-name="T63">');</text:span></text:p>
      <text:p text:style-name="P80"><text:soft-page-break/>        <text:span text:style-name="T63">}</text:span></text:p>
      <text:p text:style-name="P102"/>
      <text:p text:style-name="P80">        <text:span text:style-name="T21">return</text:span><text:span text:style-name="T33"> </text:span><text:span text:style-name="T63">$</text:span><text:span text:style-name="T84">this</text:span><text:span text:style-name="T63">-&gt;</text:span><text:span text:style-name="T54">render</text:span><text:span text:style-name="T63">('</text:span><text:span text:style-name="T40">image/new.html.twig</text:span><text:span text:style-name="T63">',</text:span><text:span text:style-name="T33"> </text:span><text:span text:style-name="T63">[</text:span></text:p>
      <text:p text:style-name="P80">            <text:span text:style-name="T63">'</text:span><text:span text:style-name="T40">image</text:span><text:span text:style-name="T63">'</text:span><text:span text:style-name="T33"> </text:span><text:span text:style-name="T63">=&gt;</text:span><text:span text:style-name="T33"> </text:span><text:span text:style-name="T63">$</text:span><text:span text:style-name="T6">image</text:span><text:span text:style-name="T63">,</text:span></text:p>
      <text:p text:style-name="P80">            <text:span text:style-name="T63">'</text:span><text:span text:style-name="T40">form</text:span><text:span text:style-name="T63">'</text:span><text:span text:style-name="T33"> </text:span><text:span text:style-name="T63">=&gt;</text:span><text:span text:style-name="T33"> </text:span><text:span text:style-name="T63">$</text:span><text:span text:style-name="T6">form</text:span><text:span text:style-name="T63">-&gt;</text:span><text:span text:style-name="T54">createView</text:span><text:span text:style-name="T63">(),</text:span></text:p>
      <text:p text:style-name="P80">        <text:span text:style-name="T63">]);</text:span></text:p>
      <text:p text:style-name="P78">    <text:span text:style-name="T62">}</text:span></text:p>
      <text:p text:style-name="P11"><text:span text:style-name="Source_20_Text"/></text:p>
      <text:p text:style-name="P11"><text:span text:style-name="Source_20_Text"><text:span text:style-name="T99">Dans mon cas, je voulais qu’on puisse avoir le choix entre garder le nom d’origine du fichier ou en proposer un nouveau, donc j’ai ajouté</text:span></text:span></text:p>
      <text:p text:style-name="Text_20_body"><text:span text:style-name="Source_20_Text"><text:span text:style-name="T94">  </text:span></text:span><text:span text:style-name="Source_20_Text"><text:span text:style-name="T74">-&gt;</text:span></text:span><text:span text:style-name="Source_20_Text"><text:span text:style-name="T59">add</text:span></text:span><text:span text:style-name="Source_20_Text"><text:span text:style-name="T74">('</text:span></text:span><text:span text:style-name="Source_20_Text"><text:span text:style-name="T49">nom</text:span></text:span><text:span text:style-name="Source_20_Text"><text:span text:style-name="T74">',</text:span></text:span><text:span text:style-name="Source_20_Text"><text:span text:style-name="T95"> </text:span></text:span><text:span text:style-name="Source_20_Text"><text:span text:style-name="T18">TextType</text:span></text:span><text:span text:style-name="Source_20_Text"><text:span text:style-name="T74">::</text:span></text:span><text:span text:style-name="Source_20_Text"><text:span text:style-name="T30">class</text:span></text:span><text:span text:style-name="Source_20_Text"><text:span text:style-name="T74">,['</text:span></text:span><text:span text:style-name="Source_20_Text"><text:span text:style-name="T49">required</text:span></text:span><text:span text:style-name="Source_20_Text"><text:span text:style-name="T74">'=&gt;</text:span></text:span><text:span text:style-name="Source_20_Text"><text:span text:style-name="T86">false</text:span></text:span><text:span text:style-name="Source_20_Text"><text:span text:style-name="T74">])</text:span></text:span></text:p>
      <text:p text:style-name="P11"><text:span text:style-name="Source_20_Text"><text:span text:style-name="T99">et</text:span></text:span></text:p>
      <text:p text:style-name="Text_20_body"><text:span text:style-name="Source_20_Text"><text:span text:style-name="T30">use</text:span></text:span><text:span text:style-name="Source_20_Text"><text:span text:style-name="T95"> Symfony</text:span></text:span><text:span text:style-name="Source_20_Text"><text:span text:style-name="T74">\</text:span></text:span><text:span text:style-name="Source_20_Text"><text:span text:style-name="T95">Component</text:span></text:span><text:span text:style-name="Source_20_Text"><text:span text:style-name="T74">\</text:span></text:span><text:span text:style-name="Source_20_Text"><text:span text:style-name="T95">Form</text:span></text:span><text:span text:style-name="Source_20_Text"><text:span text:style-name="T74">\</text:span></text:span><text:span text:style-name="Source_20_Text"><text:span text:style-name="T95">Extension</text:span></text:span><text:span text:style-name="Source_20_Text"><text:span text:style-name="T74">\</text:span></text:span><text:span text:style-name="Source_20_Text"><text:span text:style-name="T95">Core</text:span></text:span><text:span text:style-name="Source_20_Text"><text:span text:style-name="T74">\</text:span></text:span><text:span text:style-name="Source_20_Text"><text:span text:style-name="T95">Type</text:span></text:span><text:span text:style-name="Source_20_Text"><text:span text:style-name="T74">\</text:span></text:span><text:span text:style-name="Source_20_Text"><text:span text:style-name="T18">TextType</text:span></text:span><text:span text:style-name="Source_20_Text"><text:span text:style-name="T74">;</text:span></text:span></text:p>
      <text:p text:style-name="P91"><text:span text:style-name="Source_20_Text"><text:span text:style-name="T73"/></text:span></text:p>
      <text:p text:style-name="P11"><text:span text:style-name="Source_20_Text"><text:span text:style-name="T99">dans le fichier ImageType.</text:span></text:span></text:p>
      <text:h text:style-name="P120" text:outline-level="1"><text:span text:style-name="Source_20_Text"><text:span text:style-name="T130">Modifier une table</text:span></text:span></text:h>
      <text:p text:style-name="P16"><text:span text:style-name="Source_20_Text"><text:span text:style-name="T108">J’ai changé d’avis, je ne veux plus d’un champ « dossier » pour mes images, je veux un champ usage </text:span></text:span><text:span text:style-name="Source_20_Text"><text:span text:style-name="T114">(houlala, non, mot réservé  </text:span></text:span><text:span text:style-name="Source_20_Text"><text:span text:style-name="T115">en SQL</text:span></text:span><text:span text:style-name="Source_20_Text"><text:span text:style-name="T114">! « pour » conviendra)</text:span></text:span><text:span text:style-name="Source_20_Text"><text:span text:style-name="T108">, c’est le </text:span></text:span><text:span text:style-name="Source_20_Text"><text:span text:style-name="T116">contrôleur</text:span></text:span><text:span text:style-name="Source_20_Text"><text:span text:style-name="T108"> qui s’occupera de mettre les images dans le bon dossier selon l’usage.</text:span></text:span></text:p>
      <text:p text:style-name="P16"><text:span text:style-name="Source_20_Text"><text:span text:style-name="T108">Je modifie mon entité en conséquence (manuellement), et pour modifier ma table dans la base :</text:span></text:span></text:p>
      <text:p text:style-name="P70"><text:span text:style-name="Source_20_Text"><text:span text:style-name="T109">php bin/console doctrine:migrations:diff</text:span></text:span></text:p>
      <text:p text:style-name="P16"><text:span text:style-name="Source_20_Text"><text:span text:style-name="T108"/></text:span></text:p>
      <text:p text:style-name="P16"><text:span text:style-name="Source_20_Text"><text:span text:style-name="T108">La nouvelle migration contient automatiquement la bonne requête. Je modifie également le champ du formulaire dans ImageType, </text:span></text:span><text:span text:style-name="Source_20_Text"><text:span text:style-name="T114">et partout où c’est nécessaire dans les vues</text:span></text:span><text:span text:style-name="Source_20_Text"><text:span text:style-name="T108">.</text:span></text:span></text:p>
      <text:p text:style-name="P17"><text:span text:style-name="Source_20_Text"><text:span text:style-name="T112">Bien évidemment, si le contrôleur doit gérer ses usages, il faut un nombre limité d’usages. Deux en l’occurrence : carrousel (image en d</text:span></text:span><text:span text:style-name="Source_20_Text"><text:span text:style-name="T113">e</text:span></text:span><text:span text:style-name="Source_20_Text"><text:span text:style-name="T112">ux versions, vignette et grande), et illustration (une seule image de taille moyenne.</text:span></text:span></text:p>
      <text:p text:style-name="P106"><text:span text:style-name="Source_20_Text"><text:span text:style-name="T24">use</text:span></text:span><text:span text:style-name="Source_20_Text"><text:span text:style-name="T89"> Symfony</text:span></text:span><text:span text:style-name="Source_20_Text"><text:span text:style-name="T66">\</text:span></text:span><text:span text:style-name="Source_20_Text"><text:span text:style-name="T89">Component</text:span></text:span><text:span text:style-name="Source_20_Text"><text:span text:style-name="T66">\</text:span></text:span><text:span text:style-name="Source_20_Text"><text:span text:style-name="T89">Form</text:span></text:span><text:span text:style-name="Source_20_Text"><text:span text:style-name="T66">\</text:span></text:span><text:span text:style-name="Source_20_Text"><text:span text:style-name="T89">Extension</text:span></text:span><text:span text:style-name="Source_20_Text"><text:span text:style-name="T66">\</text:span></text:span><text:span text:style-name="Source_20_Text"><text:span text:style-name="T89">Core</text:span></text:span><text:span text:style-name="Source_20_Text"><text:span text:style-name="T66">\</text:span></text:span><text:span text:style-name="Source_20_Text"><text:span text:style-name="T89">Type</text:span></text:span><text:span text:style-name="Source_20_Text"><text:span text:style-name="T66">\</text:span></text:span><text:span text:style-name="Source_20_Text"><text:span text:style-name="T14">ChoiceType</text:span></text:span><text:span text:style-name="Source_20_Text"><text:span text:style-name="T66">;</text:span></text:span></text:p>
      <text:p text:style-name="P106"><text:span text:style-name="Source_20_Text"><text:span text:style-name="T10">class</text:span></text:span><text:span text:style-name="Source_20_Text"><text:span text:style-name="T89"> </text:span></text:span><text:span text:style-name="Source_20_Text"><text:span text:style-name="T14">ImageType</text:span></text:span><text:span text:style-name="Source_20_Text"><text:span text:style-name="T89"> </text:span></text:span><text:span text:style-name="Source_20_Text"><text:span text:style-name="T24">extends</text:span></text:span><text:span text:style-name="Source_20_Text"><text:span text:style-name="T89"> </text:span></text:span><text:span text:style-name="Source_20_Text"><text:span text:style-name="T14">AbstractType</text:span></text:span></text:p>
      <text:p text:style-name="P92">{</text:p>
      <text:p text:style-name="P80">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80">    <text:span text:style-name="T63">{</text:span></text:p>
      <text:p text:style-name="P80">        <text:span text:style-name="T63">$</text:span><text:span text:style-name="T6">builder</text:span></text:p>
      <text:p text:style-name="P80">            <text:span text:style-name="T63">-&gt;</text:span><text:span text:style-name="T54">add</text:span><text:span text:style-name="T63">('</text:span><text:span text:style-name="T40">nom</text:span><text:span text:style-name="T63">',</text:span><text:span text:style-name="T33"> </text:span><text:span text:style-name="T8">TextType</text:span><text:span text:style-name="T63">::</text:span><text:span text:style-name="T21">class</text:span><text:span text:style-name="T63">,['</text:span><text:span text:style-name="T40">required</text:span><text:span text:style-name="T63">'=&gt;</text:span><text:span text:style-name="T84">false</text:span><text:span text:style-name="T63">])</text:span></text:p>
      <text:p text:style-name="P80">            <text:span text:style-name="T63">-&gt;</text:span><text:span text:style-name="T54">add</text:span><text:span text:style-name="T63">('</text:span><text:span text:style-name="T40">alt</text:span><text:span text:style-name="T63">')</text:span></text:p>
      <text:p text:style-name="P80">            <text:span text:style-name="T63">-&gt;</text:span><text:span text:style-name="T54">add</text:span><text:span text:style-name="T63">('</text:span><text:span text:style-name="T40">legend</text:span><text:span text:style-name="T63">')</text:span></text:p>
      <text:p text:style-name="P104"><text:span text:style-name="T93">           </text:span><text:span text:style-name="T88"> </text:span><text:span text:style-name="T65">-&gt;</text:span><text:span text:style-name="T56">add</text:span><text:span text:style-name="T65">('</text:span><text:span text:style-name="T44">pour</text:span><text:span text:style-name="T65">',</text:span><text:span text:style-name="T88"> </text:span><text:span text:style-name="T13">ChoiceType</text:span><text:span text:style-name="T65">::</text:span><text:span text:style-name="T23">class</text:span><text:span text:style-name="T65">,</text:span><text:span text:style-name="T88"> </text:span><text:span text:style-name="T65">[</text:span><text:span text:style-name="T88"> </text:span><text:span text:style-name="T65">'</text:span><text:span text:style-name="T43">choices</text:span><text:span text:style-name="T65">'</text:span><text:span text:style-name="T88"> </text:span><text:span text:style-name="T65">=&gt;</text:span><text:span text:style-name="T88"> </text:span><text:span text:style-name="T65">['</text:span><text:span text:style-name="T43">carrousel</text:span><text:span text:style-name="T65">'</text:span><text:span text:style-name="T88"> </text:span><text:span text:style-name="T65">=&gt;</text:span><text:span text:style-name="T88"> </text:span><text:span text:style-name="T65">'</text:span><text:span text:style-name="T43">carrousel</text:span><text:span text:style-name="T65">',</text:span><text:span text:style-name="T88"> </text:span><text:span text:style-name="T65">'</text:span><text:span text:style-name="T43">illustration</text:span><text:span text:style-name="T65">'</text:span><text:span text:style-name="T88"> </text:span><text:span text:style-name="T65">=&gt;</text:span><text:span text:style-name="T88"> </text:span><text:span text:style-name="T65">'</text:span><text:span text:style-name="T43">illustration</text:span><text:span text:style-name="T65">']])</text:span></text:p>
      <text:p text:style-name="P92"/>
      <text:p text:style-name="P80"><text:soft-page-break/>            <text:span text:style-name="T63">-&gt;</text:span><text:span text:style-name="T54">add</text:span><text:span text:style-name="T63">('</text:span><text:span text:style-name="T40">image</text:span><text:span text:style-name="T63">',</text:span><text:span text:style-name="T33"> </text:span><text:span text:style-name="T8">FileType</text:span><text:span text:style-name="T63">::</text:span><text:span text:style-name="T21">class</text:span><text:span text:style-name="T63">,[</text:span></text:p>
      <text:p text:style-name="P80">                <text:span text:style-name="T63">'</text:span><text:span text:style-name="T40">label</text:span><text:span text:style-name="T63">'</text:span><text:span text:style-name="T33"> </text:span><text:span text:style-name="T63">=&gt;</text:span><text:span text:style-name="T33"> </text:span><text:span text:style-name="T63">'</text:span><text:span text:style-name="T40">fichier à télécharger</text:span><text:span text:style-name="T63">',</text:span></text:p>
      <text:p text:style-name="P80">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required</text:span><text:span text:style-name="T63">'</text:span><text:span text:style-name="T33"> </text:span><text:span text:style-name="T63">=&gt;</text:span><text:span text:style-name="T33"> </text:span><text:span text:style-name="T84">true</text:span><text:span text:style-name="T63">])</text:span></text:p>
      <text:p text:style-name="P80">            <text:span text:style-name="T63">-&gt;</text:span><text:span text:style-name="T54">add</text:span><text:span text:style-name="T63">('</text:span><text:span text:style-name="T40">vignette</text:span><text:span text:style-name="T63">',</text:span><text:span text:style-name="T33"> </text:span><text:span text:style-name="T8">FileType</text:span><text:span text:style-name="T63">::</text:span><text:span text:style-name="T21">class</text:span><text:span text:style-name="T63">,[</text:span></text:p>
      <text:p text:style-name="P80">                 <text:span text:style-name="T63">'</text:span><text:span text:style-name="T40">label</text:span><text:span text:style-name="T63">'</text:span><text:span text:style-name="T33"> </text:span><text:span text:style-name="T63">=&gt;</text:span><text:span text:style-name="T33"> </text:span><text:span text:style-name="T63">'</text:span><text:span text:style-name="T40">vignette (facultatif)</text:span><text:span text:style-name="T63">',</text:span></text:p>
      <text:p text:style-name="P80">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requir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p>
      <text:p text:style-name="P78">    <text:span text:style-name="T62">}</text:span></text:p>
      <text:p text:style-name="P17"><text:span text:style-name="Source_20_Text"><text:span text:style-name="T112"/></text:span></text:p>
      <text:h text:style-name="P121" text:outline-level="1"><text:span text:style-name="Source_20_Text"><text:span text:style-name="T131">Champs dynamiques dans un formulaire :</text:span></text:span></text:h>
      <text:p text:style-name="P18"><text:span text:style-name="Source_20_Text"><text:span text:style-name="T117">Je souhaite qu’en mode édition (modification), on ne puisse pas changer le nom d’une image (le nom correspondant au fichier physique!) et qu’on ne vous propose de télécharger une vignette que si elle manquante et seulement pour les carrousels (les images d’illustration étant en une seule taille). On peut ajouter un évènement de formulaire </text:span></text:span><text:span text:style-name="Source_20_Text"><text:span text:style-name="T118">pour cela.</text:span></text:span></text:p>
      <text:p text:style-name="P19"><text:span text:style-name="Source_20_Text"><text:span text:style-name="T118">Dans ImageType, ajouter :</text:span></text:span></text:p>
      <text:p text:style-name="P107"><text:span text:style-name="Source_20_Text"><text:span text:style-name="T25">use</text:span></text:span><text:span text:style-name="Source_20_Text"><text:span text:style-name="T90"> Symfony</text:span></text:span><text:span text:style-name="Source_20_Text"><text:span text:style-name="T67">\</text:span></text:span><text:span text:style-name="Source_20_Text"><text:span text:style-name="T90">Component</text:span></text:span><text:span text:style-name="Source_20_Text"><text:span text:style-name="T67">\</text:span></text:span><text:span text:style-name="Source_20_Text"><text:span text:style-name="T90">Form</text:span></text:span><text:span text:style-name="Source_20_Text"><text:span text:style-name="T67">\</text:span></text:span><text:span text:style-name="Source_20_Text"><text:span text:style-name="T15">FormEvent</text:span></text:span><text:span text:style-name="Source_20_Text"><text:span text:style-name="T67">;</text:span></text:span></text:p>
      <text:p text:style-name="P75"><text:span text:style-name="T20">use</text:span> Symfony<text:span text:style-name="T61">\</text:span>Component<text:span text:style-name="T61">\</text:span>Form<text:span text:style-name="T61">\</text:span><text:span text:style-name="T4">FormEvents</text:span><text:span text:style-name="T61">;</text:span></text:p>
      <text:p text:style-name="P92"/>
      <text:p text:style-name="P20">Et modifier ainsi la fonction buildform :</text:p>
      <text:p text:style-name="P93"/>
      <text:p text:style-name="P80">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80">    <text:span text:style-name="T63">{</text:span></text:p>
      <text:p text:style-name="P80">        <text:span text:style-name="T63">$</text:span><text:span text:style-name="T6">builder</text:span></text:p>
      <text:p text:style-name="P80">            <text:span text:style-name="T63">-&gt;</text:span><text:span text:style-name="T54">addEventListener</text:span><text:span text:style-name="T63">(</text:span><text:span text:style-name="T8">FormEvents</text:span><text:span text:style-name="T63">::</text:span><text:span text:style-name="T84">PRE_SET_DATA</text:span><text:span text:style-name="T63">,</text:span><text:span text:style-name="T33"> </text:span><text:span text:style-name="T6">function</text:span><text:span text:style-name="T33"> </text:span><text:span text:style-name="T63">(</text:span><text:span text:style-name="T8">FormEvent</text:span><text:span text:style-name="T33"> </text:span><text:span text:style-name="T63">$</text:span><text:span text:style-name="T6">event</text:span><text:span text:style-name="T63">)</text:span><text:span text:style-name="T33"> </text:span><text:span text:style-name="T63">{</text:span></text:p>
      <text:p text:style-name="P80">                <text:span text:style-name="T63">$</text:span><text:span text:style-name="T6">image</text:span><text:span text:style-name="T33"> </text:span><text:span text:style-name="T63">=</text:span><text:span text:style-name="T33"> </text:span><text:span text:style-name="T63">$</text:span><text:span text:style-name="T6">event</text:span><text:span text:style-name="T63">-&gt;</text:span><text:span text:style-name="T54">getData</text:span><text:span text:style-name="T63">();</text:span></text:p>
      <text:p text:style-name="P80">                <text:span text:style-name="T63">$</text:span><text:span text:style-name="T6">form</text:span><text:span text:style-name="T33"> </text:span><text:span text:style-name="T63">=</text:span><text:span text:style-name="T33"> </text:span><text:span text:style-name="T63">$</text:span><text:span text:style-name="T6">event</text:span><text:span text:style-name="T63">-&gt;</text:span><text:span text:style-name="T54">getForm</text:span><text:span text:style-name="T63">();</text:span></text:p>
      <text:p text:style-name="P80">        </text:p>
      <text:p text:style-name="P80"><text:span text:style-name="T61">                </text:span><text:span text:style-name="T97">// checks if the Image object is "new"</text:span></text:p>
      <text:p text:style-name="P80"><text:span text:style-name="T61">                </text:span><text:span text:style-name="T97">// If no data is passed to the form, the data is "null".</text:span></text:p>
      <text:p text:style-name="P80"><text:span text:style-name="T61">                </text:span><text:span text:style-name="T97">// This should be considered a new "Image"</text:span></text:p>
      <text:p text:style-name="P80">                <text:span text:style-name="T21">if</text:span><text:span text:style-name="T33"> </text:span><text:span text:style-name="T63">(!$</text:span><text:span text:style-name="T6">image</text:span><text:span text:style-name="T33"> </text:span><text:span text:style-name="T63">||</text:span><text:span text:style-name="T33"> </text:span><text:span text:style-name="T84">null</text:span><text:span text:style-name="T33"> </text:span><text:span text:style-name="T63">===</text:span><text:span text:style-name="T33"> </text:span><text:span text:style-name="T63">$</text:span><text:span text:style-name="T6">image</text:span><text:span text:style-name="T63">-&gt;</text:span><text:span text:style-name="T54">getId</text:span><text:span text:style-name="T63">())</text:span><text:span text:style-name="T33"> </text:span><text:span text:style-name="T63">{</text:span></text:p>
      <text:p text:style-name="P80">                    <text:span text:style-name="T63">$</text:span><text:span text:style-name="T6">form</text:span><text:span text:style-name="T63">-&gt;</text:span><text:span text:style-name="T54">add</text:span><text:span text:style-name="T63">('</text:span><text:span text:style-name="T40">nom</text:span><text:span text:style-name="T63">',</text:span><text:span text:style-name="T33"> </text:span><text:span text:style-name="T8">TextType</text:span><text:span text:style-name="T63">::</text:span><text:span text:style-name="T21">class</text:span><text:span text:style-name="T63">,['</text:span><text:span text:style-name="T40">required</text:span><text:span text:style-name="T63">'=&gt;</text:span><text:span text:style-name="T84">false</text:span><text:span text:style-name="T63">]);</text:span></text:p>
      <text:p text:style-name="P80">                    <text:span text:style-name="T63">$</text:span><text:span text:style-name="T6">form</text:span><text:span text:style-name="T63">-&gt;</text:span><text:span text:style-name="T54">add</text:span><text:span text:style-name="T63">('</text:span><text:span text:style-name="T40">pour</text:span><text:span text:style-name="T63">',</text:span><text:span text:style-name="T33"> </text:span><text:span text:style-name="T8">ChoiceType</text:span><text:span text:style-name="T63">::</text:span><text:span text:style-name="T21">class</text:span><text:span text:style-name="T63">,</text:span><text:span text:style-name="T33"> </text:span><text:span text:style-name="T63">[</text:span><text:span text:style-name="T33"> </text:span><text:span text:style-name="T63">'</text:span><text:span text:style-name="T40">choices</text:span><text:span text:style-name="T63">'</text:span><text:span text:style-name="T33"> </text:span><text:span text:style-name="T63">=&gt;</text:span><text:span text:style-name="T33"> </text:span><text:span text:style-name="T63">['</text:span><text:span text:style-name="T40">carrousel</text:span><text:span text:style-name="T63">'</text:span><text:span text:style-name="T33"> </text:span><text:span text:style-name="T63">=&gt;</text:span><text:span text:style-name="T33"> </text:span><text:span text:style-name="T63">'</text:span><text:span text:style-name="T40">carrousel</text:span><text:span text:style-name="T63">',</text:span><text:span text:style-name="T33"> </text:span><text:span text:style-name="T63">'</text:span><text:span text:style-name="T40">illustration</text:span><text:span text:style-name="T63">'</text:span><text:span text:style-name="T33"> </text:span><text:span text:style-name="T63">=&gt;</text:span><text:span text:style-name="T33"> </text:span><text:span text:style-name="T63">'</text:span><text:span text:style-name="T40">illustration</text:span><text:span text:style-name="T63">']]);</text:span></text:p>
      <text:p text:style-name="P80">                    <text:span text:style-name="T63">$</text:span><text:span text:style-name="T6">form</text:span><text:span text:style-name="T63">-&gt;</text:span><text:span text:style-name="T54">add</text:span><text:span text:style-name="T63">('</text:span><text:span text:style-name="T40">image</text:span><text:span text:style-name="T63">',</text:span><text:span text:style-name="T33"> </text:span><text:span text:style-name="T8">FileType</text:span><text:span text:style-name="T63">::</text:span><text:span text:style-name="T21">class</text:span><text:span text:style-name="T63">,[</text:span></text:p>
      <text:p text:style-name="P80">                        <text:span text:style-name="T63">'</text:span><text:span text:style-name="T40">label</text:span><text:span text:style-name="T63">'</text:span><text:span text:style-name="T33"> </text:span><text:span text:style-name="T63">=&gt;</text:span><text:span text:style-name="T33"> </text:span><text:span text:style-name="T63">'</text:span><text:span text:style-name="T40">fichier à télécharger</text:span><text:span text:style-name="T63">',</text:span></text:p>
      <text:p text:style-name="P80">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80"><text:soft-page-break/>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required</text:span><text:span text:style-name="T63">'</text:span><text:span text:style-name="T33"> </text:span><text:span text:style-name="T63">=&gt;</text:span><text:span text:style-name="T33"> </text:span><text:span text:style-name="T84">true</text:span><text:span text:style-name="T63">]);</text:span></text:p>
      <text:p text:style-name="P80">                    <text:span text:style-name="T63">$</text:span><text:span text:style-name="T6">form</text:span><text:span text:style-name="T63">-&gt;</text:span><text:span text:style-name="T54">add</text:span><text:span text:style-name="T63">('</text:span><text:span text:style-name="T40">vignette</text:span><text:span text:style-name="T63">',</text:span><text:span text:style-name="T33"> </text:span><text:span text:style-name="T8">FileType</text:span><text:span text:style-name="T63">::</text:span><text:span text:style-name="T21">class</text:span><text:span text:style-name="T63">,[</text:span></text:p>
      <text:p text:style-name="P80">                        <text:span text:style-name="T63">'</text:span><text:span text:style-name="T40">label</text:span><text:span text:style-name="T63">'</text:span><text:span text:style-name="T33"> </text:span><text:span text:style-name="T63">=&gt;</text:span><text:span text:style-name="T33"> </text:span><text:span text:style-name="T63">'</text:span><text:span text:style-name="T40">vignette (facultatif, vous pouvez la télécharger plus tard)</text:span><text:span text:style-name="T63">',</text:span></text:p>
      <text:p text:style-name="P80">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requir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p>
      <text:p text:style-name="P80">            <text:span text:style-name="T63">});</text:span></text:p>
      <text:p text:style-name="P80">            <text:span text:style-name="T63">$</text:span><text:span text:style-name="T6">builder</text:span></text:p>
      <text:p text:style-name="P80">            <text:span text:style-name="T63">-&gt;</text:span><text:span text:style-name="T54">addEventListener</text:span><text:span text:style-name="T63">(</text:span><text:span text:style-name="T8">FormEvents</text:span><text:span text:style-name="T63">::</text:span><text:span text:style-name="T84">PRE_SET_DATA</text:span><text:span text:style-name="T63">,</text:span><text:span text:style-name="T33"> </text:span><text:span text:style-name="T6">function</text:span><text:span text:style-name="T33"> </text:span><text:span text:style-name="T63">(</text:span><text:span text:style-name="T8">FormEvent</text:span><text:span text:style-name="T33"> </text:span><text:span text:style-name="T63">$</text:span><text:span text:style-name="T6">event</text:span><text:span text:style-name="T63">)</text:span><text:span text:style-name="T33"> </text:span><text:span text:style-name="T63">{</text:span></text:p>
      <text:p text:style-name="P80">                <text:span text:style-name="T63">$</text:span><text:span text:style-name="T6">image</text:span><text:span text:style-name="T33"> </text:span><text:span text:style-name="T63">=</text:span><text:span text:style-name="T33"> </text:span><text:span text:style-name="T63">$</text:span><text:span text:style-name="T6">event</text:span><text:span text:style-name="T63">-&gt;</text:span><text:span text:style-name="T54">getData</text:span><text:span text:style-name="T63">();</text:span></text:p>
      <text:p text:style-name="P80">                <text:span text:style-name="T63">$</text:span><text:span text:style-name="T6">form</text:span><text:span text:style-name="T33"> </text:span><text:span text:style-name="T63">=</text:span><text:span text:style-name="T33"> </text:span><text:span text:style-name="T63">$</text:span><text:span text:style-name="T6">event</text:span><text:span text:style-name="T63">-&gt;</text:span><text:span text:style-name="T54">getForm</text:span><text:span text:style-name="T63">();</text:span></text:p>
      <text:p text:style-name="P80">                <text:span text:style-name="T21">if</text:span><text:span text:style-name="T33"> </text:span><text:span text:style-name="T63">($</text:span><text:span text:style-name="T6">image</text:span><text:span text:style-name="T33"> </text:span><text:span text:style-name="T63">&amp;&amp;</text:span><text:span text:style-name="T33"> </text:span><text:span text:style-name="T63">$</text:span><text:span text:style-name="T6">image</text:span><text:span text:style-name="T63">-&gt;</text:span><text:span text:style-name="T54">getVignette</text:span><text:span text:style-name="T63">()</text:span><text:span text:style-name="T33"> </text:span><text:span text:style-name="T63">==</text:span><text:span text:style-name="T33"> </text:span><text:span text:style-name="T84">false</text:span><text:span text:style-name="T33"> </text:span><text:span text:style-name="T63">&amp;&amp;</text:span><text:span text:style-name="T33"> </text:span><text:span text:style-name="T63">$</text:span><text:span text:style-name="T6">image</text:span><text:span text:style-name="T63">-&gt;</text:span><text:span text:style-name="T54">getPour</text:span><text:span text:style-name="T63">()</text:span><text:span text:style-name="T33"> </text:span><text:span text:style-name="T63">==</text:span><text:span text:style-name="T33"> </text:span><text:span text:style-name="T63">"</text:span><text:span text:style-name="T40">carrousel</text:span><text:span text:style-name="T63">")</text:span></text:p>
      <text:p text:style-name="P80">                <text:span text:style-name="T63">{</text:span></text:p>
      <text:p text:style-name="P80">                    <text:span text:style-name="T63">$</text:span><text:span text:style-name="T6">form</text:span><text:span text:style-name="T63">-&gt;</text:span><text:span text:style-name="T54">add</text:span><text:span text:style-name="T63">('</text:span><text:span text:style-name="T40">vignette</text:span><text:span text:style-name="T63">',</text:span><text:span text:style-name="T33"> </text:span><text:span text:style-name="T8">FileType</text:span><text:span text:style-name="T63">::</text:span><text:span text:style-name="T21">class</text:span><text:span text:style-name="T63">,[</text:span></text:p>
      <text:p text:style-name="P80">                        <text:span text:style-name="T63">'</text:span><text:span text:style-name="T40">label</text:span><text:span text:style-name="T63">'</text:span><text:span text:style-name="T33"> </text:span><text:span text:style-name="T63">=&gt;</text:span><text:span text:style-name="T33"> </text:span><text:span text:style-name="T63">'</text:span><text:span text:style-name="T40">vignette </text:span><text:span text:style-name="T63">',</text:span></text:p>
      <text:p text:style-name="P80">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requir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p>
      <text:p text:style-name="P80">            <text:span text:style-name="T63">});</text:span></text:p>
      <text:p text:style-name="P80">            </text:p>
      <text:p text:style-name="P80">    <text:span text:style-name="T63">$</text:span><text:span text:style-name="T6">builder</text:span><text:span text:style-name="T63">-&gt;</text:span><text:span text:style-name="T54">add</text:span><text:span text:style-name="T63">('</text:span><text:span text:style-name="T40">alt</text:span><text:span text:style-name="T63">')</text:span></text:p>
      <text:p text:style-name="P80">            <text:span text:style-name="T63">-&gt;</text:span><text:span text:style-name="T54">add</text:span><text:span text:style-name="T63">('</text:span><text:span text:style-name="T40">legend</text:span><text:span text:style-name="T63">')</text:span></text:p>
      <text:p text:style-name="P80">        <text:span text:style-name="T63">;</text:span></text:p>
      <text:p text:style-name="P80">    <text:span text:style-name="T63">}</text:span></text:p>
      <text:p text:style-name="P92"/>
      <text:p text:style-name="P31">Attention, dans le contrôleur, il faudra gérer la possibilité qu’un champ soit ou ne soit pas dans le formulaire.</text:p>
      <text:p text:style-name="P86"> <text:span text:style-name="T31">if</text:span><text:span text:style-name="T135"> </text:span><text:span text:style-name="T75">(</text:span><text:span text:style-name="T60">array_key_exists</text:span><text:span text:style-name="T75">('</text:span><text:span text:style-name="T50">vignette</text:span><text:span text:style-name="T75">',</text:span><text:span text:style-name="T135"> </text:span><text:span text:style-name="T75">$</text:span><text:span text:style-name="T19">_POST</text:span><text:span text:style-name="T75">)</text:span><text:span text:style-name="T135"> </text:span><text:span text:style-name="T75">&amp;&amp;</text:span><text:span text:style-name="T135"> </text:span><text:span text:style-name="T75">$</text:span><text:span text:style-name="T19">form</text:span><text:span text:style-name="T75">-&gt;</text:span><text:span text:style-name="T60">get</text:span><text:span text:style-name="T75">('</text:span><text:span text:style-name="T50">vignette</text:span><text:span text:style-name="T75">')</text:span><text:span text:style-name="T135"> </text:span><text:span text:style-name="T75">!==</text:span><text:span text:style-name="T135"> </text:span><text:span text:style-name="T87">null</text:span><text:span text:style-name="T75">)</text:span></text:p>
      <text:p text:style-name="P99"/>
      <text:p text:style-name="Text_20_body">$form→get(‘vignette’) !== null : regarde si on a rempli le ch<text:span text:style-name="T134">am</text:span>p <text:span text:style-name="T134">(la valeur)</text:span>, <text:span text:style-name="T134">mais employé seul génère une erreur si le champ n’existe pas, c’est array-key-exists(‘vignette’, $_POST) qui va d’abord vérifier l’existence du champ en question.</text:span></text:p>
      <text:p text:style-name="P24"/>
      <text:p text:style-name="P92"/>
      <text:h text:style-name="P122" text:outline-level="1">Les « fixtures » pour ensemencer la base de données </text:h>
      <text:p text:style-name="P21">C’est un peu l’équivalent des seeders de Laravel.</text:p>
      <text:p text:style-name="P23"><text:soft-page-break/>composer require --dev orm-fixtures</text:p>
      <text:p text:style-name="P22"><text:span text:style-name="Source_20_Text"><text:span text:style-name="T100">Dans le fichier généré src/DataFixtures/AppFixtures.php ajouter : </text:span></text:span><text:span text:style-name="Source_20_Text"><text:span text:style-name="T26">use</text:span></text:span><text:span text:style-name="Source_20_Text"><text:span text:style-name="T91"> App</text:span></text:span><text:span text:style-name="Source_20_Text"><text:span text:style-name="T68">\</text:span></text:span><text:span text:style-name="Source_20_Text"><text:span text:style-name="T91">Entity</text:span></text:span><text:span text:style-name="Source_20_Text"><text:span text:style-name="T68">\</text:span></text:span><text:span text:style-name="Source_20_Text"><text:span text:style-name="T16">I</text:span></text:span><text:span text:style-name="Source_20_Text"><text:span text:style-name="T17">mage</text:span></text:span><text:span text:style-name="Source_20_Text"><text:span text:style-name="T68">;</text:span></text:span></text:p>
      <text:p text:style-name="P27"><text:span text:style-name="Source_20_Text"><text:span text:style-name="T101">Voici l’exemple de la docume,tation symfony pour générer des lignes de produits :</text:span></text:span></text:p>
      <text:p text:style-name="P72"><text:span text:style-name="Source_20_Text"><text:span text:style-name="T110">public function load(ObjectManager $manager)</text:span></text:span></text:p>
      <text:p text:style-name="P71"><text:s text:c="4"/>{</text:p>
      <text:p text:style-name="P71"><text:s text:c="8"/>// create 20 products! Bam!</text:p>
      <text:p text:style-name="P71"><text:s text:c="8"/>for ($i = 0; $i &lt; 20; $i++) {</text:p>
      <text:p text:style-name="P71"><text:s text:c="12"/>$product = new Product();</text:p>
      <text:p text:style-name="P71"><text:s text:c="12"/>$product-&gt;setName('product '.$i);</text:p>
      <text:p text:style-name="P71"><text:s text:c="12"/>$product-&gt;setPrice(mt_rand(10, 100));</text:p>
      <text:p text:style-name="P71"><text:s text:c="12"/>$manager-&gt;persist($product);</text:p>
      <text:p text:style-name="P71"><text:s text:c="8"/>}</text:p>
      <text:p text:style-name="P71"/>
      <text:p text:style-name="P71"><text:s text:c="8"/>$manager-&gt;flush();</text:p>
      <text:p text:style-name="P112"><text:s text:c="4"/>}</text:p>
      <text:p text:style-name="P28">Évidemment, je veux des images avec les fichiers correspondants à leur noms dans mon dossier. Faut que je trouve autre chose ! Avec laravel, je m’étais fait un seeder qui récupère les images d’un dossier. Je vais juste l’adapter à Symfony, ça m’évitera de télécharger une à une les images de mon site. Je vais copier les dossiers d’images dans Imageur et lancer cette fonction sur le répertoire petites_images pour avoir mes images de carrousel en base de données, il ne restera plus qu’à personnaliser les alt et légendes, et à rajouter les quelques images isolées.</text:p>
      <text:p text:style-name="P94">&lt;?php</text:p>
      <text:p text:style-name="P102"/>
      <text:p text:style-name="P75"><text:span text:style-name="T20">namespace</text:span> <text:span text:style-name="T4">App</text:span><text:span text:style-name="T72">\</text:span><text:span text:style-name="T4">DataFixtures</text:span><text:span text:style-name="T61">;</text:span></text:p>
      <text:p text:style-name="P102"/>
      <text:p text:style-name="P75"><text:span text:style-name="T20">use</text:span> Doctrine<text:span text:style-name="T61">\</text:span>Bundle<text:span text:style-name="T61">\</text:span>FixturesBundle<text:span text:style-name="T61">\</text:span><text:span text:style-name="T4">Fixture</text:span><text:span text:style-name="T61">;</text:span></text:p>
      <text:p text:style-name="P75"><text:span text:style-name="T20">use</text:span> Doctrine<text:span text:style-name="T61">\</text:span>Persistence<text:span text:style-name="T61">\</text:span><text:span text:style-name="T4">ObjectManager</text:span><text:span text:style-name="T61">;</text:span></text:p>
      <text:p text:style-name="P75"><text:span text:style-name="T20">use</text:span> App<text:span text:style-name="T61">\</text:span>Entity<text:span text:style-name="T61">\</text:span><text:span text:style-name="T4">Image</text:span><text:span text:style-name="T61">;</text:span></text:p>
      <text:p text:style-name="P102"/>
      <text:p text:style-name="P75"><text:span text:style-name="T3">class</text:span> <text:span text:style-name="T4">AppFixtures</text:span> <text:span text:style-name="T20">extends</text:span> <text:span text:style-name="T4">Fixture</text:span></text:p>
      <text:p text:style-name="P92">{</text:p>
      <text:p text:style-name="P80">    <text:span text:style-name="T21">public</text:span><text:span text:style-name="T33"> </text:span><text:span text:style-name="T6">function</text:span><text:span text:style-name="T33"> </text:span><text:span text:style-name="T54">load</text:span><text:span text:style-name="T63">(</text:span><text:span text:style-name="T8">ObjectManager</text:span><text:span text:style-name="T33"> </text:span><text:span text:style-name="T63">$</text:span><text:span text:style-name="T6">manager</text:span><text:span text:style-name="T63">)</text:span></text:p>
      <text:p text:style-name="P80">    <text:span text:style-name="T63">{</text:span></text:p>
      <text:p text:style-name="P80">        <text:span text:style-name="T63">$</text:span><text:span text:style-name="T6">nb_fichiers</text:span><text:span text:style-name="T33"> </text:span><text:span text:style-name="T63">=</text:span><text:span text:style-name="T33"> </text:span><text:span text:style-name="T84">0</text:span><text:span text:style-name="T63">;</text:span></text:p>
      <text:p text:style-name="P104"><text:span text:style-name="T93">        </text:span><text:span text:style-name="T23">if</text:span><text:span text:style-name="T88"> </text:span><text:span text:style-name="T65">($</text:span><text:span text:style-name="T9">dossier</text:span><text:span text:style-name="T88"> </text:span><text:span text:style-name="T65">=</text:span><text:span text:style-name="T88"> </text:span><text:span text:style-name="T56">opendir</text:span><text:span text:style-name="T65">("</text:span><text:span text:style-name="T43">C:\laragon\www\Imageur\public\uploads\</text:span><text:span text:style-name="T45">petit</text:span><text:span text:style-name="T43">es_images</text:span><text:span text:style-name="T65">"))</text:span></text:p>
      <text:p text:style-name="P80">        <text:span text:style-name="T63">{</text:span></text:p>
      <text:p text:style-name="P80">            <text:span text:style-name="T21">while</text:span><text:span text:style-name="T63">(</text:span><text:span text:style-name="T84">false</text:span><text:span text:style-name="T33"> </text:span><text:span text:style-name="T63">!==</text:span><text:span text:style-name="T33"> </text:span><text:span text:style-name="T63">($</text:span><text:span text:style-name="T6">fichier</text:span><text:span text:style-name="T33"> </text:span><text:span text:style-name="T63">=</text:span><text:span text:style-name="T33"> </text:span><text:span text:style-name="T54">readdir</text:span><text:span text:style-name="T63">($</text:span><text:span text:style-name="T6">dossier</text:span><text:span text:style-name="T63">)))</text:span></text:p>
      <text:p text:style-name="P80">            <text:span text:style-name="T63">{</text:span></text:p>
      <text:p text:style-name="P80">                <text:span text:style-name="T21">if</text:span><text:span text:style-name="T63">($</text:span><text:span text:style-name="T6">fichier</text:span><text:span text:style-name="T33"> </text:span><text:span text:style-name="T63">!=</text:span><text:span text:style-name="T33"> </text:span><text:span text:style-name="T63">'</text:span><text:span text:style-name="T40">.</text:span><text:span text:style-name="T63">'</text:span><text:span text:style-name="T33"> </text:span><text:span text:style-name="T63">&amp;&amp;</text:span><text:span text:style-name="T33"> </text:span><text:span text:style-name="T63">$</text:span><text:span text:style-name="T6">fichier</text:span><text:span text:style-name="T33"> </text:span><text:span text:style-name="T63">!=</text:span><text:span text:style-name="T33"> </text:span><text:span text:style-name="T63">'</text:span><text:span text:style-name="T40">..</text:span><text:span text:style-name="T63">'</text:span><text:span text:style-name="T33"> </text:span><text:span text:style-name="T63">&amp;&amp;</text:span><text:span text:style-name="T33"> </text:span><text:span text:style-name="T63">$</text:span><text:span text:style-name="T6">fichier</text:span><text:span text:style-name="T33"> </text:span><text:span text:style-name="T63">!=</text:span><text:span text:style-name="T33"> </text:span><text:span text:style-name="T63">'</text:span><text:span text:style-name="T40">index.php</text:span><text:span text:style-name="T63">')</text:span></text:p>
      <text:p text:style-name="P80">                <text:span text:style-name="T63">{</text:span></text:p>
      <text:p text:style-name="P80">                    <text:span text:style-name="T63">$</text:span><text:span text:style-name="T6">nb_fichiers</text:span><text:span text:style-name="T63">++;</text:span></text:p>
      <text:p text:style-name="P102"/>
      <text:p text:style-name="P80"><text:soft-page-break/>                    <text:span text:style-name="T63">$</text:span><text:span text:style-name="T6">image</text:span><text:span text:style-name="T33"> </text:span><text:span text:style-name="T63">=</text:span><text:span text:style-name="T33"> </text:span><text:span text:style-name="T21">new</text:span><text:span text:style-name="T33"> </text:span><text:span text:style-name="T8">Image</text:span><text:span text:style-name="T63">();</text:span></text:p>
      <text:p text:style-name="P80">                    <text:span text:style-name="T63">$</text:span><text:span text:style-name="T6">image</text:span><text:span text:style-name="T63">-&gt;</text:span><text:span text:style-name="T54">setNom</text:span><text:span text:style-name="T63">($</text:span><text:span text:style-name="T6">fichier</text:span><text:span text:style-name="T63">);</text:span></text:p>
      <text:p text:style-name="P80">                    <text:span text:style-name="T63">$</text:span><text:span text:style-name="T6">image</text:span><text:span text:style-name="T63">-&gt;</text:span><text:span text:style-name="T54">setAlt</text:span><text:span text:style-name="T63">('</text:span><text:span text:style-name="T40">à compléter!</text:span><text:span text:style-name="T63">');</text:span></text:p>
      <text:p text:style-name="P80">                    <text:span text:style-name="T63">$</text:span><text:span text:style-name="T6">image</text:span><text:span text:style-name="T63">-&gt;</text:span><text:span text:style-name="T54">setLegend</text:span><text:span text:style-name="T63">('');</text:span></text:p>
      <text:p text:style-name="P80">                    <text:span text:style-name="T63">$</text:span><text:span text:style-name="T6">image</text:span><text:span text:style-name="T63">-&gt;</text:span><text:span text:style-name="T54">setPour</text:span><text:span text:style-name="T63">('</text:span><text:span text:style-name="T40">carrousel</text:span><text:span text:style-name="T63">');</text:span></text:p>
      <text:p text:style-name="P80">                    <text:span text:style-name="T63">$</text:span><text:span text:style-name="T6">image</text:span><text:span text:style-name="T63">-&gt;</text:span><text:span text:style-name="T54">setVignette</text:span><text:span text:style-name="T63">(</text:span><text:span text:style-name="T84">true</text:span><text:span text:style-name="T63">);</text:span></text:p>
      <text:p text:style-name="P80">                    <text:span text:style-name="T63">$</text:span><text:span text:style-name="T6">manager</text:span><text:span text:style-name="T63">-&gt;</text:span><text:span text:style-name="T54">persist</text:span><text:span text:style-name="T63">($</text:span><text:span text:style-name="T6">image</text:span><text:span text:style-name="T63">);</text:span></text:p>
      <text:p text:style-name="P80">                   </text:p>
      <text:p text:style-name="P80">                <text:span text:style-name="T63">}</text:span></text:p>
      <text:p text:style-name="P80">                    </text:p>
      <text:p text:style-name="P80">            <text:span text:style-name="T63">}</text:span></text:p>
      <text:p text:style-name="P80">            <text:span text:style-name="T63">$</text:span><text:span text:style-name="T6">manager</text:span><text:span text:style-name="T63">-&gt;</text:span><text:span text:style-name="T54">flush</text:span><text:span text:style-name="T63">();</text:span></text:p>
      <text:p text:style-name="P80">        <text:span text:style-name="T63">}</text:span></text:p>
      <text:p text:style-name="P80">        <text:span text:style-name="T21">else</text:span><text:span text:style-name="T33"> </text:span><text:span text:style-name="T63">{</text:span><text:span text:style-name="T33"> </text:span><text:span text:style-name="T54">dd</text:span><text:span text:style-name="T63">('</text:span><text:span text:style-name="T40">pas bon le chemin</text:span><text:span text:style-name="T63">');}</text:span></text:p>
      <text:p text:style-name="P80">    <text:span text:style-name="T63">}</text:span></text:p>
      <text:p text:style-name="P92">}</text:p>
      <text:p text:style-name="P75"/>
      <text:p text:style-name="P28"/>
      <text:p text:style-name="P30">Essayons :</text:p>
      <text:p text:style-name="P72"><text:span text:style-name="Source_20_Text"><text:span text:style-name="T132">php bin/console doctrine:fixtures:load</text:span></text:span></text:p>
      <text:p text:style-name="P72"><text:span text:style-name="Source_20_Text"><text:span text:style-name="T132"/></text:span></text:p>
      <text:p text:style-name="P29"><text:span text:style-name="Source_20_Text"><text:span text:style-name="T119">Par défaut cette commande efface ce qu’il y avait précédemment dans la base, si on ne veut pas faut ajouter - - </text:span></text:span><text:span text:style-name="Source_20_Text"><text:span text:style-name="T133">append.</text:span></text:span></text:p>
      <text:p text:style-name="P29"><text:span text:style-name="Source_20_Text"><text:span text:style-name="T102">Ouille, il reste quelques images avec accents dans les noms de fichiers, pas glop pas glop !</text:span></text:span></text:p>
      <text:p text:style-name="P32"><text:span text:style-name="Source_20_Text"><text:span text:style-name="T103">Une fois ce problème corrigé, ça marche ! 233 images rentrées dans la base d’un coup !</text:span></text:span></text:p>
      <text:h text:style-name="P123" text:outline-level="1"><text:span text:style-name="Source_20_Text"><text:span text:style-name="T136">Relations entre les entités</text:span></text:span></text:h>
      <text:p text:style-name="P33"><text:span text:style-name="Source_20_Text"><text:span text:style-name="T120">Détails sur https://sites.google.com/site/symfonikhal/p3-gerer-base-de-donnees-avec-doctrine/3-les-relations-entre-entites</text:span></text:span></text:p>
      <text:p text:style-name="P33"><text:span text:style-name="Source_20_Text"><text:span text:style-name="T104">J’ai créé une entité Slider pour mes carrousels, et j’ai besoin d’une relation many-to-many entre les carrousels et les images (un carrousel a évidemment plusieurs images, mais une image peut appartenir à plusieurs carrousels, par exemple une image « al</text:span></text:span><text:span text:style-name="Source_20_Text"><text:span text:style-name="T105">z</text:span></text:span><text:span text:style-name="Source_20_Text"><text:span text:style-name="T104">brulepangarecrinslaves.jpg » </text:span></text:span><text:span text:style-name="Source_20_Text"><text:span text:style-name="T105">peut</text:span></text:span><text:span text:style-name="Source_20_Text"><text:span text:style-name="T104"> appartenir aux carrousels « alezan », « sooty », « pangaré » et « crinslavés »).</text:span></text:span></text:p>
      <text:p text:style-name="P33"><text:span text:style-name="Source_20_Text"><text:span text:style-name="T104">Dans mon entité Slider, qui va être l’entité propriétaire de la relation, je crée une propriété images :</text:span></text:span></text:p>
      <text:p text:style-name="P108"><text:span text:style-name="Source_20_Text"><text:span text:style-name="T96"> </text:span></text:span><text:span text:style-name="Source_20_Text"><text:span text:style-name="T47">/**</text:span></text:span></text:p>
      <text:p text:style-name="P104"><text:span text:style-name="T52">   </text:span><text:span text:style-name="T46">* @ORM\ManyToMany(targetEntity="</text:span><text:span text:style-name="T48">App</text:span><text:span text:style-name="T46">\Entity\Image", cascade={"persist"})</text:span></text:p>
      <text:p text:style-name="P101">   <text:span text:style-name="T35">*/</text:span></text:p>
      <text:p text:style-name="P80">  <text:span text:style-name="T21">private</text:span><text:span text:style-name="T33"> </text:span><text:span text:style-name="T63">$</text:span><text:span text:style-name="T6">images</text:span><text:span text:style-name="T63">;</text:span></text:p>
      <text:p text:style-name="P33"><text:span text:style-name="Source_20_Text"><text:span text:style-name="T111"/></text:span></text:p>
      <text:p text:style-name="P33"><text:span text:style-name="Source_20_Text"><text:span text:style-name="T111">Avec </text:span></text:span><text:span text:style-name="Source_20_Text"><text:span text:style-name="T96"> </text:span></text:span><text:span text:style-name="Source_20_Text"><text:span text:style-name="T51">php bin/console make:entity --regenerate</text:span></text:span></text:p>
      <text:p text:style-name="P33"><text:soft-page-break/><text:span text:style-name="Source_20_Text"><text:span text:style-name="T104">Symfony va me crééer un constructeur pour le tableau de collection images, un getter, et non pas un setter mais deux, un qui ajoute une image, un qui enlève une image.</text:span></text:span></text:p>
      <text:p text:style-name="P108"><text:span text:style-name="Source_20_Text"><text:span text:style-name="T27">public</text:span></text:span><text:span text:style-name="Source_20_Text"><text:span text:style-name="T92"> </text:span></text:span><text:span text:style-name="Source_20_Text"><text:span text:style-name="T11">function</text:span></text:span><text:span text:style-name="Source_20_Text"><text:span text:style-name="T92"> </text:span></text:span><text:span text:style-name="Source_20_Text"><text:span text:style-name="T57">__construct</text:span></text:span><text:span text:style-name="Source_20_Text"><text:span text:style-name="T69">()</text:span></text:span></text:p>
      <text:p text:style-name="P80">  <text:span text:style-name="T63">{</text:span></text:p>
      <text:p text:style-name="P80">      <text:span text:style-name="T63">$</text:span><text:span text:style-name="T84">this</text:span><text:span text:style-name="T63">-&gt;</text:span><text:span text:style-name="T6">images</text:span><text:span text:style-name="T33"> </text:span><text:span text:style-name="T63">=</text:span><text:span text:style-name="T33"> </text:span><text:span text:style-name="T21">new</text:span><text:span text:style-name="T33"> </text:span><text:span text:style-name="T8">ArrayCollection</text:span><text:span text:style-name="T63">();</text:span></text:p>
      <text:p text:style-name="P80">  <text:span text:style-name="T63">}</text:span></text:p>
      <text:p text:style-name="P75"/>
      <text:p text:style-name="P108"><text:span text:style-name="Source_20_Text"><text:span text:style-name="T96"> </text:span></text:span><text:span text:style-name="Source_20_Text"><text:span text:style-name="T47">/**</text:span></text:span></text:p>
      <text:p text:style-name="P80"><text:span text:style-name="T38">     </text:span><text:span text:style-name="T39">* </text:span><text:span text:style-name="T29">@return</text:span><text:span text:style-name="T40"> </text:span><text:span text:style-name="T8">Collection</text:span><text:span text:style-name="T71">|</text:span><text:span text:style-name="T8">Image</text:span><text:span text:style-name="T39">[]</text:span></text:p>
      <text:p text:style-name="P101">     <text:span text:style-name="T35">*/</text:span></text:p>
      <text:p text:style-name="P80">    <text:span text:style-name="T21">public</text:span><text:span text:style-name="T33"> </text:span><text:span text:style-name="T6">function</text:span><text:span text:style-name="T33"> </text:span><text:span text:style-name="T54">getImages</text:span><text:span text:style-name="T63">():</text:span><text:span text:style-name="T33"> </text:span><text:span text:style-name="T8">Collection</text:span></text:p>
      <text:p text:style-name="P80">    <text:span text:style-name="T63">{</text:span></text:p>
      <text:p text:style-name="P80">        <text:span text:style-name="T21">return</text:span><text:span text:style-name="T33"> </text:span><text:span text:style-name="T63">$</text:span><text:span text:style-name="T84">this</text:span><text:span text:style-name="T63">-&gt;</text:span><text:span text:style-name="T6">images</text:span><text:span text:style-name="T63">;</text:span></text:p>
      <text:p text:style-name="P80">    <text:span text:style-name="T63">}</text:span></text:p>
      <text:p text:style-name="P102"/>
      <text:p text:style-name="P80">    <text:span text:style-name="T21">public</text:span><text:span text:style-name="T33"> </text:span><text:span text:style-name="T6">function</text:span><text:span text:style-name="T33"> </text:span><text:span text:style-name="T54">addImage</text:span><text:span text:style-name="T63">(</text:span><text:span text:style-name="T8">Image</text:span><text:span text:style-name="T33"> </text:span><text:span text:style-name="T63">$</text:span><text:span text:style-name="T6">image</text:span><text:span text:style-name="T63">):</text:span><text:span text:style-name="T33"> </text:span><text:span text:style-name="T6">self</text:span></text:p>
      <text:p text:style-name="P80">    <text:span text:style-name="T63">{</text:span></text:p>
      <text:p text:style-name="P80">        <text:span text:style-name="T21">if</text:span><text:span text:style-name="T33"> </text:span><text:span text:style-name="T63">(!$</text:span><text:span text:style-name="T84">this</text:span><text:span text:style-name="T63">-&gt;</text:span><text:span text:style-name="T6">images</text:span><text:span text:style-name="T63">-&gt;</text:span><text:span text:style-name="T54">contains</text:span><text:span text:style-name="T63">($</text:span><text:span text:style-name="T6">image</text:span><text:span text:style-name="T63">))</text:span><text:span text:style-name="T33"> </text:span><text:span text:style-name="T63">{</text:span></text:p>
      <text:p text:style-name="P80">            <text:span text:style-name="T63">$</text:span><text:span text:style-name="T84">this</text:span><text:span text:style-name="T63">-&gt;</text:span><text:span text:style-name="T6">images</text:span><text:span text:style-name="T63">[]</text:span><text:span text:style-name="T33"> </text:span><text:span text:style-name="T63">=</text:span><text:span text:style-name="T33"> </text:span><text:span text:style-name="T63">$</text:span><text:span text:style-name="T6">image</text:span><text:span text:style-name="T63">;</text:span></text:p>
      <text:p text:style-name="P80">        <text:span text:style-name="T63">}</text:span></text:p>
      <text:p text:style-name="P102"/>
      <text:p text:style-name="P80">        <text:span text:style-name="T21">return</text:span><text:span text:style-name="T33"> </text:span><text:span text:style-name="T63">$</text:span><text:span text:style-name="T84">this</text:span><text:span text:style-name="T63">;</text:span></text:p>
      <text:p text:style-name="P80">    <text:span text:style-name="T63">}</text:span></text:p>
      <text:p text:style-name="P102"/>
      <text:p text:style-name="P80">    <text:span text:style-name="T21">public</text:span><text:span text:style-name="T33"> </text:span><text:span text:style-name="T6">function</text:span><text:span text:style-name="T33"> </text:span><text:span text:style-name="T54">removeImage</text:span><text:span text:style-name="T63">(</text:span><text:span text:style-name="T8">Image</text:span><text:span text:style-name="T33"> </text:span><text:span text:style-name="T63">$</text:span><text:span text:style-name="T6">image</text:span><text:span text:style-name="T63">):</text:span><text:span text:style-name="T33"> </text:span><text:span text:style-name="T6">self</text:span></text:p>
      <text:p text:style-name="P80">    <text:span text:style-name="T63">{</text:span></text:p>
      <text:p text:style-name="P80">        <text:span text:style-name="T63">$</text:span><text:span text:style-name="T84">this</text:span><text:span text:style-name="T63">-&gt;</text:span><text:span text:style-name="T6">images</text:span><text:span text:style-name="T63">-&gt;</text:span><text:span text:style-name="T54">removeElement</text:span><text:span text:style-name="T63">($</text:span><text:span text:style-name="T6">image</text:span><text:span text:style-name="T63">);</text:span></text:p>
      <text:p text:style-name="P102"/>
      <text:p text:style-name="P80">        <text:span text:style-name="T21">return</text:span><text:span text:style-name="T33"> </text:span><text:span text:style-name="T63">$</text:span><text:span text:style-name="T84">this</text:span><text:span text:style-name="T63">;</text:span></text:p>
      <text:p text:style-name="P80">    <text:span text:style-name="T63">}</text:span></text:p>
      <text:p text:style-name="P92">}</text:p>
      <text:p text:style-name="P92"/>
      <text:p text:style-name="P34">Pour que Symfony créée la table dans la base de données :</text:p>
      <text:p text:style-name="P25">php bin/console doctrine:schema:update –dump-sql <text:span text:style-name="T141">(pour voir)</text:span></text:p>
      <text:p text:style-name="P26">php bin/console doctrine:schema:update –<text:span text:style-name="T141">force (pour faire)</text:span></text:p>
      <text:p text:style-name="P13"/>
      <text:p text:style-name="P105"><text:span text:style-name="T137">Dans le contrôleur de Slider, </text:span><text:span text:style-name="T138">on envoie la collection d’ images comme options du formulaire (à la création et à l’édition)</text:span><text:span text:style-name="T137"> : </text:span></text:p>
      <text:p text:style-name="P109"/>
      <text:p text:style-name="P87"><text:span text:style-name="T32">use</text:span><text:span text:style-name="T139"> App</text:span><text:span text:style-name="T76">\</text:span><text:span text:style-name="T139">Entity</text:span><text:span text:style-name="T76">\</text:span><text:span text:style-name="T5">Image</text:span><text:span text:style-name="T76">;</text:span></text:p>
      <text:p text:style-name="P100"/>
      <text:p text:style-name="P100">//·...</text:p>
      <text:p text:style-name="P110"/>
      <text:p text:style-name="P76">  <text:span text:style-name="T53">/**</text:span></text:p>
      <text:p text:style-name="P101">     <text:span text:style-name="T35">* @Route("/new", name="slider_new", methods={"GET","POST"})</text:span></text:p>
      <text:p text:style-name="P101"><text:soft-page-break/>     <text:span text:style-name="T35">*/</text:span></text:p>
      <text:p text:style-name="P80">    <text:span text:style-name="T21">public</text:span><text:span text:style-name="T33"> </text:span><text:span text:style-name="T6">function</text:span><text:span text:style-name="T33"> </text:span><text:span text:style-name="T54">new</text:span><text:span text:style-name="T63">(</text:span><text:span text:style-name="T8">Request</text:span><text:span text:style-name="T33"> </text:span><text:span text:style-name="T63">$</text:span><text:span text:style-name="T6">request</text:span><text:span text:style-name="T63">,</text:span><text:span text:style-name="T33"> </text:span><text:span text:style-name="T8">ImageRepository</text:span><text:span text:style-name="T33"> </text:span><text:span text:style-name="T63">$</text:span><text:span text:style-name="T6">imageRepository</text:span><text:span text:style-name="T63">):</text:span><text:span text:style-name="T33"> </text:span><text:span text:style-name="T8">Response</text:span></text:p>
      <text:p text:style-name="P80">    <text:span text:style-name="T63">{</text:span></text:p>
      <text:p text:style-name="P80">        <text:span text:style-name="T63">$</text:span><text:span text:style-name="T6">slider</text:span><text:span text:style-name="T33"> </text:span><text:span text:style-name="T63">=</text:span><text:span text:style-name="T33"> </text:span><text:span text:style-name="T21">new</text:span><text:span text:style-name="T33"> </text:span><text:span text:style-name="T8">Slider</text:span><text:span text:style-name="T63">();</text:span></text:p>
      <text:p text:style-name="P102"/>
      <text:p text:style-name="P80">       <text:span text:style-name="T140"> </text:span><text:span text:style-name="T64">$</text:span><text:span text:style-name="T7">images</text:span><text:span text:style-name="T34"> </text:span><text:span text:style-name="T64">=</text:span><text:span text:style-name="T34"> </text:span><text:span text:style-name="T64">$</text:span><text:span text:style-name="T7">imageRepository</text:span><text:span text:style-name="T64">-&gt;</text:span><text:span text:style-name="T55">findAll</text:span><text:span text:style-name="T64">();</text:span></text:p>
      <text:p text:style-name="P103"/>
      <text:p text:style-name="P84">        <text:span text:style-name="T63">$</text:span><text:span text:style-name="T6">form</text:span><text:span text:style-name="T33"> </text:span><text:span text:style-name="T63">=</text:span><text:span text:style-name="T33"> </text:span><text:span text:style-name="T63">$</text:span><text:span text:style-name="T84">this</text:span><text:span text:style-name="T63">-&gt;</text:span><text:span text:style-name="T54">createForm</text:span><text:span text:style-name="T63">(</text:span><text:span text:style-name="T8">SliderType</text:span><text:span text:style-name="T63">::</text:span><text:span text:style-name="T21">class</text:span><text:span text:style-name="T63">,</text:span><text:span text:style-name="T33"> </text:span><text:span text:style-name="T63">$</text:span><text:span text:style-name="T6">slider</text:span><text:span text:style-name="T63">,</text:span><text:span text:style-name="T33"> </text:span><text:span text:style-name="T63">['</text:span><text:span text:style-name="T40">images</text:span><text:span text:style-name="T63">'=&gt;</text:span><text:span text:style-name="T33"> </text:span><text:span text:style-name="T63">$</text:span><text:span text:style-name="T6">images</text:span><text:span text:style-name="T63">]);</text:span></text:p>
      <text:p text:style-name="P102"/>
      <text:p text:style-name="P80">        <text:span text:style-name="T63">$</text:span><text:span text:style-name="T6">form</text:span><text:span text:style-name="T63">-&gt;</text:span><text:span text:style-name="T54">handleRequest</text:span><text:span text:style-name="T63">($</text:span><text:span text:style-name="T6">request</text:span><text:span text:style-name="T63">);</text:span></text:p>
      <text:p text:style-name="P102"/>
      <text:p text:style-name="P80">        <text:span text:style-name="T21">if</text:span><text:span text:style-name="T33"> </text:span><text:span text:style-name="T63">($</text:span><text:span text:style-name="T6">form</text:span><text:span text:style-name="T63">-&gt;</text:span><text:span text:style-name="T54">isSubmitted</text:span><text:span text:style-name="T63">()</text:span><text:span text:style-name="T33"> </text:span><text:span text:style-name="T63">&amp;&amp;</text:span><text:span text:style-name="T33"> </text:span><text:span text:style-name="T63">$</text:span><text:span text:style-name="T6">form</text:span><text:span text:style-name="T63">-&gt;</text:span><text:span text:style-name="T54">isValid</text:span><text:span text:style-name="T63">())</text:span><text:span text:style-name="T33"> </text:span><text:span text:style-name="T63">{</text:span></text:p>
      <text:p text:style-name="P80">            <text:span text:style-name="T63">$</text:span><text:span text:style-name="T6">entityManager</text:span><text:span text:style-name="T33"> </text:span><text:span text:style-name="T63">=</text:span><text:span text:style-name="T33"> </text:span><text:span text:style-name="T63">$</text:span><text:span text:style-name="T84">this</text:span><text:span text:style-name="T63">-&gt;</text:span><text:span text:style-name="T54">getDoctrine</text:span><text:span text:style-name="T63">()-&gt;</text:span><text:span text:style-name="T54">getManager</text:span><text:span text:style-name="T63">();</text:span></text:p>
      <text:p text:style-name="P80">            <text:span text:style-name="T63">$</text:span><text:span text:style-name="T6">entityManager</text:span><text:span text:style-name="T63">-&gt;</text:span><text:span text:style-name="T54">persist</text:span><text:span text:style-name="T63">($</text:span><text:span text:style-name="T6">slider</text:span><text:span text:style-name="T63">);</text:span></text:p>
      <text:p text:style-name="P80">            <text:span text:style-name="T63">$</text:span><text:span text:style-name="T6">entityManager</text:span><text:span text:style-name="T63">-&gt;</text:span><text:span text:style-name="T54">flush</text:span><text:span text:style-name="T63">();</text:span></text:p>
      <text:p text:style-name="P102"/>
      <text:p text:style-name="P80">       <text:span text:style-name="T140">     </text:span><text:span text:style-name="T64">$</text:span><text:span text:style-name="T7">images</text:span><text:span text:style-name="T34"> </text:span><text:span text:style-name="T64">=</text:span><text:span text:style-name="T34"> </text:span><text:span text:style-name="T64">$</text:span><text:span text:style-name="T7">form</text:span><text:span text:style-name="T64">-&gt;</text:span><text:span text:style-name="T55">get</text:span><text:span text:style-name="T64">('</text:span><text:span text:style-name="T41">images</text:span><text:span text:style-name="T64">')-&gt;</text:span><text:span text:style-name="T55">getData</text:span><text:span text:style-name="T64">();</text:span></text:p>
      <text:p text:style-name="P84">            <text:span text:style-name="T21">foreach</text:span><text:span text:style-name="T33"> </text:span><text:span text:style-name="T63">(</text:span><text:span text:style-name="T33"> </text:span><text:span text:style-name="T63">$</text:span><text:span text:style-name="T6">images</text:span><text:span text:style-name="T33"> </text:span><text:span text:style-name="T63">as</text:span><text:span text:style-name="T33"> </text:span><text:span text:style-name="T63">$</text:span><text:span text:style-name="T6">image</text:span><text:span text:style-name="T63">)</text:span></text:p>
      <text:p text:style-name="P84">            <text:span text:style-name="T63">{</text:span></text:p>
      <text:p text:style-name="P84">                <text:span text:style-name="T63">$</text:span><text:span text:style-name="T6">image</text:span><text:span text:style-name="T33"> </text:span><text:span text:style-name="T63">=</text:span><text:span text:style-name="T33"> </text:span><text:span text:style-name="T63">$</text:span><text:span text:style-name="T6">imageRepository</text:span><text:span text:style-name="T63">-&gt;</text:span><text:span text:style-name="T54">find</text:span><text:span text:style-name="T63">($</text:span><text:span text:style-name="T6">image</text:span><text:span text:style-name="T63">);</text:span></text:p>
      <text:p text:style-name="P84">                <text:span text:style-name="T63">$</text:span><text:span text:style-name="T6">slider</text:span><text:span text:style-name="T63">-&gt;</text:span><text:span text:style-name="T54">addImage</text:span><text:span text:style-name="T63">($</text:span><text:span text:style-name="T6">image</text:span><text:span text:style-name="T63">);</text:span></text:p>
      <text:p text:style-name="P84">            <text:span text:style-name="T63">}</text:span></text:p>
      <text:p text:style-name="P85"><text:span text:style-name="T33"> </text:span><text:span text:style-name="T36"> </text:span><text:span text:style-name="T63">$</text:span><text:span text:style-name="T6">entityManager</text:span><text:span text:style-name="T63">-&gt;</text:span><text:span text:style-name="T54">flush</text:span><text:span text:style-name="T63">();</text:span></text:p>
      <text:p text:style-name="P111"/>
      <text:p text:style-name="P97"/>
      <text:p text:style-name="P80">            <text:span text:style-name="T21">return</text:span><text:span text:style-name="T33"> </text:span><text:span text:style-name="T63">$</text:span><text:span text:style-name="T84">this</text:span><text:span text:style-name="T63">-&gt;</text:span><text:span text:style-name="T54">redirectToRoute</text:span><text:span text:style-name="T63">('</text:span><text:span text:style-name="T40">slider_index</text:span><text:span text:style-name="T63">');</text:span></text:p>
      <text:p text:style-name="P80">        <text:span text:style-name="T63">}</text:span></text:p>
      <text:p text:style-name="P102"/>
      <text:p text:style-name="P80">        <text:span text:style-name="T21">return</text:span><text:span text:style-name="T33"> </text:span><text:span text:style-name="T63">$</text:span><text:span text:style-name="T84">this</text:span><text:span text:style-name="T63">-&gt;</text:span><text:span text:style-name="T54">render</text:span><text:span text:style-name="T63">('</text:span><text:span text:style-name="T40">slider/new.html.twig</text:span><text:span text:style-name="T63">',</text:span><text:span text:style-name="T33"> </text:span><text:span text:style-name="T63">[</text:span></text:p>
      <text:p text:style-name="P80">            <text:span text:style-name="T63">'</text:span><text:span text:style-name="T40">slider</text:span><text:span text:style-name="T63">'</text:span><text:span text:style-name="T33"> </text:span><text:span text:style-name="T63">=&gt;</text:span><text:span text:style-name="T33"> </text:span><text:span text:style-name="T63">$</text:span><text:span text:style-name="T6">slider</text:span><text:span text:style-name="T63">,</text:span></text:p>
      <text:p text:style-name="P80">            <text:span text:style-name="T63">'</text:span><text:span text:style-name="T40">form</text:span><text:span text:style-name="T63">'</text:span><text:span text:style-name="T33"> </text:span><text:span text:style-name="T63">=&gt;</text:span><text:span text:style-name="T33"> </text:span><text:span text:style-name="T63">$</text:span><text:span text:style-name="T6">form</text:span><text:span text:style-name="T63">-&gt;</text:span><text:span text:style-name="T54">createView</text:span><text:span text:style-name="T63">(),</text:span></text:p>
      <text:p text:style-name="P80">        <text:span text:style-name="T63">]);</text:span></text:p>
      <text:p text:style-name="P80">    <text:span text:style-name="T63">}</text:span></text:p>
      <text:p text:style-name="P76"> <text:span text:style-name="T53">/**</text:span></text:p>
      <text:p text:style-name="P101">     <text:span text:style-name="T35">* @Route("/{id}/edit", name="slider_edit", methods={"GET","POST"})</text:span></text:p>
      <text:p text:style-name="P101">     <text:span text:style-name="T35">*/</text:span></text:p>
      <text:p text:style-name="P80">    <text:span text:style-name="T21">public</text:span><text:span text:style-name="T33"> </text:span><text:span text:style-name="T6">function</text:span><text:span text:style-name="T33"> </text:span><text:span text:style-name="T54">edit</text:span><text:span text:style-name="T63">(</text:span><text:span text:style-name="T8">Request</text:span><text:span text:style-name="T33"> </text:span><text:span text:style-name="T63">$</text:span><text:span text:style-name="T6">request</text:span><text:span text:style-name="T63">,</text:span><text:span text:style-name="T33"> </text:span><text:span text:style-name="T8">Slider</text:span><text:span text:style-name="T33"> </text:span><text:span text:style-name="T63">$</text:span><text:span text:style-name="T6">slider</text:span><text:span text:style-name="T63">,</text:span><text:span text:style-name="T33"> </text:span><text:span text:style-name="T8">ImageRepository</text:span><text:span text:style-name="T33"> </text:span><text:span text:style-name="T63">$</text:span><text:span text:style-name="T6">imageRepository</text:span><text:span text:style-name="T63">):</text:span><text:span text:style-name="T33"> </text:span><text:span text:style-name="T8">Response</text:span></text:p>
      <text:p text:style-name="P80">    <text:span text:style-name="T63">{</text:span></text:p>
      <text:p text:style-name="P80">      <text:span text:style-name="T140">  </text:span><text:span text:style-name="T64">$</text:span><text:span text:style-name="T7">images</text:span><text:span text:style-name="T34"> </text:span><text:span text:style-name="T64">=</text:span><text:span text:style-name="T34"> </text:span><text:span text:style-name="T64">$</text:span><text:span text:style-name="T7">imageRepository</text:span><text:span text:style-name="T64">-&gt;</text:span><text:span text:style-name="T55">findAll</text:span><text:span text:style-name="T64">();</text:span></text:p>
      <text:p text:style-name="P103"/>
      <text:p text:style-name="P84">        <text:span text:style-name="T63">$</text:span><text:span text:style-name="T6">form</text:span><text:span text:style-name="T33"> </text:span><text:span text:style-name="T63">=</text:span><text:span text:style-name="T33"> </text:span><text:span text:style-name="T63">$</text:span><text:span text:style-name="T84">this</text:span><text:span text:style-name="T63">-&gt;</text:span><text:span text:style-name="T54">createForm</text:span><text:span text:style-name="T63">(</text:span><text:span text:style-name="T8">SliderType</text:span><text:span text:style-name="T63">::</text:span><text:span text:style-name="T21">class</text:span><text:span text:style-name="T63">,</text:span><text:span text:style-name="T33"> </text:span><text:span text:style-name="T63">$</text:span><text:span text:style-name="T6">slider</text:span><text:span text:style-name="T63">,</text:span><text:span text:style-name="T33"> </text:span><text:span text:style-name="T63">['</text:span><text:span text:style-name="T40">images</text:span><text:span text:style-name="T63">'=&gt;</text:span><text:span text:style-name="T33"> </text:span><text:span text:style-name="T63">$</text:span><text:span text:style-name="T6">images</text:span><text:span text:style-name="T63">]);</text:span></text:p>
      <text:p text:style-name="P80">        <text:span text:style-name="T63">$</text:span><text:span text:style-name="T6">form</text:span><text:span text:style-name="T63">-&gt;</text:span><text:span text:style-name="T54">handleRequest</text:span><text:span text:style-name="T63">($</text:span><text:span text:style-name="T6">request</text:span><text:span text:style-name="T63">);</text:span></text:p>
      <text:p text:style-name="P102"><text:soft-page-break/></text:p>
      <text:p text:style-name="P80">        <text:span text:style-name="T21">if</text:span><text:span text:style-name="T33"> </text:span><text:span text:style-name="T63">($</text:span><text:span text:style-name="T6">form</text:span><text:span text:style-name="T63">-&gt;</text:span><text:span text:style-name="T54">isSubmitted</text:span><text:span text:style-name="T63">()</text:span><text:span text:style-name="T33"> </text:span><text:span text:style-name="T63">&amp;&amp;</text:span><text:span text:style-name="T33"> </text:span><text:span text:style-name="T63">$</text:span><text:span text:style-name="T6">form</text:span><text:span text:style-name="T63">-&gt;</text:span><text:span text:style-name="T54">isValid</text:span><text:span text:style-name="T63">())</text:span><text:span text:style-name="T33"> </text:span><text:span text:style-name="T63">{</text:span></text:p>
      <text:p text:style-name="P80">            <text:span text:style-name="T63">$</text:span><text:span text:style-name="T84">this</text:span><text:span text:style-name="T63">-&gt;</text:span><text:span text:style-name="T54">getDoctrine</text:span><text:span text:style-name="T63">()-&gt;</text:span><text:span text:style-name="T54">getManager</text:span><text:span text:style-name="T63">()-&gt;</text:span><text:span text:style-name="T54">flush</text:span><text:span text:style-name="T63">();</text:span></text:p>
      <text:p text:style-name="P103"/>
      <text:p text:style-name="P84">            <text:span text:style-name="T63">$</text:span><text:span text:style-name="T6">images</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images</text:span><text:span text:style-name="T63">')-&gt;</text:span><text:span text:style-name="T54">getData</text:span><text:span text:style-name="T63">();</text:span></text:p>
      <text:p text:style-name="P84">            <text:span text:style-name="T21">foreach</text:span><text:span text:style-name="T33"> </text:span><text:span text:style-name="T63">(</text:span><text:span text:style-name="T33"> </text:span><text:span text:style-name="T63">$</text:span><text:span text:style-name="T6">images</text:span><text:span text:style-name="T33"> </text:span><text:span text:style-name="T63">as</text:span><text:span text:style-name="T33"> </text:span><text:span text:style-name="T63">$</text:span><text:span text:style-name="T6">image</text:span><text:span text:style-name="T63">)</text:span></text:p>
      <text:p text:style-name="P84">            <text:span text:style-name="T63">{</text:span></text:p>
      <text:p text:style-name="P84">                <text:span text:style-name="T63">$</text:span><text:span text:style-name="T6">image</text:span><text:span text:style-name="T33"> </text:span><text:span text:style-name="T63">=</text:span><text:span text:style-name="T33"> </text:span><text:span text:style-name="T63">$</text:span><text:span text:style-name="T6">imageRepository</text:span><text:span text:style-name="T63">-&gt;</text:span><text:span text:style-name="T54">find</text:span><text:span text:style-name="T63">($</text:span><text:span text:style-name="T6">image</text:span><text:span text:style-name="T63">);</text:span></text:p>
      <text:p text:style-name="P84">                <text:span text:style-name="T63">$</text:span><text:span text:style-name="T6">slider</text:span><text:span text:style-name="T63">-&gt;</text:span><text:span text:style-name="T54">addImage</text:span><text:span text:style-name="T63">($</text:span><text:span text:style-name="T6">image</text:span><text:span text:style-name="T63">);</text:span></text:p>
      <text:p text:style-name="P84">            <text:span text:style-name="T63">}</text:span></text:p>
      <text:p text:style-name="P84"><text:span text:style-name="T33"> </text:span><text:span text:style-name="T63">$</text:span><text:span text:style-name="T84">this</text:span><text:span text:style-name="T63">-&gt;</text:span><text:span text:style-name="T54">getDoctrine</text:span><text:span text:style-name="T63">()-&gt;</text:span><text:span text:style-name="T54">getManager</text:span><text:span text:style-name="T63">()-&gt;</text:span><text:span text:style-name="T54">flush</text:span><text:span text:style-name="T63">();</text:span></text:p>
      <text:p text:style-name="P96"/>
      <text:p text:style-name="P102"/>
      <text:p text:style-name="P80">            <text:span text:style-name="T21">return</text:span><text:span text:style-name="T33"> </text:span><text:span text:style-name="T63">$</text:span><text:span text:style-name="T84">this</text:span><text:span text:style-name="T63">-&gt;</text:span><text:span text:style-name="T54">redirectToRoute</text:span><text:span text:style-name="T63">('</text:span><text:span text:style-name="T40">slider_index</text:span><text:span text:style-name="T63">');</text:span></text:p>
      <text:p text:style-name="P80">        <text:span text:style-name="T63">}</text:span></text:p>
      <text:p text:style-name="P102"/>
      <text:p text:style-name="P80">        <text:span text:style-name="T21">return</text:span><text:span text:style-name="T33"> </text:span><text:span text:style-name="T63">$</text:span><text:span text:style-name="T84">this</text:span><text:span text:style-name="T63">-&gt;</text:span><text:span text:style-name="T54">render</text:span><text:span text:style-name="T63">('</text:span><text:span text:style-name="T40">slider/edit.html.twig</text:span><text:span text:style-name="T63">',</text:span><text:span text:style-name="T33"> </text:span><text:span text:style-name="T63">[</text:span></text:p>
      <text:p text:style-name="P80">            <text:span text:style-name="T63">'</text:span><text:span text:style-name="T40">slider</text:span><text:span text:style-name="T63">'</text:span><text:span text:style-name="T33"> </text:span><text:span text:style-name="T63">=&gt;</text:span><text:span text:style-name="T33"> </text:span><text:span text:style-name="T63">$</text:span><text:span text:style-name="T6">slider</text:span><text:span text:style-name="T63">,</text:span></text:p>
      <text:p text:style-name="P80">            <text:span text:style-name="T63">'</text:span><text:span text:style-name="T40">form</text:span><text:span text:style-name="T63">'</text:span><text:span text:style-name="T33"> </text:span><text:span text:style-name="T63">=&gt;</text:span><text:span text:style-name="T33"> </text:span><text:span text:style-name="T63">$</text:span><text:span text:style-name="T6">form</text:span><text:span text:style-name="T63">-&gt;</text:span><text:span text:style-name="T54">createView</text:span><text:span text:style-name="T63">(),</text:span></text:p>
      <text:p text:style-name="P80">        <text:span text:style-name="T63">]);</text:span></text:p>
      <text:p text:style-name="P80">    <text:span text:style-name="T63">}</text:span></text:p>
      <text:p text:style-name="P73"/>
      <text:p text:style-name="Text_20_body">Dans le fichier SliderType :</text:p>
      <text:p text:style-name="P95">&lt;?php</text:p>
      <text:p text:style-name="P102"/>
      <text:p text:style-name="P75"><text:span text:style-name="T20">namespace</text:span> <text:span text:style-name="T4">App</text:span><text:span text:style-name="T72">\</text:span><text:span text:style-name="T4">Form</text:span><text:span text:style-name="T61">;</text:span></text:p>
      <text:p text:style-name="P102"/>
      <text:p text:style-name="P75"><text:span text:style-name="T20">use</text:span> App<text:span text:style-name="T61">\</text:span>Entity<text:span text:style-name="T61">\</text:span><text:span text:style-name="T4">Slider</text:span><text:span text:style-name="T61">;</text:span></text:p>
      <text:p text:style-name="P75"><text:span text:style-name="T20">use</text:span> Symfony<text:span text:style-name="T61">\</text:span>Component<text:span text:style-name="T61">\</text:span>Form<text:span text:style-name="T61">\</text:span><text:span text:style-name="T4">AbstractType</text:span><text:span text:style-name="T61">;</text:span></text:p>
      <text:p text:style-name="P75"><text:span text:style-name="T20">use</text:span> Symfony<text:span text:style-name="T61">\</text:span>Component<text:span text:style-name="T61">\</text:span>Form<text:span text:style-name="T61">\</text:span><text:span text:style-name="T4">FormBuilderInterface</text:span><text:span text:style-name="T61">;</text:span></text:p>
      <text:p text:style-name="P75"><text:span text:style-name="T20">use</text:span> Symfony<text:span text:style-name="T61">\</text:span>Component<text:span text:style-name="T61">\</text:span>OptionsResolver<text:span text:style-name="T61">\</text:span><text:span text:style-name="T4">OptionsResolver</text:span><text:span text:style-name="T61">;</text:span></text:p>
      <text:p text:style-name="P75"><text:span text:style-name="T20">use</text:span> Symfony<text:span text:style-name="T61">\</text:span>Component<text:span text:style-name="T61">\</text:span>Form<text:span text:style-name="T61">\</text:span>Extension<text:span text:style-name="T61">\</text:span>Core<text:span text:style-name="T61">\</text:span>Type<text:span text:style-name="T61">\</text:span><text:span text:style-name="T4">ChoiceType</text:span><text:span text:style-name="T61">;</text:span></text:p>
      <text:p text:style-name="P75"><text:span text:style-name="T20">use</text:span> App<text:span text:style-name="T61">\</text:span>Entity<text:span text:style-name="T61">\</text:span><text:span text:style-name="T4">Image</text:span><text:span text:style-name="T61">;</text:span></text:p>
      <text:p text:style-name="P114"/>
      <text:p text:style-name="P75"><text:span text:style-name="T3">class</text:span> <text:span text:style-name="T4">SliderType</text:span> <text:span text:style-name="T20">extends</text:span> <text:span text:style-name="T4">AbstractType</text:span></text:p>
      <text:p text:style-name="P92">{</text:p>
      <text:p text:style-name="P80">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80">    <text:span text:style-name="T63">{</text:span></text:p>
      <text:p text:style-name="P80">       <text:span text:style-name="T63">$</text:span><text:span text:style-name="T6">photos</text:span><text:span text:style-name="T33"> </text:span><text:span text:style-name="T63">=</text:span><text:span text:style-name="T33"> </text:span><text:span text:style-name="T63">[];</text:span></text:p>
      <text:p text:style-name="P80">      </text:p>
      <text:p text:style-name="P80">        <text:span text:style-name="T21">foreach</text:span><text:span text:style-name="T33"> </text:span><text:span text:style-name="T63">($</text:span><text:span text:style-name="T6">options</text:span><text:span text:style-name="T63">['</text:span><text:span text:style-name="T40">images</text:span><text:span text:style-name="T63">']</text:span><text:span text:style-name="T33"> </text:span><text:span text:style-name="T63">as</text:span><text:span text:style-name="T33"> </text:span><text:span text:style-name="T63">$</text:span><text:span text:style-name="T6">image</text:span><text:span text:style-name="T63">)</text:span></text:p>
      <text:p text:style-name="P80">        <text:span text:style-name="T63">{</text:span></text:p>
      <text:p text:style-name="P80">           <text:span text:style-name="T63">$</text:span><text:span text:style-name="T6">photos</text:span><text:span text:style-name="T63">[$</text:span><text:span text:style-name="T6">image</text:span><text:span text:style-name="T63">-&gt;</text:span><text:span text:style-name="T54">getNom</text:span><text:span text:style-name="T63">()]</text:span><text:span text:style-name="T33">  </text:span><text:span text:style-name="T63">=</text:span><text:span text:style-name="T33"> </text:span><text:span text:style-name="T63">$</text:span><text:span text:style-name="T6">image</text:span><text:span text:style-name="T63">-&gt;</text:span><text:span text:style-name="T54">getId</text:span><text:span text:style-name="T63">();</text:span><text:span text:style-name="T33"> </text:span><text:span text:style-name="T97">//on affiche le nom, on transmet l'id!</text:span></text:p>
      <text:p text:style-name="P80">          </text:p>
      <text:p text:style-name="P80"><text:soft-page-break/>        <text:span text:style-name="T63">}</text:span></text:p>
      <text:p text:style-name="P80">       </text:p>
      <text:p text:style-name="P80">        <text:span text:style-name="T63">$</text:span><text:span text:style-name="T6">builder</text:span></text:p>
      <text:p text:style-name="P80">            <text:span text:style-name="T63">-&gt;</text:span><text:span text:style-name="T54">add</text:span><text:span text:style-name="T63">('</text:span><text:span text:style-name="T40">nom</text:span><text:span text:style-name="T63">')</text:span></text:p>
      <text:p text:style-name="P80">            <text:span text:style-name="T63">-&gt;</text:span><text:span text:style-name="T54">add</text:span><text:span text:style-name="T63">('</text:span><text:span text:style-name="T40">article</text:span><text:span text:style-name="T63">')</text:span></text:p>
      <text:p text:style-name="P80">            <text:span text:style-name="T63">-&gt;</text:span><text:span text:style-name="T54">add</text:span><text:span text:style-name="T63">('</text:span><text:span text:style-name="T40">section</text:span><text:span text:style-name="T63">')</text:span></text:p>
      <text:p text:style-name="P80">            <text:span text:style-name="T63">-&gt;</text:span><text:span text:style-name="T54">add</text:span><text:span text:style-name="T63">('</text:span><text:span text:style-name="T40">images</text:span><text:span text:style-name="T63">',</text:span><text:span text:style-name="T33"> </text:span><text:span text:style-name="T8">ChoiceType</text:span><text:span text:style-name="T63">::</text:span><text:span text:style-name="T21">class</text:span><text:span text:style-name="T63">,[</text:span></text:p>
      <text:p text:style-name="P80">                <text:span text:style-name="T63">'</text:span><text:span text:style-name="T40">choices</text:span><text:span text:style-name="T63">'</text:span><text:span text:style-name="T33"> </text:span><text:span text:style-name="T63">=&gt;</text:span><text:span text:style-name="T33"> </text:span><text:span text:style-name="T63">$</text:span><text:span text:style-name="T6">photos</text:span><text:span text:style-name="T63">,</text:span></text:p>
      <text:p text:style-name="P80">                <text:span text:style-name="T63">'</text:span><text:span text:style-name="T40">multiple</text:span><text:span text:style-name="T63">'</text:span><text:span text:style-name="T33"> </text:span><text:span text:style-name="T63">=&gt;</text:span><text:span text:style-name="T33"> </text:span><text:span text:style-name="T84">true</text:span><text:span text:style-name="T63">,</text:span></text:p>
      <text:p text:style-name="P80">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span text:style-name="T40">required</text:span><text:span text:style-name="T63">'</text:span><text:span text:style-name="T33"> </text:span><text:span text:style-name="T63">=&gt;</text:span><text:span text:style-name="T33"> </text:span><text:span text:style-name="T84">false</text:span><text:span text:style-name="T63">])</text:span></text:p>
      <text:p text:style-name="P80">        <text:span text:style-name="T63">;</text:span></text:p>
      <text:p text:style-name="P80">    <text:span text:style-name="T63">}</text:span></text:p>
      <text:p text:style-name="P102"/>
      <text:p text:style-name="P80">    <text:span text:style-name="T21">public</text:span><text:span text:style-name="T33"> </text:span><text:span text:style-name="T6">function</text:span><text:span text:style-name="T33"> </text:span><text:span text:style-name="T54">configureOptions</text:span><text:span text:style-name="T63">(</text:span><text:span text:style-name="T8">OptionsResolver</text:span><text:span text:style-name="T33"> </text:span><text:span text:style-name="T63">$</text:span><text:span text:style-name="T6">resolver</text:span><text:span text:style-name="T63">)</text:span></text:p>
      <text:p text:style-name="P80">    <text:span text:style-name="T63">{</text:span></text:p>
      <text:p text:style-name="P80">        <text:span text:style-name="T63">$</text:span><text:span text:style-name="T6">resolver</text:span><text:span text:style-name="T63">-&gt;</text:span><text:span text:style-name="T54">setDefaults</text:span><text:span text:style-name="T63">([</text:span></text:p>
      <text:p text:style-name="P80">            <text:span text:style-name="T63">'</text:span><text:span text:style-name="T40">data_class</text:span><text:span text:style-name="T63">'</text:span><text:span text:style-name="T33"> </text:span><text:span text:style-name="T63">=&gt;</text:span><text:span text:style-name="T33"> </text:span><text:span text:style-name="T8">Slider</text:span><text:span text:style-name="T63">::</text:span><text:span text:style-name="T21">class</text:span><text:span text:style-name="T63">,</text:span></text:p>
      <text:p text:style-name="P80">            <text:span text:style-name="T63">'</text:span><text:span text:style-name="T40">images</text:span><text:span text:style-name="T63">'</text:span><text:span text:style-name="T33"> </text:span><text:span text:style-name="T63">=&gt;</text:span><text:span text:style-name="T33"> </text:span><text:span text:style-name="T63">[],</text:span></text:p>
      <text:p text:style-name="P102"/>
      <text:p text:style-name="P80">        <text:span text:style-name="T63">]);</text:span></text:p>
      <text:p text:style-name="P80">       </text:p>
      <text:p text:style-name="P80">    <text:span text:style-name="T63">}</text:span></text:p>
      <text:p text:style-name="P92">}</text:p>
      <text:p text:style-name="P75"/>
      <text:h text:style-name="Heading_20_1" text:outline-level="1">Quelques améliorations</text:h>
      <text:p text:style-name="P38">Finalement, je sors les fichiers images du formulaire parce que des images sans images, c’était pas facile à exploiter, et je leur fais deux formulaires dédiés ou apparaissent pour l’un les images disponibles (qui ne sont pas dans le carrousel) avec des cases à cocher pour les ajouter en nombre, et pour l’autre les images déjà insérées, avec des cases à cocher pour les enlever.</text:p>
      <text:p text:style-name="P36"/>
      <text:h text:style-name="Heading_20_1" text:outline-level="1">Générer les carrousels PHP</text:h>
      <text:p text:style-name="P35">Dans mon fichier yaml, <text:span text:style-name="T142">j’indique l’emplacement du dossier où ranger mes fichiers générés, comme je l’avais fait pour les images téléchargées.</text:span></text:p>
      <text:p text:style-name="P77"><text:span text:style-name="T20">parameters</text:span><text:span text:style-name="T61">:</text:span></text:p>
      <text:p text:style-name="P89">    <text:span text:style-name="T21">images_directory</text:span><text:span text:style-name="T63">:</text:span><text:span text:style-name="T33"> </text:span><text:span text:style-name="T63">'</text:span><text:span text:style-name="T40">%kernel.project_dir%/public/uploads</text:span><text:span text:style-name="T63">'</text:span></text:p>
      <text:p text:style-name="P89">   <text:span text:style-name="T140"> </text:span><text:span text:style-name="T22">generated_directory</text:span><text:span text:style-name="T64">:</text:span><text:span text:style-name="T34"> </text:span><text:span text:style-name="T64">'</text:span><text:span text:style-name="T41">%kernel.proje</text:span><text:span text:style-name="T42">c</text:span><text:span text:style-name="T41">t_dir%/public/generated</text:span><text:span text:style-name="T64">'</text:span></text:p>
      <text:p text:style-name="P98"/>
      <text:p text:style-name="P37">On va utiliser ce paramètre dans le contrôleur (SliderController) lors de l’appel de la fonction qui génère le carrousel :</text:p>
      <text:p text:style-name="P83"><text:span text:style-name="T33"> </text:span><text:span text:style-name="T21">public</text:span><text:span text:style-name="T33"> </text:span><text:span text:style-name="T6">function</text:span><text:span text:style-name="T33"> </text:span><text:span text:style-name="T54">sliderGenere</text:span><text:span text:style-name="T63">(</text:span><text:span text:style-name="T8">Slider</text:span><text:span text:style-name="T33"> </text:span><text:span text:style-name="T63">$</text:span><text:span text:style-name="T6">slider</text:span><text:span text:style-name="T63">)</text:span></text:p>
      <text:p text:style-name="P80">    <text:span text:style-name="T63">{</text:span></text:p>
      <text:p text:style-name="P82"><text:soft-page-break/>       <text:span text:style-name="T63">$</text:span><text:span text:style-name="T6">dir</text:span><text:span text:style-name="T33"> </text:span><text:span text:style-name="T63">=</text:span><text:span text:style-name="T33"> </text:span><text:span text:style-name="T63">$</text:span><text:span text:style-name="T84">this</text:span><text:span text:style-name="T63">-&gt;</text:span><text:span text:style-name="T54">getParameter</text:span><text:span text:style-name="T63">('</text:span><text:span text:style-name="T40">generated_directory</text:span><text:span text:style-name="T63">');</text:span></text:p>
      <text:p text:style-name="P80">       <text:span text:style-name="T63">$</text:span><text:span text:style-name="T6">slider</text:span><text:span text:style-name="T63">-&gt;</text:span><text:span text:style-name="T54">genereSlider</text:span><text:span text:style-name="T63">($</text:span><text:span text:style-name="T6">dir</text:span><text:span text:style-name="T63">);</text:span></text:p>
      <text:p text:style-name="P92"/>
      <text:p text:style-name="P80">        <text:span text:style-name="T21">return</text:span><text:span text:style-name="T33"> </text:span><text:span text:style-name="T63">$</text:span><text:span text:style-name="T84">this</text:span><text:span text:style-name="T63">-&gt;</text:span><text:span text:style-name="T54">redirectToRoute</text:span><text:span text:style-name="T63">('</text:span><text:span text:style-name="T40">slider_index</text:span><text:span text:style-name="T63">');</text:span></text:p>
      <text:p text:style-name="P80">    <text:span text:style-name="T63">}</text:span></text:p>
      <text:p text:style-name="Text_20_body">La fonction qui va générer le fichier e<text:span text:style-name="T143">st une méthode de la classe Slider :</text:span></text:p>
      <text:p text:style-name="P80"> <text:span text:style-name="T21">public</text:span><text:span text:style-name="T33"> </text:span><text:span text:style-name="T6">function</text:span><text:span text:style-name="T33"> </text:span><text:span text:style-name="T54">genereSlider</text:span><text:span text:style-name="T63">($</text:span><text:span text:style-name="T6">dir</text:span><text:span text:style-name="T63">)</text:span></text:p>
      <text:p text:style-name="P80">    <text:span text:style-name="T63">{</text:span></text:p>
      <text:p text:style-name="P80">      </text:p>
      <text:p text:style-name="P80">         <text:span text:style-name="T63">$</text:span><text:span text:style-name="T6">path</text:span><text:span text:style-name="T33"> </text:span><text:span text:style-name="T63">=</text:span><text:span text:style-name="T33"> </text:span><text:span text:style-name="T63">$</text:span><text:span text:style-name="T6">dir</text:span><text:span text:style-name="T63">."</text:span><text:span text:style-name="T40">/slider_</text:span><text:span text:style-name="T63">".$</text:span><text:span text:style-name="T84">this</text:span><text:span text:style-name="T63">-&gt;</text:span><text:span text:style-name="T54">getNom</text:span><text:span text:style-name="T63">()."</text:span><text:span text:style-name="T40">.php</text:span><text:span text:style-name="T63">";</text:span></text:p>
      <text:p text:style-name="P80">        <text:span text:style-name="T63">$</text:span><text:span text:style-name="T6">sliderFile</text:span><text:span text:style-name="T33"> </text:span><text:span text:style-name="T63">=</text:span><text:span text:style-name="T33"> </text:span><text:span text:style-name="T54">fopen</text:span><text:span text:style-name="T63">($</text:span><text:span text:style-name="T6">path</text:span><text:span text:style-name="T63">,</text:span><text:span text:style-name="T33"> </text:span><text:span text:style-name="T63">'</text:span><text:span text:style-name="T40">w</text:span><text:span text:style-name="T63">');</text:span></text:p>
      <text:p text:style-name="P80">       </text:p>
      <text:p text:style-name="P80">        <text:span text:style-name="T54">fwrite</text:span><text:span text:style-name="T63">($</text:span><text:span text:style-name="T6">sliderFile</text:span><text:span text:style-name="T63">,'</text:span><text:span text:style-name="T40">&lt;div class="container"&gt; </text:span><text:span text:style-name="T63">');</text:span></text:p>
      <text:p text:style-name="P80">        <text:span text:style-name="T21">foreach</text:span><text:span text:style-name="T33"> </text:span><text:span text:style-name="T63">($</text:span><text:span text:style-name="T84">this</text:span><text:span text:style-name="T63">-&gt;</text:span><text:span text:style-name="T54">getImages</text:span><text:span text:style-name="T63">()</text:span><text:span text:style-name="T33"> </text:span><text:span text:style-name="T63">as</text:span><text:span text:style-name="T33"> </text:span><text:span text:style-name="T63">$</text:span><text:span text:style-name="T6">image</text:span><text:span text:style-name="T63">)</text:span></text:p>
      <text:p text:style-name="P80">        <text:span text:style-name="T63">{</text:span></text:p>
      <text:p text:style-name="P80">            <text:span text:style-name="T54">fwrite</text:span><text:span text:style-name="T63">($</text:span><text:span text:style-name="T6">sliderFile</text:span><text:span text:style-name="T63">,</text:span><text:span text:style-name="T33"> </text:span><text:span text:style-name="T63">'</text:span><text:span text:style-name="T40">&lt;figure class="slide"&gt; </text:span><text:span text:style-name="T63">');</text:span></text:p>
      <text:p text:style-name="P80">          </text:p>
      <text:p text:style-name="P80">            <text:span text:style-name="T54">fwrite</text:span><text:span text:style-name="T63">($</text:span><text:span text:style-name="T6">sliderFile</text:span><text:span text:style-name="T63">,</text:span><text:span text:style-name="T33"> </text:span><text:span text:style-name="T63">'</text:span><text:span text:style-name="T40"> &lt;img class="clickable" src="petites_images/</text:span><text:span text:style-name="T63">'.$</text:span><text:span text:style-name="T6">image</text:span><text:span text:style-name="T63">-&gt;</text:span><text:span text:style-name="T54">getNom</text:span><text:span text:style-name="T63">().'</text:span><text:span text:style-name="T40">" width=150 height=100 onclick="displaySlides(src) ;"&gt; </text:span><text:span text:style-name="T63">');</text:span></text:p>
      <text:p text:style-name="P80">            <text:span text:style-name="T54">fwrite</text:span><text:span text:style-name="T63">($</text:span><text:span text:style-name="T6">sliderFile</text:span><text:span text:style-name="T63">,</text:span><text:span text:style-name="T33"> </text:span><text:span text:style-name="T63">'</text:span><text:span text:style-name="T40">&lt;figcaption hidden&gt;</text:span><text:span text:style-name="T63">'.$</text:span><text:span text:style-name="T6">image</text:span><text:span text:style-name="T63">-&gt;</text:span><text:span text:style-name="T54">getLegend</text:span><text:span text:style-name="T63">().'</text:span><text:span text:style-name="T40">&lt;/figcaption&gt;</text:span><text:span text:style-name="T63">');</text:span></text:p>
      <text:p text:style-name="P80">            <text:span text:style-name="T54">fwrite</text:span><text:span text:style-name="T63">($</text:span><text:span text:style-name="T6">sliderFile</text:span><text:span text:style-name="T63">,</text:span><text:span text:style-name="T33"> </text:span><text:span text:style-name="T63">'</text:span><text:span text:style-name="T40">&lt;/figure&gt; </text:span><text:span text:style-name="T63">');</text:span></text:p>
      <text:p text:style-name="P80">        <text:span text:style-name="T63">}</text:span></text:p>
      <text:p text:style-name="P102"/>
      <text:p text:style-name="P80">        <text:span text:style-name="T54">fwrite</text:span><text:span text:style-name="T63">($</text:span><text:span text:style-name="T6">sliderFile</text:span><text:span text:style-name="T63">,'</text:span><text:span text:style-name="T40">&lt;/div&gt;</text:span><text:span text:style-name="T63">');</text:span></text:p>
      <text:p text:style-name="P75"><text:span text:style-name="T72"><text:s text:c="3"/></text:span><text:span text:style-name="T60">fclose</text:span><text:span text:style-name="T61">($</text:span><text:span text:style-name="T3">sliderFile</text:span><text:span text:style-name="T61">);</text:span></text:p>
      <text:p text:style-name="P92"/>
      <text:p text:style-name="P80">    <text:span text:style-name="T63">}</text:span></text:p>
      <text:p text:style-name="P92"/>
      <text:h text:style-name="Heading_20_1" text:outline-level="1">Qualité du code</text:h>
      <text:p text:style-name="Text_20_body"/>
      <text:p text:style-name="Text_20_body">Il y a <text:span text:style-name="T144">des règles d’harmonisation (afin que tous les développeurs se comprennent facilement) dans le nommage des classes, des fonctions, des variables, et aussi pour les indentations, et la place des accolades ouvrantes. Un exemple : on met l’accolade ouvrante à la ligne pour une classe ou une fonction, on la laisse après la condition pour une boucle ou un if. On voit donc que le code ci-dessus ne respecte pas la norme car l’accolade après le foreach est à la ligne suivante. Pas de panique, il ya des outils pour y remédier, tels que php-cs-fixer.</text:span></text:p>
      <text:p text:style-name="Text_20_body"/>
      <text:p text:style-name="P39">Installation : <text:span text:style-name="T140">composer require --working-dir=tools/php-cs-fixer friendsofphp/php-cs-fixer</text:span> (après avoir créé un dossier tools et un sous-dossier php-cs-fixer à la racine du projet).</text:p>
      <text:p text:style-name="P39">Pour corriger le code et le mettre aux normes PSR1 et PSR2 (le minimum par défaut) :</text:p>
      <text:p text:style-name="P7"><text:soft-page-break/>tools/php-cs-fixer/vendor/bin/php-cs-fixer fix <text:span text:style-name="T144">nom-du-dossier-ou-fichier-exemple-src</text:span> <text:s text:c="3"/></text:p>
      <text:p text:style-name="P79"> <text:span text:style-name="T145"> </text:span><text:span text:style-name="T28">foreach</text:span><text:span text:style-name="T37"> </text:span><text:span text:style-name="T70">($</text:span><text:span text:style-name="T85">this</text:span><text:span text:style-name="T70">-&gt;</text:span><text:span text:style-name="T58">getImages</text:span><text:span text:style-name="T70">()</text:span><text:span text:style-name="T37"> </text:span><text:span text:style-name="T70">as</text:span><text:span text:style-name="T37"> </text:span><text:span text:style-name="T70">$</text:span><text:span text:style-name="T12">image</text:span><text:span text:style-name="T70">)</text:span><text:span text:style-name="T37"> </text:span><text:span text:style-name="T70">{</text:span></text:p>
      <text:p text:style-name="P80">            <text:span text:style-name="T54">fwrite</text:span><text:span text:style-name="T63">($</text:span><text:span text:style-name="T6">sliderFile</text:span><text:span text:style-name="T63">,</text:span><text:span text:style-name="T33"> </text:span><text:span text:style-name="T63">'</text:span><text:span text:style-name="T40">&lt;figure class="slide"&gt; </text:span><text:span text:style-name="T63">');</text:span></text:p>
      <text:p text:style-name="P80">          </text:p>
      <text:p text:style-name="P80">            <text:span text:style-name="T54">fwrite</text:span><text:span text:style-name="T63">($</text:span><text:span text:style-name="T6">sliderFile</text:span><text:span text:style-name="T63">,</text:span><text:span text:style-name="T33"> </text:span><text:span text:style-name="T63">'</text:span><text:span text:style-name="T40"> &lt;img class="clickable" src="petites_images/</text:span><text:span text:style-name="T63">'.$</text:span><text:span text:style-name="T6">image</text:span><text:span text:style-name="T63">-&gt;</text:span><text:span text:style-name="T54">getNom</text:span><text:span text:style-name="T63">().'</text:span><text:span text:style-name="T40">" width=150 height=100 onclick="displaySlides(src) ;"&gt; </text:span><text:span text:style-name="T63">');</text:span></text:p>
      <text:p text:style-name="P80">            <text:span text:style-name="T54">fwrite</text:span><text:span text:style-name="T63">($</text:span><text:span text:style-name="T6">sliderFile</text:span><text:span text:style-name="T63">,</text:span><text:span text:style-name="T33"> </text:span><text:span text:style-name="T63">'</text:span><text:span text:style-name="T40">&lt;figcaption hidden&gt;</text:span><text:span text:style-name="T63">'.$</text:span><text:span text:style-name="T6">image</text:span><text:span text:style-name="T63">-&gt;</text:span><text:span text:style-name="T54">getLegend</text:span><text:span text:style-name="T63">().'</text:span><text:span text:style-name="T40">&lt;/figcaption&gt;</text:span><text:span text:style-name="T63">');</text:span></text:p>
      <text:p text:style-name="P80">            <text:span text:style-name="T54">fwrite</text:span><text:span text:style-name="T63">($</text:span><text:span text:style-name="T6">sliderFile</text:span><text:span text:style-name="T63">,</text:span><text:span text:style-name="T33"> </text:span><text:span text:style-name="T63">'</text:span><text:span text:style-name="T40">&lt;/figure&gt; </text:span><text:span text:style-name="T63">');</text:span></text:p>
      <text:p text:style-name="P80">        <text:span text:style-name="T63">}</text:span></text:p>
      <text:p text:style-name="P39">L’accolade s’ouvre maintenant au bon endroit et les indentations sont régulières, toutes à 4 espaces comme il se doit. <text:span text:style-name="T147">L’outil a effectué le travail, qui serait fastidieux manuellement.</text:span></text:p>
      <text:p text:style-name="P40"><text:span text:style-name="T146">Il est possible aussi d’avoir un <text:s/>fichier de configuration (</text:span>.php_cs.dist , <text:span text:style-name="T148">à la racine) qui indique quels règles appliquer si on a des règles propres à son entreprise et dans quels fichiers les appliquer (plus besoin de nommer un fichier ou dossier lors de l’appel de php-cs-fixer.</text:span></text:p>
      <text:p text:style-name="P42">On peut aussi indiquer un bloc en-tête sous forme de commentaire à inclure dans les fichiers de code (auteur, licence…).</text:p>
      <text:p text:style-name="P41">Exemple de fichier de configuration, d’après celui du cours openclassrooms:  <text:a xlink:type="simple" xlink:href="https://openclassrooms.com/fr/courses/5489656-construisez-un-site-web-a-l-aide-du-framework-symfony-4/5517036-qu-est-ce-qu-un-code-de-qualite" text:style-name="Internet_20_link" text:visited-style-name="Visited_20_Internet_20_Link">https://openclassrooms.com/fr/courses/5489656-construisez-un-site-web-a-l-aide-du-framework-symfony-4/5517036-qu-est-ce-qu-un-code-de-qualite</text:a>:</text:p>
      <text:p text:style-name="P41">&lt;?php</text:p>
      <text:p text:style-name="P41"/>
      <text:p text:style-name="P41">$enteteFichier = &lt;&lt;&lt;COMMENT</text:p>
      <text:p text:style-name="P41">Imageur_Symfony</text:p>
      <text:p text:style-name="P41">Symfony 5</text:p>
      <text:p text:style-name="P41">Christine Zedday</text:p>
      <text:p text:style-name="P41">COMMENT;</text:p>
      <text:p text:style-name="P41"/>
      <text:p text:style-name="P41">$finder = PhpCsFixer\Finder::create()</text:p>
      <text:p text:style-name="P41"><text:s text:c="4"/>-&gt;in(__DIR__)</text:p>
      <text:p text:style-name="P41"><text:s text:c="4"/>-&gt;exclude('config')</text:p>
      <text:p text:style-name="P41"><text:s text:c="4"/>-&gt;exclude('var')</text:p>
      <text:p text:style-name="P41"><text:s text:c="4"/>-&gt;exclude('public')</text:p>
      <text:p text:style-name="P41"><text:s text:c="4"/>-&gt;exclude('vendor')</text:p>
      <text:p text:style-name="P41"><text:tab/>-&gt;exclude('tools')</text:p>
      <text:p text:style-name="P41"><text:s text:c="4"/>// exclut les fichiers générés</text:p>
      <text:p text:style-name="P41"><text:soft-page-break/><text:s text:c="4"/>-&gt;notPath('bin/console')</text:p>
      <text:p text:style-name="P41">;</text:p>
      <text:p text:style-name="P41"/>
      <text:p text:style-name="P41">return PhpCsFixer\Config::create()</text:p>
      <text:p text:style-name="P41"><text:s text:c="4"/>-&gt;setRiskyAllowed(true)</text:p>
      <text:p text:style-name="P41"><text:s text:c="4"/>-&gt;setRules([</text:p>
      <text:p text:style-name="P41"><text:s text:c="8"/>'@Symfony' =&gt; true,</text:p>
      <text:p text:style-name="P41"><text:s text:c="8"/>'@Symfony:risky' =&gt; true,</text:p>
      <text:p text:style-name="P41"><text:s text:c="8"/>'array_syntax' =&gt; ['syntax' =&gt; 'short'],</text:p>
      <text:p text:style-name="P41"><text:s text:c="8"/>'header_comment' =&gt; ['header' =&gt; $enteteFichier, 'separate' =&gt; 'both'],</text:p>
      <text:p text:style-name="P41"><text:s text:c="8"/>'linebreak_after_opening_tag' =&gt; true,</text:p>
      <text:p text:style-name="P41"><text:s text:c="8"/>'mb_str_functions' =&gt; true,</text:p>
      <text:p text:style-name="P41"><text:s text:c="8"/>'no_php4_constructor' =&gt; true,</text:p>
      <text:p text:style-name="P41"><text:s text:c="8"/>'no_superfluous_phpdoc_tags' =&gt; true,</text:p>
      <text:p text:style-name="P41"><text:s text:c="8"/>'no_unreachable_default_argument_value' =&gt; true,</text:p>
      <text:p text:style-name="P41"><text:s text:c="8"/>'no_useless_else' =&gt; true,</text:p>
      <text:p text:style-name="P41"><text:s text:c="8"/>'no_useless_return' =&gt; true,</text:p>
      <text:p text:style-name="P41"><text:s text:c="8"/>'ordered_imports' =&gt; true,</text:p>
      <text:p text:style-name="P41"><text:s text:c="8"/>'php_unit_strict' =&gt; true,</text:p>
      <text:p text:style-name="P41"><text:s text:c="8"/>'phpdoc_order' =&gt; true,</text:p>
      <text:p text:style-name="P41"><text:s text:c="8"/>'semicolon_after_instruction' =&gt; true,</text:p>
      <text:p text:style-name="P41"><text:s text:c="8"/>'strict_comparison' =&gt; true,</text:p>
      <text:p text:style-name="P41"><text:s text:c="8"/>'strict_param' =&gt; true,</text:p>
      <text:p text:style-name="P41"><text:s text:c="4"/>])</text:p>
      <text:p text:style-name="P41"><text:s text:c="4"/>-&gt;setFinder($finder)</text:p>
      <text:p text:style-name="P41"><text:s text:c="4"/>-&gt;setCacheFile(__DIR__.'/var/.php_cs.cache')</text:p>
      <text:p text:style-name="P41">;</text:p>
      <text:p text:style-name="P75"/>
      <text:h text:style-name="P124" text:outline-level="1"><text:span text:style-name="T149">Ajouter un champ clé étrangère à une entité :</text:span></text:h>
      <text:p text:style-name="P128"/>
      <text:p text:style-name="P126">Ne pas oublier d’ énlever le champ ‘article’ string avant d’ajouter le champ ‘artcle’ relation !</text:p>
      <text:p text:style-name="Text_20_body"><text:soft-page-break/></text:p>
      <text:p text:style-name="P88"/>
      <text:p text:style-name="P125"><text:span text:style-name="T150">C:\laragon\www\Imageur_Symfony&gt; php bin/console make:entity</text:span></text:p>
      <text:p text:style-name="P9"/>
      <text:p text:style-name="P9"><text:s/>Class name of the entity to create or update (e.g. BravePizza):</text:p>
      <text:p text:style-name="P9"><text:s/>&gt; Slider</text:p>
      <text:p text:style-name="P9">Slider</text:p>
      <text:p text:style-name="P9"><text:s/>Your entity already exists! So let's add some new fields!</text:p>
      <text:p text:style-name="P9"/>
      <text:p text:style-name="P9"><text:s/>New property name (press &lt;return&gt; to stop adding fields):</text:p>
      <text:p text:style-name="P9"><text:s/>&gt; article  </text:p>
      <text:p text:style-name="P9"/>
      <text:p text:style-name="P9"><text:s/>Field type (enter ? to see all types) [string]:</text:p>
      <text:p text:style-name="P9"><text:s/>&gt; relation</text:p>
      <text:p text:style-name="P9">relation <text:s/></text:p>
      <text:p text:style-name="P9"/>
      <text:p text:style-name="P9"><text:s/>What class should this entity be related to?:</text:p>
      <text:p text:style-name="P9"><text:s/>&gt; Article</text:p>
      <text:p text:style-name="P9">Article</text:p>
      <text:p text:style-name="P9"/>
      <text:p text:style-name="P9">What type of relationship is this?</text:p>
      <text:p text:style-name="P9"><text:s/>------------ --------------------------------------------------------------------- </text:p>
      <text:p text:style-name="P9"><text:s text:c="2"/>Type <text:s text:c="8"/>Description <text:s text:c="56"/></text:p>
      <text:p text:style-name="P9"/>
      <text:p text:style-name="P9"><text:s/>------------ ---------------------------------------------------------------------</text:p>
      <text:p text:style-name="P9"><text:s text:c="2"/>ManyToOne <text:s text:c="3"/>Each Slider relates to (has) one Article. <text:s text:c="27"/></text:p>
      <text:p text:style-name="P9"><text:s text:c="15"/><text:tab/> <text:s/>Each Article can relate to (can have) many Slider objects</text:p>
      <text:p text:style-name="P9"/>
      <text:p text:style-name="P9"><text:s text:c="2"/>OneToMany <text:s text:c="3"/>Each Slider can relate to (can have) many Article objects. <text:s text:c="10"/></text:p>
      <text:p text:style-name="P9"><text:s text:c="15"/><text:tab/> <text:s text:c="2"/>Each Article relates to (has) one Slider <text:s/></text:p>
      <text:p text:style-name="P9"/>
      <text:p text:style-name="P9"><text:s text:c="2"/>ManyToMany <text:s text:c="2"/>Each Slider can relate to (can have) many Article objects. <text:s text:c="10"/></text:p>
      <text:p text:style-name="P9"><text:soft-page-break/><text:s text:c="15"/><text:tab/> <text:s text:c="2"/>Each Article can also relate to (can also have) many Slider objects</text:p>
      <text:p text:style-name="P9"/>
      <text:p text:style-name="P130"><text:s text:c="2"/>OneToOne <text:s text:c="4"/>Each Slider relates to (has) exactly one Article. <text:s text:c="19"/></text:p>
      <text:p text:style-name="P130"><text:tab/><text:tab/>Each Article also relates to (has) exactly one Slider.</text:p>
      <text:p text:style-name="P9"><text:s/>------------ ---------------------------------------------------------------------</text:p>
      <text:p text:style-name="P9"/>
      <text:p text:style-name="P9"><text:s/>Relation type? [ManyToOne, OneToMany, ManyToMany, OneToOne]:</text:p>
      <text:p text:style-name="P9"><text:s/>&gt; ManyToOne</text:p>
      <text:p text:style-name="P9">ManyToOne</text:p>
      <text:p text:style-name="P9"/>
      <text:p text:style-name="P9"><text:s/>Is the Slider.article property allowed to be null (nullab</text:p>
      <text:p text:style-name="P9">le)? (yes/no) [yes]:</text:p>
      <text:p text:style-name="P9"><text:s/>&gt; no</text:p>
      <text:p text:style-name="P9"/>
      <text:p text:style-name="P9"><text:s/>Do you want to add a new property to Article so that you can access/update </text:p>
      <text:p text:style-name="P9">Slider objects from it - e.g. $article-&gt;getSliders()? (yes/no)</text:p>
      <text:p text:style-name="P9">[yes]:</text:p>
      <text:p text:style-name="P9"><text:s/>&gt; yes</text:p>
      <text:p text:style-name="P9"/>
      <text:p text:style-name="P9"><text:s/>A new property will also be added to the Article class so that you can access the related Slider objects from it.</text:p>
      <text:p text:style-name="P9"/>
      <text:p text:style-name="P9"><text:s/>New field name inside Article [sliders]:</text:p>
      <text:p text:style-name="P9"><text:s/>&gt;</text:p>
      <text:p text:style-name="P9"/>
      <text:p text:style-name="P9"><text:s/>Do you want to activate orphanRemoval on your relationship?</text:p>
      <text:p text:style-name="P9"><text:s/>A Slider is "orphaned" when it is removed from its related Article.</text:p>
      <text:p text:style-name="P9"><text:s/>e.g. $article-&gt;removeSlider($slider)</text:p>
      <text:p text:style-name="P9"/>
      <text:p text:style-name="P9"><text:s/>NOTE: If a Slider may *change* from one Article to another, answer "no".</text:p>
      <text:p text:style-name="P9"/>
      <text:p text:style-name="P9"><text:s/>Do you want to automatically delete orphaned App\Entity\Slider objects (orpha</text:p>
      <text:p text:style-name="P9"><text:soft-page-break/>nRemoval)? (yes/no) [no]:</text:p>
      <text:p text:style-name="P9"><text:s/>&gt; no</text:p>
      <text:p text:style-name="P9"/>
      <text:p text:style-name="P9"><text:s/>updated: src/Entity/Slider.php</text:p>
      <text:p text:style-name="P9"><text:s/>updated: src/Entity/Article.php</text:p>
      <text:p text:style-name="P9"/>
      <text:p text:style-name="P127">Il reste à : </text:p>
      <text:p text:style-name="P127">Générer la migration</text:p>
      <text:p text:style-name="P127">Executer la migration</text:p>
      <text:p text:style-name="P128"><text:span text:style-name="T149">Modifier le formulaire dans SliderType</text:span></text:p>
      <text:p text:style-name="P127">Modifier les templates ‘Show’ et ‘index’ de Slider.</text:p>
      <text:p text:style-name="P9"/>
      <text:p text:style-name="P115"><text:span text:style-name="T39"/></text:p>
      <text:p text:style-name="P46"/>
      <text:p text:style-name="P44"/>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4-05T13:16:38.863000000</dc:date>
    <meta:editing-duration>PT7H47M21S</meta:editing-duration>
    <meta:editing-cycles>62</meta:editing-cycles>
    <meta:document-statistic meta:table-count="0" meta:image-count="0" meta:object-count="0" meta:page-count="20" meta:paragraph-count="563" meta:word-count="3137" meta:character-count="27637" meta:non-whitespace-character-count="21531"/>
  </office:meta>
</office:document-meta>
</file>